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21400000141B6C898090E11FCE9.png" manifest:media-type="image/png"/>
  <manifest:file-entry manifest:full-path="Pictures/100002010000013300000095BA4931677D5718C2.png" manifest:media-type="image/png"/>
  <manifest:file-entry manifest:full-path="Pictures/10000201000000F9000000D79D42F073CC0FE20D.png" manifest:media-type="image/png"/>
  <manifest:file-entry manifest:full-path="Pictures/10000201000000CF000000600C26B6917DBF78B1.png" manifest:media-type="image/png"/>
  <manifest:file-entry manifest:full-path="Pictures/10000201000001330000008E10DDD80E1B8DDBF6.png" manifest:media-type="image/png"/>
  <manifest:file-entry manifest:full-path="Pictures/10000201000000E8000000A34461306123CC9D7A.png" manifest:media-type="image/png"/>
  <manifest:file-entry manifest:full-path="Pictures/100002010000009B0000002C10048196404566AB.png" manifest:media-type="image/png"/>
  <manifest:file-entry manifest:full-path="Pictures/100002010000012A000000D5D2213349ACE7CFA9.png" manifest:media-type="image/png"/>
  <manifest:file-entry manifest:full-path="Pictures/10000201000003660000014BEFFC7091720ECAB2.png" manifest:media-type="image/png"/>
  <manifest:file-entry manifest:full-path="Pictures/100002010000012E000000C7658D58C4069D1611.png" manifest:media-type="image/png"/>
  <manifest:file-entry manifest:full-path="Pictures/1000020100000132000000B2F22C599605CD9040.png" manifest:media-type="image/png"/>
  <manifest:file-entry manifest:full-path="Pictures/100002010000012E00000090BCBA98041E773EE2.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0920000006919A56AE92ACD9818.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1310000009909C2BD72988650F7.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0940000002CDA876262BA16F31E.png" manifest:media-type="image/png"/>
  <manifest:file-entry manifest:full-path="Pictures/100002010000010C0000002E4190F8DF229A3884.png" manifest:media-type="image/png"/>
  <manifest:file-entry manifest:full-path="Pictures/100002010000009D0000002F75495DF71DC26395.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940000006E004CD9003E57579B.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0100000300B7DD033506184973.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11.509cm" style:rel-column-width="6525*"/>
    </style:style>
    <style:style style:name="Tableau17.B" style:family="table-column">
      <style:table-column-properties style:column-width="5.491cm" style:rel-column-width="3113*"/>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Tableau10" style:family="table">
      <style:table-properties style:width="17cm" table:align="margins" style:shadow="none"/>
    </style:style>
    <style:style style:name="Tableau10.A" style:family="table-column">
      <style:table-column-properties style:column-width="8.71cm" style:rel-column-width="4938*"/>
    </style:style>
    <style:style style:name="Tableau10.B" style:family="table-column">
      <style:table-column-properties style:column-width="8.29cm" style:rel-column-width="4700*"/>
    </style:style>
    <style:style style:name="Tableau10.A1" style:family="table-cell">
      <style:table-cell-properties fo:padding="0.199cm" fo:border-left="none" fo:border-right="0.05pt solid #999999" fo:border-top="none" fo:border-bottom="none"/>
    </style:style>
    <style:style style:name="Tableau10.B1" style:family="table-cell">
      <style:table-cell-properties fo:padding="0.199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Tableau24" style:family="table" style:master-page-name="">
      <style:table-properties style:width="17cm" style:page-number="auto" fo:break-before="auto" fo:break-after="auto" table:align="margins" style:shadow="none" fo:keep-with-next="auto" style:may-break-between-rows="true" table:border-model="collapsing"/>
    </style:style>
    <style:style style:name="Tableau24.A" style:family="table-column">
      <style:table-column-properties style:column-width="2.792cm" style:rel-column-width="1583*"/>
    </style:style>
    <style:style style:name="Tableau24.B" style:family="table-column">
      <style:table-column-properties style:column-width="9.202cm" style:rel-column-width="5217*"/>
    </style:style>
    <style:style style:name="Tableau24.C" style:family="table-column">
      <style:table-column-properties style:column-width="5.006cm" style:rel-column-width="2838*"/>
    </style:style>
    <style:style style:name="Tableau24.1" style:family="table-row">
      <style:table-row-properties fo:keep-together="auto"/>
    </style:style>
    <style:style style:name="Tableau24.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4.C1" style:family="table-cell">
      <style:table-cell-properties style:vertical-align="" fo:background-color="#3c8fe2" fo:padding="0.097cm" fo:border="0.05pt solid #3399ff" style:writing-mode="page">
        <style:background-image/>
      </style:table-cell-properties>
    </style:style>
    <style:style style:name="Tableau24.A2" style:family="table-cell">
      <style:table-cell-properties style:vertical-align="" fo:background-color="transparent" fo:padding="0.097cm" fo:border-left="0.05pt solid #999999" fo:border-right="none" fo:border-top="none" fo:border-bottom="0.05pt solid #999999" style:writing-mode="page">
        <style:background-image/>
      </style:table-cell-properties>
    </style:style>
    <style:style style:name="Tableau24.B2" style:family="table-cell">
      <style:table-cell-properties style:vertical-align="" fo:background-color="transparent" fo:padding="0.097cm" fo:border-left="0.05pt solid #999999" fo:border-right="0.05pt solid #999999" fo:border-top="none" fo:border-bottom="0.05pt solid #999999" style:writing-mode="page">
        <style:background-image/>
      </style:table-cell-properties>
    </style:style>
    <style:style style:name="Tableau25" style:family="table" style:master-page-name="">
      <style:table-properties style:width="17cm" style:page-number="auto" fo:break-before="auto" fo:break-after="auto" table:align="margins" style:shadow="none" fo:keep-with-next="auto" style:may-break-between-rows="true" table:border-model="collapsing"/>
    </style:style>
    <style:style style:name="Tableau25.A" style:family="table-column">
      <style:table-column-properties style:column-width="3.198cm" style:rel-column-width="1813*"/>
    </style:style>
    <style:style style:name="Tableau25.B" style:family="table-column">
      <style:table-column-properties style:column-width="9.899cm" style:rel-column-width="5612*"/>
    </style:style>
    <style:style style:name="Tableau25.C" style:family="table-column">
      <style:table-column-properties style:column-width="3.903cm" style:rel-column-width="2213*"/>
    </style:style>
    <style:style style:name="Tableau25.1" style:family="table-row">
      <style:table-row-properties fo:keep-together="auto"/>
    </style:style>
    <style:style style:name="Tableau25.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5.C1" style:family="table-cell">
      <style:table-cell-properties style:vertical-align="" fo:background-color="#3c8fe2" fo:padding="0.097cm" fo:border="0.05pt solid #3399ff" style:writing-mode="page">
        <style:background-image/>
      </style:table-cell-properties>
    </style:style>
    <style:style style:name="Tableau25.A2" style:family="table-cell">
      <style:table-cell-properties style:vertical-align="" fo:background-color="transparent" fo:padding="0.199cm" fo:border-left="0.05pt solid #999999" fo:border-right="none" fo:border-top="none" fo:border-bottom="0.05pt solid #999999" style:writing-mode="page">
        <style:background-image/>
      </style:table-cell-properties>
    </style:style>
    <style:style style:name="Tableau25.B2" style:family="table-cell">
      <style:table-cell-properties style:vertical-align="" fo:background-color="transparent" fo:padding="0.199cm" fo:border-left="0.05pt solid #999999" fo:border-right="0.05pt solid #999999" fo:border-top="none" fo:border-bottom="0.05pt solid #999999" style:writing-mode="page">
        <style:background-image/>
      </style:table-cell-properties>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paragraph-rsid="0244f6f5"/>
    </style:style>
    <style:style style:name="P26" style:family="paragraph" style:parent-style-name="Table_20_Contents">
      <style:paragraph-properties fo:text-align="justify" style:justify-single-word="false"/>
      <style:text-properties officeooo:rsid="00beb81d" officeooo:paragraph-rsid="00beb81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justify" style:justify-single-word="false"/>
      <style:text-properties officeooo:rsid="021a3580" officeooo:paragraph-rsid="021a3580"/>
    </style:style>
    <style:style style:name="P29" style:family="paragraph" style:parent-style-name="Table_20_Contents">
      <style:paragraph-properties fo:text-align="justify" style:justify-single-word="false"/>
      <style:text-properties officeooo:rsid="02271615" officeooo:paragraph-rsid="02271615"/>
    </style:style>
    <style:style style:name="P30" style:family="paragraph" style:parent-style-name="Table_20_Contents">
      <style:paragraph-properties fo:text-align="justify" style:justify-single-word="false"/>
      <style:text-properties officeooo:rsid="02271615" officeooo:paragraph-rsid="023661c2"/>
    </style:style>
    <style:style style:name="P31" style:family="paragraph" style:parent-style-name="Table_20_Contents">
      <style:paragraph-properties fo:text-align="justify" style:justify-single-word="false"/>
      <style:text-properties officeooo:rsid="02286c39" officeooo:paragraph-rsid="023661c2"/>
    </style:style>
    <style:style style:name="P32" style:family="paragraph" style:parent-style-name="Table_20_Contents">
      <style:paragraph-properties fo:text-align="justify" style:justify-single-word="false"/>
      <style:text-properties officeooo:rsid="02297bb0" officeooo:paragraph-rsid="023661c2"/>
    </style:style>
    <style:style style:name="P33" style:family="paragraph" style:parent-style-name="Table_20_Contents">
      <style:paragraph-properties fo:text-align="justify" style:justify-single-word="false"/>
      <style:text-properties officeooo:rsid="0233cd95" officeooo:paragraph-rsid="0233cd95"/>
    </style:style>
    <style:style style:name="P34"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5" style:family="paragraph" style:parent-style-name="Table_20_Contents">
      <style:paragraph-properties fo:text-align="justify" style:justify-single-word="false"/>
      <style:text-properties officeooo:rsid="02489915" officeooo:paragraph-rsid="02489915"/>
    </style:style>
    <style:style style:name="P36"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37" style:family="paragraph" style:parent-style-name="Table_20_Contents">
      <style:paragraph-properties fo:text-align="justify" style:justify-single-word="false"/>
      <style:text-properties fo:font-size="4pt" style:font-size-asian="3.5pt" style:font-size-complex="4pt"/>
    </style:style>
    <style:style style:name="P38" style:family="paragraph" style:parent-style-name="Standard">
      <style:paragraph-properties fo:text-align="center" style:justify-single-word="false"/>
      <style:text-properties officeooo:rsid="001516ff" officeooo:paragraph-rsid="001516ff"/>
    </style:style>
    <style:style style:name="P39" style:family="paragraph" style:parent-style-name="Standard">
      <style:paragraph-properties fo:line-height="150%" fo:text-align="center" style:justify-single-word="false"/>
      <style:text-properties officeooo:rsid="001516ff" officeooo:paragraph-rsid="001516ff"/>
    </style:style>
    <style:style style:name="P40" style:family="paragraph" style:parent-style-name="Standard">
      <style:text-properties officeooo:paragraph-rsid="010936bc"/>
    </style:style>
    <style:style style:name="P41"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42"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43"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44"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45"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46"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47"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48" style:family="paragraph" style:parent-style-name="Standard">
      <style:paragraph-properties fo:text-align="center" style:justify-single-word="false"/>
      <style:text-properties officeooo:rsid="00937cf4" officeooo:paragraph-rsid="00937cf4"/>
    </style:style>
    <style:style style:name="P49" style:family="paragraph" style:parent-style-name="Text_20_body">
      <style:text-properties officeooo:rsid="001516ff" officeooo:paragraph-rsid="004c0cc0"/>
    </style:style>
    <style:style style:name="P5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5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52"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53"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54"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55"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56"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4d9450"/>
    </style:style>
    <style:style style:name="P59" style:family="paragraph" style:parent-style-name="Text_20_body">
      <style:paragraph-properties fo:text-align="justify" style:justify-single-word="false"/>
      <style:text-properties officeooo:paragraph-rsid="01da67db"/>
    </style:style>
    <style:style style:name="P60" style:family="paragraph" style:parent-style-name="Text_20_body">
      <style:paragraph-properties fo:text-align="justify" style:justify-single-word="false"/>
      <style:text-properties officeooo:paragraph-rsid="0230ba86"/>
    </style:style>
    <style:style style:name="P61" style:family="paragraph" style:parent-style-name="Text_20_body">
      <style:paragraph-properties fo:text-align="justify" style:justify-single-word="false"/>
      <style:text-properties officeooo:paragraph-rsid="02489915"/>
    </style:style>
    <style:style style:name="P62" style:family="paragraph" style:parent-style-name="Text_20_body">
      <style:paragraph-properties fo:text-align="justify" style:justify-single-word="false"/>
      <style:text-properties officeooo:paragraph-rsid="02a1ce54"/>
    </style:style>
    <style:style style:name="P63" style:family="paragraph" style:parent-style-name="Text_20_body">
      <style:text-properties officeooo:rsid="0066e5c3" officeooo:paragraph-rsid="0066e5c3"/>
    </style:style>
    <style:style style:name="P64" style:family="paragraph" style:parent-style-name="Text_20_body">
      <style:paragraph-properties fo:text-align="justify" style:justify-single-word="false"/>
      <style:text-properties officeooo:rsid="008ff5d3" officeooo:paragraph-rsid="008ff5d3"/>
    </style:style>
    <style:style style:name="P65" style:family="paragraph" style:parent-style-name="Text_20_body">
      <style:paragraph-properties fo:text-align="justify" style:justify-single-word="false"/>
      <style:text-properties officeooo:rsid="008ff5d3" officeooo:paragraph-rsid="00a28510"/>
    </style:style>
    <style:style style:name="P66" style:family="paragraph" style:parent-style-name="Text_20_body">
      <style:paragraph-properties fo:text-align="justify" style:justify-single-word="false"/>
      <style:text-properties officeooo:rsid="00b71297" officeooo:paragraph-rsid="00b8cd5d"/>
    </style:style>
    <style:style style:name="P67" style:family="paragraph" style:parent-style-name="Text_20_body">
      <style:paragraph-properties fo:text-align="justify" style:justify-single-word="false"/>
      <style:text-properties officeooo:rsid="0094736f" officeooo:paragraph-rsid="00918768"/>
    </style:style>
    <style:style style:name="P68" style:family="paragraph" style:parent-style-name="Text_20_body">
      <style:text-properties officeooo:rsid="007d1113" officeooo:paragraph-rsid="007d1113"/>
    </style:style>
    <style:style style:name="P69" style:family="paragraph" style:parent-style-name="Text_20_body">
      <style:paragraph-properties fo:text-align="justify" style:justify-single-word="false"/>
      <style:text-properties officeooo:rsid="00ddf4dc" officeooo:paragraph-rsid="00ddf4dc"/>
    </style:style>
    <style:style style:name="P70" style:family="paragraph" style:parent-style-name="Text_20_body">
      <style:paragraph-properties fo:text-align="justify" style:justify-single-word="false"/>
      <style:text-properties officeooo:rsid="00ddf4dc" officeooo:paragraph-rsid="00df53fa"/>
    </style:style>
    <style:style style:name="P71" style:family="paragraph" style:parent-style-name="Text_20_body">
      <style:text-properties officeooo:paragraph-rsid="018105a3"/>
    </style:style>
    <style:style style:name="P72" style:family="paragraph" style:parent-style-name="Text_20_body">
      <style:text-properties officeooo:rsid="01b291f0" officeooo:paragraph-rsid="01b291f0"/>
    </style:style>
    <style:style style:name="P73" style:family="paragraph" style:parent-style-name="Text_20_body">
      <style:text-properties fo:font-weight="normal" officeooo:rsid="018105a3" officeooo:paragraph-rsid="018105a3" style:font-weight-asian="normal" style:font-weight-complex="normal"/>
    </style:style>
    <style:style style:name="P74" style:family="paragraph" style:parent-style-name="Text_20_body">
      <style:text-properties fo:font-weight="normal" officeooo:rsid="02297bb0" officeooo:paragraph-rsid="02297bb0" style:font-weight-asian="normal" style:font-weight-complex="normal"/>
    </style:style>
    <style:style style:name="P75"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76" style:family="paragraph" style:parent-style-name="Text_20_body">
      <style:paragraph-properties fo:text-align="justify" style:justify-single-word="false"/>
      <style:text-properties fo:font-weight="normal" officeooo:rsid="024c61f5" officeooo:paragraph-rsid="024c61f5" style:font-weight-asian="normal" style:font-weight-complex="normal"/>
    </style:style>
    <style:style style:name="P77"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78"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79"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80" style:family="paragraph" style:parent-style-name="Text_20_body">
      <style:paragraph-properties fo:text-align="justify" style:justify-single-word="false"/>
      <style:text-properties officeooo:rsid="01bfb428" officeooo:paragraph-rsid="01bfb428"/>
    </style:style>
    <style:style style:name="P81" style:family="paragraph" style:parent-style-name="Text_20_body">
      <style:text-properties officeooo:rsid="01c325ac" officeooo:paragraph-rsid="01c325ac"/>
    </style:style>
    <style:style style:name="P82" style:family="paragraph" style:parent-style-name="Text_20_body">
      <style:text-properties officeooo:paragraph-rsid="01e31ae2"/>
    </style:style>
    <style:style style:name="P83" style:family="paragraph" style:parent-style-name="Text_20_body">
      <style:text-properties officeooo:paragraph-rsid="021429bd"/>
    </style:style>
    <style:style style:name="P84" style:family="paragraph" style:parent-style-name="Text_20_body">
      <style:paragraph-properties fo:text-align="justify" style:justify-single-word="false"/>
      <style:text-properties officeooo:rsid="021b9fbe" officeooo:paragraph-rsid="021b9fbe"/>
    </style:style>
    <style:style style:name="P85" style:family="paragraph" style:parent-style-name="Text_20_body">
      <style:text-properties officeooo:rsid="021d4d8c" officeooo:paragraph-rsid="021d4d8c"/>
    </style:style>
    <style:style style:name="P86" style:family="paragraph" style:parent-style-name="Text_20_body">
      <style:text-properties fo:font-weight="bold" officeooo:rsid="02271615" officeooo:paragraph-rsid="02271615" style:font-weight-asian="bold" style:font-weight-complex="bold"/>
    </style:style>
    <style:style style:name="P87" style:family="paragraph" style:parent-style-name="Text_20_body">
      <style:text-properties fo:font-weight="bold" officeooo:rsid="02297bb0" officeooo:paragraph-rsid="02297bb0" style:font-weight-asian="bold" style:font-weight-complex="bold"/>
    </style:style>
    <style:style style:name="P88"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89"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90"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91"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92" style:family="paragraph" style:parent-style-name="Text_20_body">
      <style:paragraph-properties fo:text-align="justify" style:justify-single-word="false"/>
      <style:text-properties fo:font-weight="bold" officeooo:rsid="026afe1c" officeooo:paragraph-rsid="02d86688" style:font-weight-asian="bold" style:font-weight-complex="bold"/>
    </style:style>
    <style:style style:name="P93" style:family="paragraph" style:parent-style-name="Text_20_body">
      <style:text-properties officeooo:rsid="02271615" officeooo:paragraph-rsid="02271615"/>
    </style:style>
    <style:style style:name="P94" style:family="paragraph" style:parent-style-name="Text_20_body">
      <style:paragraph-properties fo:text-align="justify" style:justify-single-word="false"/>
      <style:text-properties officeooo:rsid="022f4b9a" officeooo:paragraph-rsid="022f4b9a"/>
    </style:style>
    <style:style style:name="P95" style:family="paragraph" style:parent-style-name="Text_20_body">
      <style:paragraph-properties fo:text-align="justify" style:justify-single-word="false"/>
      <style:text-properties officeooo:rsid="023dccbb" officeooo:paragraph-rsid="023dccbb"/>
    </style:style>
    <style:style style:name="P96" style:family="paragraph" style:parent-style-name="Text_20_body">
      <style:paragraph-properties fo:text-align="justify" style:justify-single-word="false"/>
      <style:text-properties officeooo:rsid="02422983" officeooo:paragraph-rsid="02422983"/>
    </style:style>
    <style:style style:name="P97" style:family="paragraph" style:parent-style-name="Text_20_body">
      <style:text-properties officeooo:rsid="00fdf663" officeooo:paragraph-rsid="0275e44e"/>
    </style:style>
    <style:style style:name="P98" style:family="paragraph" style:parent-style-name="Text_20_body">
      <style:paragraph-properties fo:text-align="justify" style:justify-single-word="false"/>
      <style:text-properties officeooo:rsid="00fdf663" officeooo:paragraph-rsid="00fdf663"/>
    </style:style>
    <style:style style:name="P99" style:family="paragraph" style:parent-style-name="Text_20_body">
      <style:text-properties officeooo:paragraph-rsid="029ac843"/>
    </style:style>
    <style:style style:name="P100" style:family="paragraph" style:parent-style-name="Text_20_body">
      <style:text-properties officeooo:paragraph-rsid="02a1ce54"/>
    </style:style>
    <style:style style:name="P101" style:family="paragraph" style:parent-style-name="Text_20_body">
      <style:paragraph-properties fo:text-align="justify" style:justify-single-word="false"/>
      <style:text-properties officeooo:rsid="02489915" officeooo:paragraph-rsid="02489915"/>
    </style:style>
    <style:style style:name="P102" style:family="paragraph" style:parent-style-name="Text_20_body">
      <style:paragraph-properties fo:text-align="justify" style:justify-single-word="false"/>
      <style:text-properties officeooo:rsid="024d4642"/>
    </style:style>
    <style:style style:name="P103" style:family="paragraph" style:parent-style-name="Text_20_body">
      <style:paragraph-properties style:writing-mode="lr-tb"/>
    </style:style>
    <style:style style:name="P104" style:family="paragraph" style:parent-style-name="Text_20_body">
      <style:paragraph-properties fo:text-align="justify" style:justify-single-word="false" style:writing-mode="lr-tb"/>
      <style:text-properties officeooo:rsid="00986d4f" officeooo:paragraph-rsid="00986d4f"/>
    </style:style>
    <style:style style:name="P105" style:family="paragraph" style:parent-style-name="Text_20_body">
      <style:paragraph-properties fo:text-align="justify" style:justify-single-word="false" style:writing-mode="lr-tb"/>
      <style:text-properties officeooo:rsid="009d4e5b" officeooo:paragraph-rsid="009d4e5b"/>
    </style:style>
    <style:style style:name="P106" style:family="paragraph" style:parent-style-name="Text_20_body">
      <style:paragraph-properties fo:text-align="justify" style:justify-single-word="false" style:writing-mode="lr-tb"/>
      <style:text-properties officeooo:rsid="009e833b" officeooo:paragraph-rsid="009e833b"/>
    </style:style>
    <style:style style:name="P107" style:family="paragraph" style:parent-style-name="Text_20_body">
      <style:paragraph-properties fo:text-align="justify" style:justify-single-word="false" style:writing-mode="lr-tb"/>
      <style:text-properties officeooo:rsid="00ddf4dc" officeooo:paragraph-rsid="00ddf4dc"/>
    </style:style>
    <style:style style:name="P108" style:family="paragraph" style:parent-style-name="Text_20_body">
      <style:paragraph-properties fo:text-align="justify" style:justify-single-word="false" style:writing-mode="lr-tb"/>
      <style:text-properties officeooo:rsid="00ddf4dc" officeooo:paragraph-rsid="00de32e8"/>
    </style:style>
    <style:style style:name="P109" style:family="paragraph" style:parent-style-name="Text_20_body">
      <style:paragraph-properties fo:text-align="justify" style:justify-single-word="false" style:writing-mode="lr-tb"/>
      <style:text-properties officeooo:rsid="00ddf4dc" officeooo:paragraph-rsid="00deaa8a"/>
    </style:style>
    <style:style style:name="P110" style:family="paragraph" style:parent-style-name="Text_20_body">
      <style:paragraph-properties fo:text-align="justify" style:justify-single-word="false" style:writing-mode="lr-tb"/>
      <style:text-properties officeooo:rsid="00ddf4dc" officeooo:paragraph-rsid="00e03d7d"/>
    </style:style>
    <style:style style:name="P111" style:family="paragraph" style:parent-style-name="Text_20_body">
      <style:paragraph-properties fo:text-align="justify" style:justify-single-word="false" style:writing-mode="lr-tb"/>
      <style:text-properties officeooo:rsid="00ddf4dc" officeooo:paragraph-rsid="00e9c184"/>
    </style:style>
    <style:style style:name="P112" style:family="paragraph" style:parent-style-name="Text_20_body">
      <style:paragraph-properties fo:text-align="justify" style:justify-single-word="false" style:writing-mode="lr-tb"/>
      <style:text-properties officeooo:rsid="00ddf4dc" officeooo:paragraph-rsid="00df53fa"/>
    </style:style>
    <style:style style:name="P113" style:family="paragraph" style:parent-style-name="Text_20_body">
      <style:paragraph-properties fo:text-align="justify" style:justify-single-word="false" style:writing-mode="lr-tb"/>
      <style:text-properties officeooo:rsid="00e1af24" officeooo:paragraph-rsid="00e9c184"/>
    </style:style>
    <style:style style:name="P114" style:family="paragraph" style:parent-style-name="Text_20_body">
      <style:paragraph-properties fo:text-align="justify" style:justify-single-word="false" style:writing-mode="lr-tb"/>
      <style:text-properties officeooo:rsid="00e1af24" officeooo:paragraph-rsid="00eb7cda"/>
    </style:style>
    <style:style style:name="P115" style:family="paragraph" style:parent-style-name="Text_20_body">
      <style:paragraph-properties fo:text-align="justify" style:justify-single-word="false" style:writing-mode="lr-tb"/>
      <style:text-properties officeooo:rsid="00e1af24" officeooo:paragraph-rsid="00eff681"/>
    </style:style>
    <style:style style:name="P116" style:family="paragraph" style:parent-style-name="Text_20_body">
      <style:paragraph-properties fo:text-align="justify" style:justify-single-word="false" style:writing-mode="lr-tb"/>
      <style:text-properties officeooo:rsid="00e1af24" officeooo:paragraph-rsid="00f1d0e2"/>
    </style:style>
    <style:style style:name="P117" style:family="paragraph" style:parent-style-name="Text_20_body">
      <style:paragraph-properties fo:text-align="justify" style:justify-single-word="false" style:writing-mode="lr-tb"/>
      <style:text-properties officeooo:rsid="00e1af24" officeooo:paragraph-rsid="00f340ac"/>
    </style:style>
    <style:style style:name="P118" style:family="paragraph" style:parent-style-name="Text_20_body">
      <style:paragraph-properties fo:text-align="justify" style:justify-single-word="false" style:writing-mode="lr-tb"/>
      <style:text-properties officeooo:rsid="00e1af24" officeooo:paragraph-rsid="00f4cb25"/>
    </style:style>
    <style:style style:name="P119" style:family="paragraph" style:parent-style-name="Text_20_body">
      <style:paragraph-properties style:writing-mode="lr-tb"/>
      <style:text-properties officeooo:rsid="00f1d0e2" officeooo:paragraph-rsid="00f1d0e2"/>
    </style:style>
    <style:style style:name="P120" style:family="paragraph" style:parent-style-name="Text_20_body">
      <style:paragraph-properties fo:text-align="justify" style:justify-single-word="false" style:writing-mode="lr-tb"/>
      <style:text-properties officeooo:rsid="012810e4" officeooo:paragraph-rsid="01659f6a"/>
    </style:style>
    <style:style style:name="P121" style:family="paragraph" style:parent-style-name="Text_20_body">
      <style:paragraph-properties fo:text-align="justify" style:justify-single-word="false" style:writing-mode="lr-tb"/>
      <style:text-properties officeooo:rsid="012810e4" officeooo:paragraph-rsid="012810e4"/>
    </style:style>
    <style:style style:name="P122" style:family="paragraph" style:parent-style-name="Text_20_body">
      <style:paragraph-properties fo:text-align="justify" style:justify-single-word="false" style:writing-mode="lr-tb"/>
      <style:text-properties officeooo:rsid="01672018" officeooo:paragraph-rsid="01702f66"/>
    </style:style>
    <style:style style:name="P123" style:family="paragraph" style:parent-style-name="Text_20_body">
      <style:paragraph-properties fo:text-align="justify" style:justify-single-word="false" style:writing-mode="lr-tb"/>
      <style:text-properties officeooo:rsid="01672018" officeooo:paragraph-rsid="0173ca37"/>
    </style:style>
    <style:style style:name="P124" style:family="paragraph" style:parent-style-name="Text_20_body">
      <style:paragraph-properties fo:text-align="justify" style:justify-single-word="false" style:writing-mode="lr-tb"/>
      <style:text-properties officeooo:rsid="01672018" officeooo:paragraph-rsid="017782be"/>
    </style:style>
    <style:style style:name="P125" style:family="paragraph" style:parent-style-name="Text_20_body">
      <style:paragraph-properties fo:text-align="justify" style:justify-single-word="false" style:writing-mode="lr-tb"/>
      <style:text-properties officeooo:rsid="00794774" officeooo:paragraph-rsid="00e1af24"/>
    </style:style>
    <style:style style:name="P126" style:family="paragraph" style:parent-style-name="Text_20_body">
      <style:paragraph-properties style:writing-mode="lr-tb"/>
      <style:text-properties officeooo:rsid="018d4cde" officeooo:paragraph-rsid="018d4cde"/>
    </style:style>
    <style:style style:name="P127" style:family="paragraph" style:parent-style-name="Text_20_body">
      <style:paragraph-properties fo:text-align="justify" style:justify-single-word="false" style:writing-mode="lr-tb"/>
      <style:text-properties officeooo:rsid="01adf790" officeooo:paragraph-rsid="01b0bed8"/>
    </style:style>
    <style:style style:name="P128"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29" style:family="paragraph" style:parent-style-name="Text_20_body">
      <style:paragraph-properties fo:text-align="justify" style:justify-single-word="false" style:writing-mode="lr-tb"/>
    </style:style>
    <style:style style:name="P130" style:family="paragraph" style:parent-style-name="Text_20_body">
      <style:paragraph-properties fo:text-align="justify" style:justify-single-word="false" style:writing-mode="lr-tb"/>
      <style:text-properties officeooo:paragraph-rsid="01da67db"/>
    </style:style>
    <style:style style:name="P131" style:family="paragraph" style:parent-style-name="Text_20_body">
      <style:paragraph-properties fo:text-align="justify" style:justify-single-word="false" style:writing-mode="lr-tb"/>
      <style:text-properties officeooo:paragraph-rsid="020dbcb3"/>
    </style:style>
    <style:style style:name="P132" style:family="paragraph" style:parent-style-name="Text_20_body">
      <style:paragraph-properties fo:text-align="justify" style:justify-single-word="false" style:writing-mode="lr-tb"/>
      <style:text-properties officeooo:paragraph-rsid="025275fe"/>
    </style:style>
    <style:style style:name="P133" style:family="paragraph" style:parent-style-name="Text_20_body">
      <style:paragraph-properties fo:text-align="justify" style:justify-single-word="false" style:writing-mode="lr-tb"/>
      <style:text-properties officeooo:paragraph-rsid="02791481"/>
    </style:style>
    <style:style style:name="P134" style:family="paragraph" style:parent-style-name="Text_20_body">
      <style:paragraph-properties fo:text-align="justify" style:justify-single-word="false" style:writing-mode="lr-tb"/>
      <style:text-properties officeooo:paragraph-rsid="028c3b6f"/>
    </style:style>
    <style:style style:name="P135" style:family="paragraph" style:parent-style-name="Text_20_body">
      <style:paragraph-properties fo:text-align="justify" style:justify-single-word="false" style:writing-mode="lr-tb"/>
      <style:text-properties officeooo:paragraph-rsid="029e67f8"/>
    </style:style>
    <style:style style:name="P136" style:family="paragraph" style:parent-style-name="Text_20_body">
      <style:paragraph-properties fo:text-align="justify" style:justify-single-word="false" style:writing-mode="lr-tb"/>
      <style:text-properties officeooo:paragraph-rsid="02a8edd3"/>
    </style:style>
    <style:style style:name="P137"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38"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39"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40"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41"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42"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43"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144"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145"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146" style:family="paragraph" style:parent-style-name="Text_20_body">
      <style:paragraph-properties style:writing-mode="lr-tb"/>
      <style:text-properties officeooo:rsid="01c427d2" officeooo:paragraph-rsid="01c427d2"/>
    </style:style>
    <style:style style:name="P147" style:family="paragraph" style:parent-style-name="Text_20_body">
      <style:paragraph-properties style:writing-mode="lr-tb"/>
      <style:text-properties officeooo:paragraph-rsid="01e31ae2"/>
    </style:style>
    <style:style style:name="P148" style:family="paragraph" style:parent-style-name="Text_20_body">
      <style:paragraph-properties style:writing-mode="lr-tb"/>
      <style:text-properties officeooo:rsid="01f28640" officeooo:paragraph-rsid="01f28640"/>
    </style:style>
    <style:style style:name="P149" style:family="paragraph" style:parent-style-name="Text_20_body">
      <style:paragraph-properties fo:text-align="justify" style:justify-single-word="false" style:writing-mode="lr-tb"/>
      <style:text-properties officeooo:rsid="023dccbb" officeooo:paragraph-rsid="023dccbb"/>
    </style:style>
    <style:style style:name="P150" style:family="paragraph" style:parent-style-name="Text_20_body">
      <style:paragraph-properties fo:text-align="justify" style:justify-single-word="false" style:writing-mode="lr-tb"/>
      <style:text-properties officeooo:rsid="025007d9" officeooo:paragraph-rsid="025007d9"/>
    </style:style>
    <style:style style:name="P151" style:family="paragraph" style:parent-style-name="Text_20_body">
      <style:paragraph-properties fo:text-align="justify" style:justify-single-word="false" style:writing-mode="lr-tb"/>
      <style:text-properties officeooo:rsid="0257ced2" officeooo:paragraph-rsid="0257ced2"/>
    </style:style>
    <style:style style:name="P152" style:family="paragraph" style:parent-style-name="Text_20_body">
      <style:paragraph-properties style:writing-mode="lr-tb"/>
      <style:text-properties officeooo:rsid="02632191" officeooo:paragraph-rsid="02632191"/>
    </style:style>
    <style:style style:name="P153" style:family="paragraph" style:parent-style-name="Text_20_body">
      <style:paragraph-properties style:writing-mode="lr-tb"/>
      <style:text-properties officeooo:rsid="02632191" officeooo:paragraph-rsid="02636793"/>
    </style:style>
    <style:style style:name="P154" style:family="paragraph" style:parent-style-name="Text_20_body">
      <style:paragraph-properties fo:text-align="center" style:justify-single-word="false" style:writing-mode="lr-tb"/>
      <style:text-properties officeooo:rsid="02803913" officeooo:paragraph-rsid="02803913"/>
    </style:style>
    <style:style style:name="P155" style:family="paragraph" style:parent-style-name="Text_20_body">
      <style:paragraph-properties fo:text-align="justify" style:justify-single-word="false" style:writing-mode="lr-tb"/>
      <style:text-properties officeooo:rsid="00fdf663" officeooo:paragraph-rsid="00fdf663"/>
    </style:style>
    <style:style style:name="P156" style:family="paragraph" style:parent-style-name="Text_20_body">
      <style:paragraph-properties fo:text-align="justify" style:justify-single-word="false" style:writing-mode="lr-tb"/>
      <style:text-properties officeooo:rsid="00b8cd5d" officeooo:paragraph-rsid="00b8cd5d"/>
    </style:style>
    <style:style style:name="P157" style:family="paragraph" style:parent-style-name="Text_20_body">
      <style:paragraph-properties fo:text-align="justify" style:justify-single-word="false" style:writing-mode="lr-tb"/>
      <style:text-properties officeooo:rsid="024f7df7" officeooo:paragraph-rsid="025275fe"/>
    </style:style>
    <style:style style:name="P158" style:family="paragraph" style:parent-style-name="Text_20_body">
      <style:paragraph-properties fo:text-align="justify" style:justify-single-word="false" style:writing-mode="lr-tb"/>
      <style:text-properties officeooo:rsid="0277a749" officeooo:paragraph-rsid="027b0d59"/>
    </style:style>
    <style:style style:name="P159" style:family="paragraph" style:parent-style-name="Text_20_body">
      <style:paragraph-properties fo:text-align="justify" style:justify-single-word="false" style:writing-mode="lr-tb"/>
      <style:text-properties officeooo:rsid="02a1ce54" officeooo:paragraph-rsid="02a507fb"/>
    </style:style>
    <style:style style:name="P160" style:family="paragraph" style:parent-style-name="Text_20_body">
      <style:paragraph-properties fo:text-align="justify" style:justify-single-word="false" style:writing-mode="lr-tb"/>
      <style:text-properties officeooo:rsid="02a1ce54" officeooo:paragraph-rsid="02a8edd3"/>
    </style:style>
    <style:style style:name="P161" style:family="paragraph" style:parent-style-name="Text_20_body">
      <style:paragraph-properties fo:text-align="justify" style:justify-single-word="false" style:writing-mode="lr-tb"/>
      <style:text-properties officeooo:rsid="0267e1e1" officeooo:paragraph-rsid="0267e1e1"/>
    </style:style>
    <style:style style:name="P162" style:family="paragraph" style:parent-style-name="Text_20_body">
      <style:paragraph-properties fo:text-align="justify" style:justify-single-word="false" style:writing-mode="lr-tb"/>
      <style:text-properties officeooo:rsid="02d48ae2" officeooo:paragraph-rsid="02d48ae2"/>
    </style:style>
    <style:style style:name="P163" style:family="paragraph" style:parent-style-name="Table_20_Contents">
      <style:paragraph-properties fo:text-align="justify" style:justify-single-word="false" style:writing-mode="lr-tb"/>
      <style:text-properties officeooo:rsid="00bddbf9" officeooo:paragraph-rsid="00bddbf9"/>
    </style:style>
    <style:style style:name="P164" style:family="paragraph" style:parent-style-name="Table_20_Contents">
      <style:paragraph-properties fo:text-align="justify" style:justify-single-word="false" style:writing-mode="lr-tb"/>
      <style:text-properties officeooo:rsid="00beb81d" officeooo:paragraph-rsid="00beb81d"/>
    </style:style>
    <style:style style:name="P165" style:family="paragraph" style:parent-style-name="Table_20_Contents">
      <style:paragraph-properties fo:text-align="justify" style:justify-single-word="false" style:writing-mode="lr-tb"/>
      <style:text-properties officeooo:rsid="00bf7f9d" officeooo:paragraph-rsid="00bf7f9d"/>
    </style:style>
    <style:style style:name="P166" style:family="paragraph" style:parent-style-name="Table_20_Contents">
      <style:paragraph-properties fo:text-align="justify" style:justify-single-word="false" style:writing-mode="lr-tb"/>
      <style:text-properties officeooo:rsid="00bf7f9d" officeooo:paragraph-rsid="00c838ed"/>
    </style:style>
    <style:style style:name="P167" style:family="paragraph" style:parent-style-name="Table_20_Contents">
      <style:paragraph-properties fo:text-align="justify" style:justify-single-word="false" style:writing-mode="lr-tb"/>
    </style:style>
    <style:style style:name="P168" style:family="paragraph" style:parent-style-name="Table_20_Contents">
      <style:paragraph-properties fo:text-align="justify" style:justify-single-word="false" style:writing-mode="lr-tb"/>
      <style:text-properties officeooo:rsid="00d3a469" officeooo:paragraph-rsid="00d3a469"/>
    </style:style>
    <style:style style:name="P169"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170"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171"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172" style:family="paragraph" style:parent-style-name="Table_20_Contents">
      <style:paragraph-properties fo:text-align="center" style:justify-single-word="false" style:writing-mode="lr-tb"/>
      <style:text-properties fo:font-style="italic" style:font-style-asian="italic" style:font-style-complex="italic"/>
    </style:style>
    <style:style style:name="P173" style:family="paragraph" style:parent-style-name="Table_20_Contents">
      <style:paragraph-properties fo:text-align="start" style:justify-single-word="false" style:writing-mode="lr-tb"/>
    </style:style>
    <style:style style:name="P174" style:family="paragraph" style:parent-style-name="Table_20_Contents">
      <style:paragraph-properties fo:text-align="justify" style:justify-single-word="false" style:writing-mode="lr-tb"/>
      <style:text-properties officeooo:rsid="02186894" officeooo:paragraph-rsid="02186894"/>
    </style:style>
    <style:style style:name="P175" style:family="paragraph" style:parent-style-name="Heading_20_3">
      <style:paragraph-properties style:writing-mode="lr-tb"/>
    </style:style>
    <style:style style:name="P176"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177" style:family="paragraph" style:parent-style-name="Text_20_body">
      <style:paragraph-properties fo:margin-top="0cm" fo:margin-bottom="0cm" loext:contextual-spacing="false" fo:text-align="justify" style:justify-single-word="false"/>
    </style:style>
    <style:style style:name="P178" style:family="paragraph" style:parent-style-name="Text_20_body">
      <style:paragraph-properties fo:margin-top="0cm" fo:margin-bottom="0.3cm" loext:contextual-spacing="false" fo:text-align="justify" style:justify-single-word="false"/>
    </style:style>
    <style:style style:name="P179" style:family="paragraph" style:parent-style-name="Heading_20_3">
      <style:text-properties fo:font-weight="bold" style:font-weight-asian="bold" style:font-weight-complex="bold"/>
    </style:style>
    <style:style style:name="P180" style:family="paragraph" style:parent-style-name="Heading_20_3">
      <style:paragraph-properties fo:break-before="page"/>
    </style:style>
    <style:style style:name="P181"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182" style:family="paragraph" style:parent-style-name="Text_20_body">
      <style:paragraph-properties fo:text-align="justify" style:justify-single-word="false" fo:break-before="page" style:writing-mode="lr-tb"/>
      <style:text-properties officeooo:paragraph-rsid="01da67db"/>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6.501cm" style:type="right" style:leader-style="dotted" style:leader-text="."/>
        </style:tab-stops>
      </style:paragraph-properties>
    </style:style>
    <style:style style:name="P185" style:family="paragraph" style:parent-style-name="Contents_20_3">
      <style:paragraph-properties>
        <style:tab-stops>
          <style:tab-stop style:position="16.002cm" style:type="right" style:leader-style="dotted" style:leader-text="."/>
        </style:tab-stops>
      </style:paragraph-properties>
    </style:style>
    <style:style style:name="P186" style:family="paragraph" style:parent-style-name="Heading_20_2">
      <style:paragraph-properties fo:text-align="justify" style:justify-single-word="false"/>
    </style:style>
    <style:style style:name="P187" style:family="paragraph" style:parent-style-name="Heading_20_2">
      <style:text-properties officeooo:paragraph-rsid="01e31ae2"/>
    </style:style>
    <style:style style:name="P188" style:family="paragraph" style:parent-style-name="Heading_20_2">
      <style:text-properties officeooo:paragraph-rsid="01da67db"/>
    </style:style>
    <style:style style:name="P189" style:family="paragraph" style:parent-style-name="Heading_20_2">
      <style:paragraph-properties fo:break-before="page"/>
    </style:style>
    <style:style style:name="P190"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91" style:family="paragraph" style:parent-style-name="Heading_20_1" style:master-page-name="Page_20_présentation_20_entreprise">
      <style:paragraph-properties style:page-number="auto"/>
    </style:style>
    <style:style style:name="P192" style:family="paragraph" style:parent-style-name="Heading_20_1" style:master-page-name="Page_20_présentation_20_env_20_travail">
      <style:paragraph-properties style:page-number="auto"/>
      <style:text-properties officeooo:rsid="006f78f7" officeooo:paragraph-rsid="006f78f7"/>
    </style:style>
    <style:style style:name="P193" style:family="paragraph" style:parent-style-name="Heading_20_1" style:master-page-name="Page_20_travail_20_effectué">
      <style:paragraph-properties style:page-number="auto"/>
    </style:style>
    <style:style style:name="P194" style:family="paragraph" style:parent-style-name="Heading_20_1" style:master-page-name="Page_20_conclusion">
      <style:paragraph-properties style:page-number="auto"/>
    </style:style>
    <style:style style:name="P195" style:family="paragraph" style:parent-style-name="Heading_20_1" style:master-page-name="Page_20_glossaire">
      <style:paragraph-properties style:page-number="auto"/>
    </style:style>
    <style:style style:name="P196" style:family="paragraph" style:parent-style-name="Heading_20_1" style:master-page-name="Page_20_bibliographie">
      <style:paragraph-properties style:page-number="auto"/>
    </style:style>
    <style:style style:name="P197" style:family="paragraph" style:parent-style-name="Heading_20_1" style:master-page-name="Page_20_annexe">
      <style:paragraph-properties style:page-number="auto"/>
    </style:style>
    <style:style style:name="P198"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loext:graphic-properties draw:fill="none" draw:fill-color="#ffffff" draw:opacity="100%"/>
      <style:paragraph-properties fo:text-align="center" style:justify-single-word="false" fo:background-color="transparent"/>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187bd" officeooo:paragraph-rsid="02f187bd"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be751" officeooo:paragraph-rsid="030be751"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dc67c"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f602d" officeooo:paragraph-rsid="030f602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21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6pt" fo:font-style="normal" fo:text-shadow="none" style:text-underline-style="none" fo:font-weight="normal" style:font-size-asian="5.25pt" style:font-style-asian="normal" style:font-weight-asian="normal" style:font-size-complex="6pt" style:font-style-complex="normal" style:font-weight-complex="normal" style:text-overline-style="none" style:text-overline-color="font-color"/>
    </style:style>
    <style:style style:name="P211" style:family="paragraph" style:parent-style-name="Text_20_body" style:master-page-name="Standard">
      <style:paragraph-properties style:page-number="auto"/>
      <style:text-properties officeooo:rsid="001516ff" officeooo:paragraph-rsid="004c0cc0"/>
    </style:style>
    <style:style style:name="P212"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213" style:family="paragraph" style:parent-style-name="Text_20_body" style:master-page-name="Standard">
      <style:paragraph-properties style:page-number="auto"/>
      <style:text-properties officeooo:rsid="0066e5c3" officeooo:paragraph-rsid="0066e5c3"/>
    </style:style>
    <style:style style:name="P214" style:family="paragraph" style:parent-style-name="Text_20_body" style:master-page-name="Standard">
      <style:paragraph-properties fo:text-align="justify" style:justify-single-word="false" style:page-number="auto"/>
    </style:style>
    <style:style style:name="P215" style:family="paragraph" style:parent-style-name="Text_20_body" style:master-page-name="Standard">
      <style:paragraph-properties style:page-number="auto"/>
      <style:text-properties officeooo:rsid="00784b6a" officeooo:paragraph-rsid="00784b6a"/>
    </style:style>
    <style:style style:name="P216" style:family="paragraph" style:parent-style-name="Text_20_body" style:master-page-name="Standard">
      <style:paragraph-properties style:page-number="auto"/>
      <style:text-properties officeooo:rsid="007d1113" officeooo:paragraph-rsid="007d1113"/>
    </style:style>
    <style:style style:name="P217" style:family="paragraph" style:parent-style-name="Text_20_body" style:master-page-name="Page_20_table_20_des_20_matières">
      <style:paragraph-properties style:page-number="auto"/>
      <style:text-properties fo:font-size="2pt" style:font-size-asian="1.75pt" style:font-size-complex="2pt"/>
    </style:style>
    <style:style style:name="P218" style:family="paragraph" style:parent-style-name="Text_20_body" style:list-style-name="L2">
      <style:paragraph-properties fo:text-align="justify" style:justify-single-word="false"/>
      <style:text-properties officeooo:rsid="0094736f" officeooo:paragraph-rsid="0094736f"/>
    </style:style>
    <style:style style:name="P219" style:family="paragraph" style:parent-style-name="Text_20_body" style:list-style-name="L2">
      <style:paragraph-properties fo:text-align="justify" style:justify-single-word="false"/>
      <style:text-properties officeooo:rsid="00ad3983" officeooo:paragraph-rsid="0094736f"/>
    </style:style>
    <style:style style:name="P220" style:family="paragraph" style:parent-style-name="Text_20_body">
      <style:paragraph-properties fo:text-align="justify" style:justify-single-word="false"/>
    </style:style>
    <style:style style:name="P221" style:family="paragraph" style:parent-style-name="Text_20_body" style:list-style-name="L5">
      <style:paragraph-properties fo:text-align="justify" style:justify-single-word="false"/>
    </style:style>
    <style:style style:name="P222" style:family="paragraph" style:parent-style-name="Text_20_body" style:list-style-name="L11">
      <style:paragraph-properties fo:text-align="justify" style:justify-single-word="false"/>
      <style:text-properties officeooo:paragraph-rsid="02d86688"/>
    </style:style>
    <style:style style:name="P223" style:family="paragraph" style:parent-style-name="Text_20_body">
      <style:paragraph-properties fo:text-align="justify" style:justify-single-word="false"/>
      <style:text-properties officeooo:paragraph-rsid="026c8069"/>
    </style:style>
    <style:style style:name="P224" style:family="paragraph" style:parent-style-name="Text_20_body">
      <style:paragraph-properties fo:text-align="justify" style:justify-single-word="false"/>
      <style:text-properties fo:font-weight="normal" officeooo:rsid="02d5201b" officeooo:paragraph-rsid="026afe1c" style:font-weight-asian="normal" style:font-weight-complex="normal"/>
    </style:style>
    <style:style style:name="P225" style:family="paragraph" style:parent-style-name="Text_20_body">
      <style:paragraph-properties fo:text-align="justify" style:justify-single-word="false"/>
      <style:text-properties fo:font-weight="normal" officeooo:rsid="026afe1c" officeooo:paragraph-rsid="026afe1c" style:font-weight-asian="normal" style:font-weight-complex="normal"/>
    </style:style>
    <style:style style:name="P226" style:family="paragraph" style:parent-style-name="Text_20_body">
      <style:paragraph-properties fo:text-align="justify" style:justify-single-word="false"/>
      <style:text-properties fo:font-weight="normal" officeooo:rsid="026afe1c" officeooo:paragraph-rsid="02d86688" style:font-weight-asian="normal" style:font-weight-complex="normal"/>
    </style:style>
    <style:style style:name="P227" style:family="paragraph" style:parent-style-name="Text_20_body" style:list-style-name="L11">
      <style:paragraph-properties fo:text-align="justify" style:justify-single-word="false"/>
      <style:text-properties fo:font-weight="normal" officeooo:rsid="02d8ff74" officeooo:paragraph-rsid="02d8ff74" style:font-weight-asian="normal" style:font-weight-complex="normal"/>
    </style:style>
    <style:style style:name="P228"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229" style:family="paragraph" style:parent-style-name="Text_20_body">
      <style:paragraph-properties fo:text-align="justify" style:justify-single-word="false"/>
      <style:text-properties fo:font-weight="normal" officeooo:rsid="02d6c001" officeooo:paragraph-rsid="02d6c001" style:font-weight-asian="normal" style:font-weight-complex="normal"/>
    </style:style>
    <style:style style:name="P230" style:family="paragraph" style:parent-style-name="Text_20_body">
      <style:paragraph-properties fo:text-align="justify" style:justify-single-word="false"/>
      <style:text-properties fo:font-weight="normal" officeooo:rsid="02e83e6c" officeooo:paragraph-rsid="02e83e6c" style:font-weight-asian="normal" style:font-weight-complex="normal"/>
    </style:style>
    <style:style style:name="P231" style:family="paragraph" style:parent-style-name="Text_20_body">
      <style:paragraph-properties fo:text-align="justify" style:justify-single-word="false"/>
      <style:text-properties fo:font-weight="normal" officeooo:rsid="026c8069" officeooo:paragraph-rsid="026afe1c" style:font-weight-asian="normal" style:font-weight-complex="normal"/>
    </style:style>
    <style:style style:name="P232" style:family="paragraph" style:parent-style-name="Text_20_body">
      <style:paragraph-properties fo:text-align="justify" style:justify-single-word="false"/>
      <style:text-properties fo:font-weight="normal" officeooo:rsid="02f8f423" officeooo:paragraph-rsid="02f8f423" style:font-weight-asian="normal" style:font-weight-complex="normal"/>
    </style:style>
    <style:style style:name="P233" style:family="paragraph" style:parent-style-name="Text_20_body">
      <style:paragraph-properties fo:text-align="justify" style:justify-single-word="false"/>
      <style:text-properties fo:font-weight="normal" officeooo:rsid="02fb9191" officeooo:paragraph-rsid="02fb9191" style:font-weight-asian="normal" style:font-weight-complex="normal"/>
    </style:style>
    <style:style style:name="P234" style:family="paragraph" style:parent-style-name="Text_20_body">
      <style:paragraph-properties fo:text-align="center" style:justify-single-word="false"/>
      <style:text-properties fo:font-style="italic" fo:font-weight="normal" officeooo:rsid="02d6c001" officeooo:paragraph-rsid="02d6c001" style:font-style-asian="italic" style:font-weight-asian="normal" style:font-style-complex="italic" style:font-weight-complex="normal"/>
    </style:style>
    <style:style style:name="P235" style:family="paragraph" style:parent-style-name="Text_20_body" style:list-style-name="L11">
      <style:paragraph-properties fo:text-align="justify" style:justify-single-word="false"/>
      <style:text-properties officeooo:rsid="02d8ff74" officeooo:paragraph-rsid="02d8ff74"/>
    </style:style>
    <style:style style:name="P236" style:family="paragraph" style:parent-style-name="Text_20_body" style:list-style-name="L12">
      <style:text-properties officeooo:rsid="007c9ddc" officeooo:paragraph-rsid="007c9ddc"/>
    </style:style>
    <style:style style:name="P237" style:family="paragraph" style:parent-style-name="Text_20_body" style:list-style-name="L12">
      <style:text-properties officeooo:rsid="007d1113" officeooo:paragraph-rsid="007d1113"/>
    </style:style>
    <style:style style:name="P238" style:family="paragraph" style:parent-style-name="Text_20_body" style:list-style-name="L13">
      <style:paragraph-properties fo:text-align="justify" style:justify-single-word="false"/>
      <style:text-properties officeooo:rsid="010936bc" officeooo:paragraph-rsid="029ac843"/>
    </style:style>
    <style:style style:name="P239" style:family="paragraph" style:parent-style-name="Text_20_body">
      <style:paragraph-properties fo:text-align="justify" style:justify-single-word="false"/>
      <style:text-properties fo:font-weight="bold" officeooo:rsid="02f8f423" officeooo:paragraph-rsid="02f8f423" style:font-weight-asian="bold" style:font-weight-complex="bold"/>
    </style:style>
    <style:style style:name="P240" style:family="paragraph" style:parent-style-name="Text_20_body" style:list-style-name="L1">
      <style:paragraph-properties fo:text-align="justify" style:justify-single-word="false" style:writing-mode="lr-tb"/>
      <style:text-properties officeooo:rsid="009e833b" officeooo:paragraph-rsid="009efc3e"/>
    </style:style>
    <style:style style:name="P241" style:family="paragraph" style:parent-style-name="Text_20_body" style:list-style-name="L3">
      <style:paragraph-properties fo:text-align="justify" style:justify-single-word="false" style:writing-mode="lr-tb"/>
      <style:text-properties officeooo:rsid="00a2b10e" officeooo:paragraph-rsid="00a2b10e"/>
    </style:style>
    <style:style style:name="P242"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43"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44" style:family="paragraph" style:parent-style-name="Text_20_body" style:list-style-name="L4">
      <style:paragraph-properties fo:text-align="justify" style:justify-single-word="false" style:writing-mode="lr-tb"/>
      <style:text-properties officeooo:rsid="01791255" officeooo:paragraph-rsid="01791255"/>
    </style:style>
    <style:style style:name="P245" style:family="paragraph" style:parent-style-name="Text_20_body" style:list-style-name="L4">
      <style:paragraph-properties fo:text-align="justify" style:justify-single-word="false" style:writing-mode="lr-tb"/>
      <style:text-properties officeooo:paragraph-rsid="01791255"/>
    </style:style>
    <style:style style:name="P246" style:family="paragraph" style:parent-style-name="Text_20_body" style:list-style-name="L5">
      <style:paragraph-properties fo:text-align="justify" style:justify-single-word="false" style:writing-mode="lr-tb"/>
    </style:style>
    <style:style style:name="P247" style:family="paragraph" style:parent-style-name="Text_20_body" style:list-style-name="L6">
      <style:paragraph-properties fo:text-align="justify" style:justify-single-word="false" style:writing-mode="lr-tb"/>
    </style:style>
    <style:style style:name="P248" style:family="paragraph" style:parent-style-name="Text_20_body" style:list-style-name="L6">
      <style:paragraph-properties fo:text-align="justify" style:justify-single-word="false" style:writing-mode="lr-tb"/>
      <style:text-properties officeooo:paragraph-rsid="01b32cbd"/>
    </style:style>
    <style:style style:name="P249" style:family="paragraph" style:parent-style-name="Text_20_body" style:list-style-name="L10">
      <style:paragraph-properties fo:text-align="justify" style:justify-single-word="false" style:writing-mode="lr-tb"/>
      <style:text-properties officeooo:paragraph-rsid="02670dd6"/>
    </style:style>
    <style:style style:name="P250"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51" style:family="paragraph" style:parent-style-name="Text_20_body" style:list-style-name="L6">
      <style:paragraph-properties fo:text-align="justify" style:justify-single-word="false" style:writing-mode="lr-tb"/>
      <style:text-properties officeooo:rsid="01b32cbd" officeooo:paragraph-rsid="01b32cbd"/>
    </style:style>
    <style:style style:name="P252" style:family="paragraph" style:parent-style-name="Text_20_body" style:list-style-name="L6">
      <style:paragraph-properties fo:text-align="justify" style:justify-single-word="false" style:writing-mode="lr-tb"/>
      <style:text-properties officeooo:rsid="01b57343" officeooo:paragraph-rsid="01b57343"/>
    </style:style>
    <style:style style:name="P253" style:family="paragraph" style:parent-style-name="Text_20_body" style:list-style-name="L6">
      <style:paragraph-properties fo:text-align="justify" style:justify-single-word="false" style:writing-mode="lr-tb"/>
      <style:text-properties officeooo:rsid="01b88677" officeooo:paragraph-rsid="01b88677"/>
    </style:style>
    <style:style style:name="P254"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55"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56"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57"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58"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59"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60" style:family="paragraph" style:parent-style-name="Text_20_body">
      <style:paragraph-properties fo:text-align="start" style:justify-single-word="false" style:writing-mode="lr-tb"/>
      <style:text-properties fo:font-style="normal" officeooo:rsid="021a3580" officeooo:paragraph-rsid="021a3580" style:font-style-asian="normal" style:font-style-complex="normal"/>
    </style:style>
    <style:style style:name="P261" style:family="paragraph" style:parent-style-name="Text_20_body" style:list-style-name="L8">
      <style:paragraph-properties fo:text-align="justify" style:justify-single-word="false" style:writing-mode="lr-tb"/>
      <style:text-properties officeooo:rsid="01ee59eb" officeooo:paragraph-rsid="01ee59eb"/>
    </style:style>
    <style:style style:name="P262" style:family="paragraph" style:parent-style-name="Text_20_body" style:list-style-name="L8">
      <style:paragraph-properties fo:text-align="justify" style:justify-single-word="false" style:writing-mode="lr-tb"/>
      <style:text-properties officeooo:rsid="01ef6e75" officeooo:paragraph-rsid="01ef6e75"/>
    </style:style>
    <style:style style:name="P263" style:family="paragraph" style:parent-style-name="Text_20_body" style:list-style-name="L8">
      <style:paragraph-properties fo:text-align="justify" style:justify-single-word="false" style:writing-mode="lr-tb"/>
      <style:text-properties officeooo:rsid="01f0be0d" officeooo:paragraph-rsid="01f0be0d"/>
    </style:style>
    <style:style style:name="P264" style:family="paragraph" style:parent-style-name="Text_20_body" style:list-style-name="L9">
      <style:paragraph-properties style:writing-mode="lr-tb"/>
      <style:text-properties officeooo:rsid="01e435f3" officeooo:paragraph-rsid="01e435f3"/>
    </style:style>
    <style:style style:name="P265" style:family="paragraph" style:parent-style-name="Text_20_body" style:list-style-name="L10">
      <style:paragraph-properties fo:text-align="justify" style:justify-single-word="false" style:writing-mode="lr-tb"/>
      <style:text-properties officeooo:rsid="0267e1e1" officeooo:paragraph-rsid="0267e1e1"/>
    </style:style>
    <style:style style:name="P266" style:family="paragraph" style:parent-style-name="Text_20_body">
      <style:paragraph-properties fo:text-align="justify" style:justify-single-word="false" style:writing-mode="lr-tb"/>
      <style:text-properties fo:font-weight="bold" officeooo:rsid="02e83e6c" officeooo:paragraph-rsid="02e83e6c" style:font-weight-asian="bold" style:font-weight-complex="bold"/>
    </style:style>
    <style:style style:name="P267"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bdeb58" style:font-weight-asian="bold" style:font-weight-complex="bold"/>
    </style:style>
    <style:style style:name="T32" style:family="text">
      <style:text-properties fo:font-weight="bold" officeooo:rsid="01c51b12" style:font-weight-asian="bold" style:font-weight-complex="bold"/>
    </style:style>
    <style:style style:name="T33" style:family="text">
      <style:text-properties fo:font-weight="bold" officeooo:rsid="01c6c710" style:font-weight-asian="bold" style:font-weight-complex="bold"/>
    </style:style>
    <style:style style:name="T34" style:family="text">
      <style:text-properties fo:font-weight="bold" officeooo:rsid="01c8fa83" style:font-weight-asian="bold" style:font-weight-complex="bold"/>
    </style:style>
    <style:style style:name="T35" style:family="text">
      <style:text-properties fo:font-weight="bold" officeooo:rsid="01c9e2df" style:font-weight-asian="bold" style:font-weight-complex="bold"/>
    </style:style>
    <style:style style:name="T36" style:family="text">
      <style:text-properties fo:font-weight="bold" officeooo:rsid="01cc5886" style:font-weight-asian="bold" style:font-weight-complex="bold"/>
    </style:style>
    <style:style style:name="T37" style:family="text">
      <style:text-properties fo:font-weight="bold" officeooo:rsid="01ce4252" style:font-weight-asian="bold" style:font-weight-complex="bold"/>
    </style:style>
    <style:style style:name="T38" style:family="text">
      <style:text-properties fo:font-weight="bold" officeooo:rsid="01d8eee0" style:font-weight-asian="bold" style:font-weight-complex="bold"/>
    </style:style>
    <style:style style:name="T39" style:family="text">
      <style:text-properties fo:font-weight="bold" officeooo:rsid="01e31ae2" style:font-weight-asian="bold" style:font-weight-complex="bold"/>
    </style:style>
    <style:style style:name="T40" style:family="text">
      <style:text-properties fo:font-weight="bold" officeooo:rsid="01e62b1c" style:font-weight-asian="bold" style:font-weight-complex="bold"/>
    </style:style>
    <style:style style:name="T41" style:family="text">
      <style:text-properties fo:font-weight="bold" officeooo:rsid="01e7aaf0" style:font-weight-asian="bold" style:font-weight-complex="bold"/>
    </style:style>
    <style:style style:name="T42" style:family="text">
      <style:text-properties fo:font-weight="bold" officeooo:rsid="01ec1761" style:font-weight-asian="bold" style:font-weight-complex="bold"/>
    </style:style>
    <style:style style:name="T43" style:family="text">
      <style:text-properties fo:font-weight="bold" officeooo:rsid="020b715e" style:font-weight-asian="bold" style:font-weight-complex="bold"/>
    </style:style>
    <style:style style:name="T44" style:family="text">
      <style:text-properties fo:font-weight="bold" officeooo:rsid="021dfcf8" style:font-weight-asian="bold" style:font-weight-complex="bold"/>
    </style:style>
    <style:style style:name="T45" style:family="text">
      <style:text-properties fo:font-weight="bold" officeooo:rsid="024308d5" style:font-weight-asian="bold" style:font-weight-complex="bold"/>
    </style:style>
    <style:style style:name="T46" style:family="text">
      <style:text-properties fo:font-weight="bold" officeooo:rsid="0251e833" style:font-weight-asian="bold" style:font-weight-complex="bold"/>
    </style:style>
    <style:style style:name="T47" style:family="text">
      <style:text-properties fo:font-weight="bold" officeooo:rsid="024f7df7" style:font-weight-asian="bold" style:font-weight-complex="bold"/>
    </style:style>
    <style:style style:name="T48" style:family="text">
      <style:text-properties fo:font-weight="bold" officeooo:rsid="025007d9" style:font-weight-asian="bold" style:font-weight-complex="bold"/>
    </style:style>
    <style:style style:name="T49" style:family="text">
      <style:text-properties fo:font-weight="bold" officeooo:rsid="013a821f" style:font-weight-asian="bold" style:font-weight-complex="bold"/>
    </style:style>
    <style:style style:name="T50" style:family="text">
      <style:text-properties fo:font-weight="bold" officeooo:rsid="02686477" style:font-weight-asian="bold" style:font-weight-complex="bold"/>
    </style:style>
    <style:style style:name="T51" style:family="text">
      <style:text-properties fo:font-weight="bold" officeooo:rsid="02670dd6" style:font-weight-asian="bold" style:font-weight-complex="bold"/>
    </style:style>
    <style:style style:name="T52" style:family="text">
      <style:text-properties fo:font-weight="bold" officeooo:rsid="0277a749" style:font-weight-asian="bold" style:font-weight-complex="bold"/>
    </style:style>
    <style:style style:name="T53" style:family="text">
      <style:text-properties fo:font-weight="bold" officeooo:rsid="02803913" style:font-weight-asian="bold" style:font-weight-complex="bold"/>
    </style:style>
    <style:style style:name="T54" style:family="text">
      <style:text-properties fo:font-weight="bold" officeooo:rsid="02863290" style:font-weight-asian="bold" style:font-weight-complex="bold"/>
    </style:style>
    <style:style style:name="T55" style:family="text">
      <style:text-properties fo:font-weight="bold" officeooo:rsid="0287e9e9" style:font-weight-asian="bold" style:font-weight-complex="bold"/>
    </style:style>
    <style:style style:name="T56" style:family="text">
      <style:text-properties fo:font-weight="bold" officeooo:rsid="010936bc" style:font-weight-asian="bold" style:font-weight-complex="bold"/>
    </style:style>
    <style:style style:name="T57" style:family="text">
      <style:text-properties fo:font-weight="bold" officeooo:rsid="02c02906" style:font-weight-asian="bold" style:font-weight-complex="bold"/>
    </style:style>
    <style:style style:name="T58" style:family="text">
      <style:text-properties fo:font-weight="bold" officeooo:rsid="02e6e222" style:font-weight-asian="bold" style:font-weight-complex="bold"/>
    </style:style>
    <style:style style:name="T59" style:family="text">
      <style:text-properties fo:font-weight="bold" officeooo:rsid="02e99285" style:font-weight-asian="bold" style:font-weight-complex="bold"/>
    </style:style>
    <style:style style:name="T60" style:family="text">
      <style:text-properties officeooo:rsid="004d9450"/>
    </style:style>
    <style:style style:name="T61" style:family="text">
      <style:text-properties officeooo:rsid="0053f967"/>
    </style:style>
    <style:style style:name="T62" style:family="text">
      <style:text-properties officeooo:rsid="0055edd8"/>
    </style:style>
    <style:style style:name="T63" style:family="text">
      <style:text-properties officeooo:rsid="0057771c"/>
    </style:style>
    <style:style style:name="T64" style:family="text">
      <style:text-properties officeooo:rsid="00918768"/>
    </style:style>
    <style:style style:name="T65" style:family="text">
      <style:text-properties fo:font-weight="normal" style:font-weight-asian="normal" style:font-weight-complex="normal"/>
    </style:style>
    <style:style style:name="T66" style:family="text">
      <style:text-properties fo:font-weight="normal" officeooo:rsid="00a364d4" style:font-weight-asian="normal" style:font-weight-complex="normal"/>
    </style:style>
    <style:style style:name="T67" style:family="text">
      <style:text-properties fo:font-weight="normal" officeooo:rsid="00a3ed41" style:font-weight-asian="normal" style:font-weight-complex="normal"/>
    </style:style>
    <style:style style:name="T68" style:family="text">
      <style:text-properties fo:font-weight="normal" officeooo:rsid="00bf7f9d" style:font-weight-asian="normal" style:font-weight-complex="normal"/>
    </style:style>
    <style:style style:name="T69" style:family="text">
      <style:text-properties fo:font-weight="normal" officeooo:rsid="00e7ecdd" style:font-weight-asian="normal" style:font-weight-complex="normal"/>
    </style:style>
    <style:style style:name="T70" style:family="text">
      <style:text-properties fo:font-weight="normal" officeooo:rsid="01624957" style:font-weight-asian="normal" style:font-weight-complex="normal"/>
    </style:style>
    <style:style style:name="T71" style:family="text">
      <style:text-properties fo:font-weight="normal" officeooo:rsid="01659f6a" style:font-weight-asian="normal" style:font-weight-complex="normal"/>
    </style:style>
    <style:style style:name="T72" style:family="text">
      <style:text-properties fo:font-weight="normal" officeooo:rsid="0167a9cc" style:font-weight-asian="normal" style:font-weight-complex="normal"/>
    </style:style>
    <style:style style:name="T73" style:family="text">
      <style:text-properties fo:font-weight="normal" officeooo:rsid="01696e72" style:font-weight-asian="normal" style:font-weight-complex="normal"/>
    </style:style>
    <style:style style:name="T74" style:family="text">
      <style:text-properties fo:font-weight="normal" officeooo:rsid="016d3643" style:font-weight-asian="normal" style:font-weight-complex="normal"/>
    </style:style>
    <style:style style:name="T75" style:family="text">
      <style:text-properties fo:font-weight="normal" officeooo:rsid="01702f66" style:font-weight-asian="normal" style:font-weight-complex="normal"/>
    </style:style>
    <style:style style:name="T76" style:family="text">
      <style:text-properties fo:font-weight="normal" officeooo:rsid="01718b2b" style:font-weight-asian="normal" style:font-weight-complex="normal"/>
    </style:style>
    <style:style style:name="T77" style:family="text">
      <style:text-properties fo:font-weight="normal" officeooo:rsid="017206bc" style:font-weight-asian="normal" style:font-weight-complex="normal"/>
    </style:style>
    <style:style style:name="T78" style:family="text">
      <style:text-properties fo:font-weight="normal" officeooo:rsid="0173ca37" style:font-weight-asian="normal" style:font-weight-complex="normal"/>
    </style:style>
    <style:style style:name="T79" style:family="text">
      <style:text-properties fo:font-weight="normal" officeooo:rsid="0175b0af" style:font-weight-asian="normal" style:font-weight-complex="normal"/>
    </style:style>
    <style:style style:name="T80" style:family="text">
      <style:text-properties fo:font-weight="normal" officeooo:rsid="01764dd9" style:font-weight-asian="normal" style:font-weight-complex="normal"/>
    </style:style>
    <style:style style:name="T81" style:family="text">
      <style:text-properties fo:font-weight="normal" officeooo:rsid="01774c14" style:font-weight-asian="normal" style:font-weight-complex="normal"/>
    </style:style>
    <style:style style:name="T82" style:family="text">
      <style:text-properties fo:font-weight="normal" officeooo:rsid="017782be" style:font-weight-asian="normal" style:font-weight-complex="normal"/>
    </style:style>
    <style:style style:name="T83" style:family="text">
      <style:text-properties fo:font-weight="normal" officeooo:rsid="01791255" style:font-weight-asian="normal" style:font-weight-complex="normal"/>
    </style:style>
    <style:style style:name="T84" style:family="text">
      <style:text-properties fo:font-weight="normal" officeooo:rsid="017ab8fe" style:font-weight-asian="normal" style:font-weight-complex="normal"/>
    </style:style>
    <style:style style:name="T85" style:family="text">
      <style:text-properties fo:font-weight="normal" officeooo:rsid="0195460a" style:font-weight-asian="normal" style:font-weight-complex="normal"/>
    </style:style>
    <style:style style:name="T86" style:family="text">
      <style:text-properties fo:font-weight="normal" officeooo:rsid="01af397f" style:font-weight-asian="normal" style:font-weight-complex="normal"/>
    </style:style>
    <style:style style:name="T87" style:family="text">
      <style:text-properties fo:font-weight="normal" officeooo:rsid="01af66d7" style:font-weight-asian="normal" style:font-weight-complex="normal"/>
    </style:style>
    <style:style style:name="T88" style:family="text">
      <style:text-properties fo:font-weight="normal" officeooo:rsid="01b291f0" style:font-weight-asian="normal" style:font-weight-complex="normal"/>
    </style:style>
    <style:style style:name="T89" style:family="text">
      <style:text-properties fo:font-weight="normal" officeooo:rsid="01b32cbd" style:font-weight-asian="normal" style:font-weight-complex="normal"/>
    </style:style>
    <style:style style:name="T90" style:family="text">
      <style:text-properties fo:font-weight="normal" officeooo:rsid="01bb7495" style:font-weight-asian="normal" style:font-weight-complex="normal"/>
    </style:style>
    <style:style style:name="T91" style:family="text">
      <style:text-properties fo:font-weight="normal" officeooo:rsid="01bdeb58" style:font-weight-asian="normal" style:font-weight-complex="normal"/>
    </style:style>
    <style:style style:name="T92" style:family="text">
      <style:text-properties fo:font-weight="normal" officeooo:rsid="01c6c710" style:font-weight-asian="normal" style:font-weight-complex="normal"/>
    </style:style>
    <style:style style:name="T93" style:family="text">
      <style:text-properties fo:font-weight="normal" officeooo:rsid="01c87941" style:font-weight-asian="normal" style:font-weight-complex="normal"/>
    </style:style>
    <style:style style:name="T94" style:family="text">
      <style:text-properties fo:font-weight="normal" officeooo:rsid="01c8fa83" style:font-weight-asian="normal" style:font-weight-complex="normal"/>
    </style:style>
    <style:style style:name="T95" style:family="text">
      <style:text-properties fo:font-weight="normal" officeooo:rsid="01c9e2df" style:font-weight-asian="normal" style:font-weight-complex="normal"/>
    </style:style>
    <style:style style:name="T96" style:family="text">
      <style:text-properties fo:font-weight="normal" officeooo:rsid="01ce4252" style:font-weight-asian="normal" style:font-weight-complex="normal"/>
    </style:style>
    <style:style style:name="T97" style:family="text">
      <style:text-properties fo:font-weight="normal" officeooo:rsid="01d7bd6b" style:font-weight-asian="normal" style:font-weight-complex="normal"/>
    </style:style>
    <style:style style:name="T98" style:family="text">
      <style:text-properties fo:font-weight="normal" officeooo:rsid="01d8eee0" style:font-weight-asian="normal" style:font-weight-complex="normal"/>
    </style:style>
    <style:style style:name="T99" style:family="text">
      <style:text-properties fo:font-weight="normal" officeooo:rsid="01e31ae2" style:font-weight-asian="normal" style:font-weight-complex="normal"/>
    </style:style>
    <style:style style:name="T100" style:family="text">
      <style:text-properties fo:font-weight="normal" officeooo:rsid="01e435f3" style:font-weight-asian="normal" style:font-weight-complex="normal"/>
    </style:style>
    <style:style style:name="T101" style:family="text">
      <style:text-properties fo:font-weight="normal" officeooo:rsid="01e62b1c" style:font-weight-asian="normal" style:font-weight-complex="normal"/>
    </style:style>
    <style:style style:name="T102" style:family="text">
      <style:text-properties fo:font-weight="normal" officeooo:rsid="01ec1761" style:font-weight-asian="normal" style:font-weight-complex="normal"/>
    </style:style>
    <style:style style:name="T103" style:family="text">
      <style:text-properties fo:font-weight="normal" officeooo:rsid="025007d9" style:font-weight-asian="normal" style:font-weight-complex="normal"/>
    </style:style>
    <style:style style:name="T104" style:family="text">
      <style:text-properties fo:font-weight="normal" officeooo:rsid="02686477" style:font-weight-asian="normal" style:font-weight-complex="normal"/>
    </style:style>
    <style:style style:name="T105" style:family="text">
      <style:text-properties fo:font-weight="normal" officeooo:rsid="02670dd6" style:font-weight-asian="normal" style:font-weight-complex="normal"/>
    </style:style>
    <style:style style:name="T106" style:family="text">
      <style:text-properties fo:font-weight="normal" officeooo:rsid="02803913" style:font-weight-asian="normal" style:font-weight-complex="normal"/>
    </style:style>
    <style:style style:name="T107" style:family="text">
      <style:text-properties fo:font-weight="normal" officeooo:rsid="0281ea2f" style:font-weight-asian="normal" style:font-weight-complex="normal"/>
    </style:style>
    <style:style style:name="T108" style:family="text">
      <style:text-properties fo:font-weight="normal" officeooo:rsid="028f4bca" style:font-weight-asian="normal" style:font-weight-complex="normal"/>
    </style:style>
    <style:style style:name="T109" style:family="text">
      <style:text-properties fo:font-weight="normal" officeooo:rsid="029086f0" style:font-weight-asian="normal" style:font-weight-complex="normal"/>
    </style:style>
    <style:style style:name="T110" style:family="text">
      <style:text-properties fo:font-weight="normal" officeooo:rsid="02bd4daf" style:font-weight-asian="normal" style:font-weight-complex="normal"/>
    </style:style>
    <style:style style:name="T111" style:family="text">
      <style:text-properties fo:font-weight="normal" officeooo:rsid="02bf017c" style:font-weight-asian="normal" style:font-weight-complex="normal"/>
    </style:style>
    <style:style style:name="T112" style:family="text">
      <style:text-properties fo:font-weight="normal" officeooo:rsid="02c02906" style:font-weight-asian="normal" style:font-weight-complex="normal"/>
    </style:style>
    <style:style style:name="T113" style:family="text">
      <style:text-properties fo:font-weight="normal" officeooo:rsid="02c150c2" style:font-weight-asian="normal" style:font-weight-complex="normal"/>
    </style:style>
    <style:style style:name="T114" style:family="text">
      <style:text-properties fo:font-weight="normal" officeooo:rsid="02d5201b" style:font-weight-asian="normal" style:font-weight-complex="normal"/>
    </style:style>
    <style:style style:name="T115" style:family="text">
      <style:text-properties fo:font-weight="normal" officeooo:rsid="02d6c001" style:font-weight-asian="normal" style:font-weight-complex="normal"/>
    </style:style>
    <style:style style:name="T116" style:family="text">
      <style:text-properties fo:font-weight="normal" officeooo:rsid="02d8ff74" style:font-weight-asian="normal" style:font-weight-complex="normal"/>
    </style:style>
    <style:style style:name="T117" style:family="text">
      <style:text-properties fo:font-weight="normal" officeooo:rsid="02d92a21" style:font-weight-asian="normal" style:font-weight-complex="normal"/>
    </style:style>
    <style:style style:name="T118" style:family="text">
      <style:text-properties fo:font-weight="normal" officeooo:rsid="02da8816" style:font-weight-asian="normal" style:font-weight-complex="normal"/>
    </style:style>
    <style:style style:name="T119" style:family="text">
      <style:text-properties officeooo:rsid="009efc3e"/>
    </style:style>
    <style:style style:name="T120" style:family="text">
      <style:text-properties officeooo:rsid="00a2b10e"/>
    </style:style>
    <style:style style:name="T121" style:family="text">
      <style:text-properties officeooo:rsid="00a3ed41"/>
    </style:style>
    <style:style style:name="T122" style:family="text">
      <style:text-properties officeooo:rsid="00ac4cf5"/>
    </style:style>
    <style:style style:name="T123" style:family="text">
      <style:text-properties officeooo:rsid="00ad3983"/>
    </style:style>
    <style:style style:name="T124" style:family="text">
      <style:text-properties officeooo:rsid="00ae8c50"/>
    </style:style>
    <style:style style:name="T125" style:family="text">
      <style:text-properties officeooo:rsid="00b0da12"/>
    </style:style>
    <style:style style:name="T126" style:family="text">
      <style:text-properties officeooo:rsid="00b7cd80"/>
    </style:style>
    <style:style style:name="T127" style:family="text">
      <style:text-properties officeooo:rsid="00b8cd5d"/>
    </style:style>
    <style:style style:name="T128" style:family="text">
      <style:text-properties officeooo:rsid="00bc7845"/>
    </style:style>
    <style:style style:name="T129" style:family="text">
      <style:text-properties officeooo:rsid="00bf7f9d"/>
    </style:style>
    <style:style style:name="T130" style:family="text">
      <style:text-properties officeooo:rsid="00c2ea99"/>
    </style:style>
    <style:style style:name="T131" style:family="text">
      <style:text-properties officeooo:rsid="00c838ed"/>
    </style:style>
    <style:style style:name="T132" style:family="text">
      <style:text-properties officeooo:rsid="00d8463d"/>
    </style:style>
    <style:style style:name="T133" style:family="text">
      <style:text-properties officeooo:rsid="00d8c360"/>
    </style:style>
    <style:style style:name="T134" style:family="text">
      <style:text-properties officeooo:rsid="00da63f5"/>
    </style:style>
    <style:style style:name="T135" style:family="text">
      <style:text-properties officeooo:rsid="00ddf4dc"/>
    </style:style>
    <style:style style:name="T136" style:family="text">
      <style:text-properties officeooo:rsid="00de32e8"/>
    </style:style>
    <style:style style:name="T137" style:family="text">
      <style:text-properties officeooo:rsid="00deaa8a"/>
    </style:style>
    <style:style style:name="T138" style:family="text">
      <style:text-properties officeooo:rsid="00df53fa"/>
    </style:style>
    <style:style style:name="T139" style:family="text">
      <style:text-properties officeooo:rsid="00e03d7d"/>
    </style:style>
    <style:style style:name="T140" style:family="text">
      <style:text-properties officeooo:rsid="00e1af24"/>
    </style:style>
    <style:style style:name="T141" style:family="text">
      <style:text-properties officeooo:rsid="00e72fab"/>
    </style:style>
    <style:style style:name="T142" style:family="text">
      <style:text-properties officeooo:rsid="00e7ecdd"/>
    </style:style>
    <style:style style:name="T143" style:family="text">
      <style:text-properties officeooo:rsid="00e9c184"/>
    </style:style>
    <style:style style:name="T144" style:family="text">
      <style:text-properties officeooo:rsid="00eb7cda"/>
    </style:style>
    <style:style style:name="T145" style:family="text">
      <style:text-properties officeooo:rsid="00ef8c63"/>
    </style:style>
    <style:style style:name="T146" style:family="text">
      <style:text-properties officeooo:rsid="00f1d0e2"/>
    </style:style>
    <style:style style:name="T147" style:family="text">
      <style:text-properties officeooo:rsid="00f4cb25"/>
    </style:style>
    <style:style style:name="T148" style:family="text">
      <style:text-properties officeooo:rsid="00f68f16"/>
    </style:style>
    <style:style style:name="T149" style:family="text">
      <style:text-properties officeooo:rsid="00f7f0cd"/>
    </style:style>
    <style:style style:name="T150" style:family="text">
      <style:text-properties officeooo:rsid="012bb195"/>
    </style:style>
    <style:style style:name="T151" style:family="text">
      <style:text-properties officeooo:rsid="013a821f"/>
    </style:style>
    <style:style style:name="T152" style:family="text">
      <style:text-properties officeooo:rsid="015f86c3"/>
    </style:style>
    <style:style style:name="T153" style:family="text">
      <style:text-properties officeooo:rsid="01624957"/>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17ab8fe" style:font-style-asian="italic" style:font-weight-asian="bold" style:font-style-complex="italic" style:font-weight-complex="bold"/>
    </style:style>
    <style:style style:name="T156" style:family="text">
      <style:text-properties fo:font-style="italic" fo:font-weight="bold" officeooo:rsid="01924cb7" style:font-style-asian="italic" style:font-weight-asian="bold" style:font-style-complex="italic" style:font-weight-complex="bold"/>
    </style:style>
    <style:style style:name="T157" style:family="text">
      <style:text-properties fo:font-style="italic" fo:font-weight="bold" officeooo:rsid="0195460a" style:font-style-asian="italic" style:font-weight-asian="bold" style:font-style-complex="italic" style:font-weight-complex="bold"/>
    </style:style>
    <style:style style:name="T158" style:family="text">
      <style:text-properties fo:font-style="italic" fo:font-weight="bold" officeooo:rsid="01a29546" style:font-style-asian="italic" style:font-weight-asian="bold" style:font-style-complex="italic" style:font-weight-complex="bold"/>
    </style:style>
    <style:style style:name="T159" style:family="text">
      <style:text-properties fo:font-style="italic" fo:font-weight="bold" officeooo:rsid="01b32cbd" style:font-style-asian="italic" style:font-weight-asian="bold" style:font-style-complex="italic" style:font-weight-complex="bold"/>
    </style:style>
    <style:style style:name="T160" style:family="text">
      <style:text-properties fo:font-style="italic" fo:font-weight="bold" officeooo:rsid="020c98de" style:font-style-asian="italic" style:font-weight-asian="bold" style:font-style-complex="italic" style:font-weight-complex="bold"/>
    </style:style>
    <style:style style:name="T161" style:family="text">
      <style:text-properties fo:font-style="italic" fo:font-weight="bold" officeooo:rsid="0251e833" style:font-style-asian="italic" style:font-weight-asian="bold" style:font-style-complex="italic" style:font-weight-complex="bold"/>
    </style:style>
    <style:style style:name="T162" style:family="text">
      <style:text-properties fo:font-style="italic" fo:font-weight="normal" officeooo:rsid="017ab8fe" style:font-style-asian="italic" style:font-weight-asian="normal" style:font-style-complex="italic" style:font-weight-complex="normal"/>
    </style:style>
    <style:style style:name="T163" style:family="text">
      <style:text-properties fo:font-style="italic" style:font-style-asian="italic" style:font-style-complex="italic"/>
    </style:style>
    <style:style style:name="T164" style:family="text">
      <style:text-properties fo:font-style="italic" officeooo:rsid="029e0c5a" style:font-style-asian="italic" style:font-style-complex="italic"/>
    </style:style>
    <style:style style:name="T165" style:family="text">
      <style:text-properties fo:font-style="italic" style:text-underline-style="none" fo:font-weight="bold" officeooo:rsid="020dbcb3" style:font-style-asian="italic" style:font-weight-asian="bold" style:font-style-complex="italic" style:font-weight-complex="bold"/>
    </style:style>
    <style:style style:name="T166" style:family="text">
      <style:text-properties officeooo:rsid="01702f66"/>
    </style:style>
    <style:style style:name="T167" style:family="text">
      <style:text-properties fo:font-style="normal" style:font-style-asian="normal" style:font-style-complex="normal"/>
    </style:style>
    <style:style style:name="T168" style:family="text">
      <style:text-properties fo:font-style="normal" officeooo:rsid="019e564c" style:font-style-asian="normal" style:font-style-complex="normal"/>
    </style:style>
    <style:style style:name="T169" style:family="text">
      <style:text-properties fo:font-style="normal" officeooo:rsid="021a3580" style:font-style-asian="normal" style:font-style-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17ab8fe" style:font-style-asian="normal" style:font-weight-asian="normal" style:font-style-complex="normal" style:font-weight-complex="normal"/>
    </style:style>
    <style:style style:name="T172" style:family="text">
      <style:text-properties fo:font-style="normal" fo:font-weight="normal" officeooo:rsid="0195460a" style:font-style-asian="normal" style:font-weight-asian="normal" style:font-style-complex="normal" style:font-weight-complex="normal"/>
    </style:style>
    <style:style style:name="T173" style:family="text">
      <style:text-properties fo:font-style="normal" fo:font-weight="normal" officeooo:rsid="019742ca" style:font-style-asian="normal" style:font-weight-asian="normal" style:font-style-complex="normal" style:font-weight-complex="normal"/>
    </style:style>
    <style:style style:name="T174" style:family="text">
      <style:text-properties fo:font-style="normal" fo:font-weight="normal" officeooo:rsid="019e564c" style:font-style-asian="normal" style:font-weight-asian="normal" style:font-style-complex="normal" style:font-weight-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19742ca" style:font-style-asian="normal" style:font-weight-asian="bold" style:font-style-complex="normal" style:font-weight-complex="bold"/>
    </style:style>
    <style:style style:name="T177" style:family="text">
      <style:text-properties fo:font-style="normal" style:text-underline-style="none" fo:font-weight="normal" officeooo:rsid="020c98de" style:font-style-asian="normal" style:font-weight-asian="normal" style:font-style-complex="normal" style:font-weight-complex="normal"/>
    </style:style>
    <style:style style:name="T178" style:family="text">
      <style:text-properties fo:font-style="normal" style:text-underline-style="none" fo:font-weight="normal" officeooo:rsid="020dbcb3" style:font-style-asian="normal" style:font-weight-asian="normal" style:font-style-complex="normal" style:font-weight-complex="normal"/>
    </style:style>
    <style:style style:name="T179" style:family="text">
      <style:text-properties fo:font-style="normal" style:text-underline-style="none" fo:font-weight="normal" officeooo:rsid="021dfcf8" style:font-style-asian="normal" style:font-weight-asian="normal" style:font-style-complex="normal" style:font-weight-complex="normal"/>
    </style:style>
    <style:style style:name="T180" style:family="text">
      <style:text-properties fo:font-style="normal" style:text-underline-style="none" fo:font-weight="bold" officeooo:rsid="020c98de" style:font-style-asian="normal" style:font-weight-asian="bold" style:font-style-complex="normal" style:font-weight-complex="bold"/>
    </style:style>
    <style:style style:name="T181" style:family="text">
      <style:text-properties fo:font-style="normal" style:text-underline-style="none" fo:font-weight="bold" officeooo:rsid="020dbcb3" style:font-style-asian="normal" style:font-weight-asian="bold" style:font-style-complex="normal" style:font-weight-complex="bold"/>
    </style:style>
    <style:style style:name="T182" style:family="text">
      <style:text-properties fo:font-style="normal" style:text-underline-style="none" fo:font-weight="bold" officeooo:rsid="021dfcf8" style:font-style-asian="normal" style:font-weight-asian="bold" style:font-style-complex="normal" style:font-weight-complex="bold"/>
    </style:style>
    <style:style style:name="T183" style:family="text">
      <style:text-properties style:text-position="super 58%"/>
    </style:style>
    <style:style style:name="T184" style:family="text">
      <style:text-properties style:text-position="super 58%" fo:font-weight="normal" officeooo:rsid="01764dd9" style:font-weight-asian="normal" style:font-weight-complex="normal"/>
    </style:style>
    <style:style style:name="T185" style:family="text">
      <style:text-properties style:text-position="0% 100%"/>
    </style:style>
    <style:style style:name="T186" style:family="text">
      <style:text-properties style:text-position="0% 100%" officeooo:rsid="01b32cbd"/>
    </style:style>
    <style:style style:name="T187" style:family="text">
      <style:text-properties style:text-position="0% 100%" fo:font-style="italic" fo:font-weight="bold" style:font-style-asian="italic" style:font-weight-asian="bold" style:font-style-complex="italic" style:font-weight-complex="bold"/>
    </style:style>
    <style:style style:name="T188" style:family="text">
      <style:text-properties style:text-position="0% 100%" fo:font-style="italic" fo:font-weight="bold" officeooo:rsid="01b32cbd" style:font-style-asian="italic" style:font-weight-asian="bold" style:font-style-complex="italic" style:font-weight-complex="bold"/>
    </style:style>
    <style:style style:name="T189" style:family="text">
      <style:text-properties style:text-position="0% 100%" fo:font-style="italic" fo:font-weight="bold" officeooo:rsid="01b46f05" style:font-style-asian="italic" style:font-weight-asian="bold" style:font-style-complex="italic" style:font-weight-complex="bold"/>
    </style:style>
    <style:style style:name="T190" style:family="text">
      <style:text-properties style:text-position="0% 100%" officeooo:rsid="01b46f05"/>
    </style:style>
    <style:style style:name="T191" style:family="text">
      <style:text-properties style:text-position="0% 100%" fo:font-style="normal" fo:font-weight="normal" style:font-style-asian="normal" style:font-weight-asian="normal" style:font-style-complex="normal" style:font-weight-complex="normal"/>
    </style:style>
    <style:style style:name="T192" style:family="text">
      <style:text-properties style:text-position="0% 100%" fo:font-style="normal" fo:font-weight="normal" officeooo:rsid="01b46f05" style:font-style-asian="normal" style:font-weight-asian="normal" style:font-style-complex="normal" style:font-weight-complex="normal"/>
    </style:style>
    <style:style style:name="T193" style:family="text">
      <style:text-properties style:text-position="0% 100%" fo:font-style="normal" fo:font-weight="bold" officeooo:rsid="01b46f05" style:font-style-asian="normal" style:font-weight-asian="bold" style:font-style-complex="normal" style:font-weight-complex="bold"/>
    </style:style>
    <style:style style:name="T194" style:family="text">
      <style:text-properties officeooo:rsid="017782be"/>
    </style:style>
    <style:style style:name="T195" style:family="text">
      <style:text-properties officeooo:rsid="017c40d3"/>
    </style:style>
    <style:style style:name="T196" style:family="text">
      <style:text-properties officeooo:rsid="018d4cde"/>
    </style:style>
    <style:style style:name="T197" style:family="text">
      <style:text-properties officeooo:rsid="01b291f0"/>
    </style:style>
    <style:style style:name="T198" style:family="text">
      <style:text-properties officeooo:rsid="01b32cbd"/>
    </style:style>
    <style:style style:name="T199" style:family="text">
      <style:text-properties officeooo:rsid="01bb7495"/>
    </style:style>
    <style:style style:name="T200" style:family="text">
      <style:text-properties style:font-size-complex="11pt"/>
    </style:style>
    <style:style style:name="T201" style:family="text">
      <style:text-properties officeooo:rsid="01cb4aea"/>
    </style:style>
    <style:style style:name="T202" style:family="text">
      <style:text-properties officeooo:rsid="01ce4252"/>
    </style:style>
    <style:style style:name="T203" style:family="text">
      <style:text-properties officeooo:rsid="01d4780c"/>
    </style:style>
    <style:style style:name="T204" style:family="text">
      <style:text-properties officeooo:rsid="01da67db"/>
    </style:style>
    <style:style style:name="T205" style:family="text">
      <style:text-properties officeooo:rsid="01dfaee8"/>
    </style:style>
    <style:style style:name="T206" style:family="text">
      <style:text-properties officeooo:rsid="01e31ae2"/>
    </style:style>
    <style:style style:name="T207" style:family="text">
      <style:text-properties officeooo:rsid="01e7aaf0"/>
    </style:style>
    <style:style style:name="T208" style:family="text">
      <style:text-properties officeooo:rsid="01e97ec9"/>
    </style:style>
    <style:style style:name="T209" style:family="text">
      <style:text-properties officeooo:rsid="01ec1761"/>
    </style:style>
    <style:style style:name="T210" style:family="text">
      <style:text-properties officeooo:rsid="01f5bab6"/>
    </style:style>
    <style:style style:name="T211" style:family="text">
      <style:text-properties officeooo:rsid="020b715e"/>
    </style:style>
    <style:style style:name="T212"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13" style:family="text">
      <style:text-properties officeooo:rsid="020f119e"/>
    </style:style>
    <style:style style:name="T214" style:family="text">
      <style:text-properties officeooo:rsid="021429bd"/>
    </style:style>
    <style:style style:name="T215" style:family="text">
      <style:text-properties officeooo:rsid="0216306a"/>
    </style:style>
    <style:style style:name="T216" style:family="text">
      <style:text-properties officeooo:rsid="021dfcf8"/>
    </style:style>
    <style:style style:name="T217" style:family="text">
      <style:text-properties officeooo:rsid="02217c5c"/>
    </style:style>
    <style:style style:name="T218" style:family="text">
      <style:text-properties officeooo:rsid="022515bf"/>
    </style:style>
    <style:style style:name="T219" style:family="text">
      <style:text-properties officeooo:rsid="02271615"/>
    </style:style>
    <style:style style:name="T220" style:family="text">
      <style:text-properties officeooo:rsid="022dbd75"/>
    </style:style>
    <style:style style:name="T221" style:family="text">
      <style:text-properties officeooo:rsid="022fd91e"/>
    </style:style>
    <style:style style:name="T222" style:family="text">
      <style:text-properties officeooo:rsid="0230b34b"/>
    </style:style>
    <style:style style:name="T223" style:family="text">
      <style:text-properties officeooo:rsid="0233cd95"/>
    </style:style>
    <style:style style:name="T224" style:family="text">
      <style:text-properties officeooo:rsid="023661c2"/>
    </style:style>
    <style:style style:name="T225" style:family="text">
      <style:text-properties officeooo:rsid="024308d5"/>
    </style:style>
    <style:style style:name="T226" style:family="text">
      <style:text-properties officeooo:rsid="02489915"/>
    </style:style>
    <style:style style:name="T227" style:family="text">
      <style:text-properties officeooo:rsid="024f7df7"/>
    </style:style>
    <style:style style:name="T228" style:family="text">
      <style:text-properties officeooo:rsid="025007d9"/>
    </style:style>
    <style:style style:name="T229" style:family="text">
      <style:text-properties officeooo:rsid="0251e833"/>
    </style:style>
    <style:style style:name="T230" style:family="text">
      <style:text-properties officeooo:rsid="02539932"/>
    </style:style>
    <style:style style:name="T231" style:family="text">
      <style:text-properties officeooo:rsid="0255c30b"/>
    </style:style>
    <style:style style:name="T232" style:family="text">
      <style:text-properties officeooo:rsid="026017df"/>
    </style:style>
    <style:style style:name="T233" style:family="text">
      <style:text-properties officeooo:rsid="02636793"/>
    </style:style>
    <style:style style:name="T234" style:family="text">
      <style:text-properties officeooo:rsid="02670dd6"/>
    </style:style>
    <style:style style:name="T235" style:family="text">
      <style:text-properties officeooo:rsid="02688390"/>
    </style:style>
    <style:style style:name="T236" style:family="text">
      <style:text-properties officeooo:rsid="02699656"/>
    </style:style>
    <style:style style:name="T237" style:family="text">
      <style:text-properties officeooo:rsid="026c8069"/>
    </style:style>
    <style:style style:name="T238" style:family="text">
      <style:text-properties officeooo:rsid="0275d7a2"/>
    </style:style>
    <style:style style:name="T239" style:family="text">
      <style:text-properties officeooo:rsid="0275e44e"/>
    </style:style>
    <style:style style:name="T240" style:family="text">
      <style:text-properties officeooo:rsid="0277a450"/>
    </style:style>
    <style:style style:name="T241" style:family="text">
      <style:text-properties officeooo:rsid="0277a749"/>
    </style:style>
    <style:style style:name="T242" style:family="text">
      <style:text-properties officeooo:rsid="02863290"/>
    </style:style>
    <style:style style:name="T243" style:family="text">
      <style:text-properties officeooo:rsid="0287e9e9"/>
    </style:style>
    <style:style style:name="T244" style:family="text">
      <style:text-properties officeooo:rsid="029e0c5a"/>
    </style:style>
    <style:style style:name="T245" style:family="text">
      <style:text-properties officeooo:rsid="02b51d7a"/>
    </style:style>
    <style:style style:name="T246" style:family="text">
      <style:text-properties officeooo:rsid="02d0f99c"/>
    </style:style>
    <style:style style:name="T247" style:family="text">
      <style:text-properties officeooo:rsid="02d2297e"/>
    </style:style>
    <style:style style:name="T248" style:family="text">
      <style:text-properties officeooo:rsid="02d48ae2"/>
    </style:style>
    <style:style style:name="T249" style:family="text">
      <style:text-properties officeooo:rsid="02d5201b"/>
    </style:style>
    <style:style style:name="T250" style:family="text">
      <style:text-properties officeooo:rsid="02e6e222"/>
    </style:style>
    <style:style style:name="T251" style:family="text">
      <style:text-properties officeooo:rsid="02e99285"/>
    </style:style>
    <style:style style:name="T252" style:family="text">
      <style:text-properties officeooo:rsid="02ea5123"/>
    </style:style>
    <style:style style:name="T253" style:family="text">
      <style:text-properties officeooo:rsid="02fd4af0"/>
    </style:style>
    <style:style style:name="T254" style:family="text">
      <style:text-properties officeooo:rsid="0302ff43"/>
    </style:style>
    <style:style style:name="T255" style:family="text">
      <style:text-properties officeooo:rsid="0304f4b2"/>
    </style:style>
    <style:style style:name="T256" style:family="text">
      <style:text-properties officeooo:rsid="03061d7a"/>
    </style:style>
    <style:style style:name="T257" style:family="text">
      <style:text-properties officeooo:rsid="030a6a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fo:margin-left="1cm" fo:margin-right="0cm" style:vertical-pos="from-top" style:vertical-rel="paragraph" style:horizontal-pos="center" style:horizontal-rel="paragraph" style:mirror="none" fo:clip="rect(0.055cm, 0.071cm, 1.469cm, 0.076cm)" draw:luminance="0%" draw:contrast="0%" draw:red="0%" draw:green="0%" draw:blue="0%" draw:gamma="100%" draw:color-inversion="false" draw:image-opacity="100%" draw:color-mode="standard"/>
    </style:style>
    <style:style style:name="fr22" style:family="graphic" style:parent-style-name="Graphics">
      <style:graphic-properties fo:margin-left="1cm" fo:margin-right="0cm" style:vertical-pos="from-top" style:vertical-rel="paragraph" style:horizontal-pos="from-left" style:horizontal-rel="paragraph" style:mirror="none" fo:clip="rect(0.106cm, 0.078cm, 1.498cm, 0cm)" draw:luminance="0%" draw:contrast="0%" draw:red="0%" draw:green="0%" draw:blue="0%" draw:gamma="100%" draw:color-inversion="false" draw:image-opacity="100%" draw:color-mode="standard"/>
    </style:style>
    <style:style style:name="fr23" style:family="graphic" style:parent-style-name="Graphics">
      <style:graphic-properties fo:margin-left="1cm" fo:margin-right="0cm" style:vertical-pos="from-top" style:vertical-rel="paragraph" style:horizontal-pos="from-left" style:horizontal-rel="paragraph" style:mirror="none" fo:clip="rect(0.056cm, 0cm, 1.41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118cm, 0.11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4cm" style:vertical-pos="from-top" style:vertical-rel="paragraph" style:horizontal-pos="from-left" style:horizontal-rel="paragraph" style:mirror="none" fo:clip="rect(0cm, 0.106cm, 0cm, 0.092cm)" draw:luminance="0%" draw:contrast="0%" draw:red="0%" draw:green="0%" draw:blue="0%" draw:gamma="100%" draw:color-inversion="false" draw:image-opacity="100%" draw:color-mode="standard"/>
    </style:style>
    <style:style style:name="fr31" style:family="graphic" style:parent-style-name="Graphics">
      <style:graphic-properties fo:margin-left="0cm" fo:margin-right="0.199cm" style:vertical-pos="from-top" style:vertical-rel="paragraph" style:horizontal-pos="from-left" style:horizontal-rel="paragraph" style:mirror="none" fo:clip="rect(0.125cm, 0.078cm, 0.123cm, 0.102cm)" draw:luminance="0%" draw:contrast="0%" draw:red="0%" draw:green="0%" draw:blue="0%" draw:gamma="100%" draw:color-inversion="false" draw:image-opacity="100%" draw:color-mode="standard"/>
    </style:style>
    <style:style style:name="fr32" style:family="graphic" style:parent-style-name="Graphics">
      <style:graphic-properties fo:margin-left="0cm" fo:margin-right="0.199cm" style:vertical-pos="from-top" style:vertical-rel="paragraph" style:horizontal-pos="from-left" style:horizontal-rel="paragraph" style:mirror="none" fo:clip="rect(0.173cm, 0.164cm, 0.111cm, 0.196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162cm, 0.37cm, 0.205cm, 0.102cm)" draw:luminance="0%" draw:contrast="0%" draw:red="0%" draw:green="0%" draw:blue="0%" draw:gamma="100%" draw:color-inversion="false" draw:image-opacity="100%" draw:color-mode="standard"/>
    </style:style>
    <style:style style:name="fr3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499cm" style:run-through="foreground" style:wrap="parallel" style:number-wrapped-paragraphs="no-limit" style:wrap-contour="false" style:vertical-pos="from-top" style:vertical-rel="paragraph" style:horizontal-pos="from-left" style:horizontal-rel="paragraph" style:mirror="none" fo:clip="rect(0.116cm, 0.09cm, 0.129cm, 0.101cm)" draw:luminance="0%" draw:contrast="0%" draw:red="0%" draw:green="0%" draw:blue="0%" draw:gamma="100%" draw:color-inversion="false" draw:image-opacity="100%" draw:color-mode="standard"/>
    </style:style>
    <style:style style:name="fr3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text:span text:style-name="T11">L</text:span>icence <text:span text:style-name="T11">P</text:span>rofessionnelle</text:p>
      <text:p text:style-name="P42">Systèmes informatiques et Logiciels </text:p>
      <text:p text:style-name="P42">METINET</text:p>
      <text:p text:style-name="P42"/>
      <text:p text:style-name="P44">Du 3 octobre au 15 septembre</text:p>
      <text:p text:style-name="P41"/>
      <text:p text:style-name="P41"/>
      <text:p text:style-name="P43">RAPPORT D’ALTERNANCE</text:p>
      <text:p text:style-name="P46"/>
      <text:p text:style-name="P47">Hugo Alliaume</text:p>
      <text:p text:style-name="P45">Promotion 2016/2017</text:p>
      <text:p text:style-name="P48"/>
      <text:p text:style-name="P38"/>
      <table:table table:name="Tableau3" table:style-name="Tableau3">
        <table:table-column table:style-name="Tableau3.A"/>
        <table:table-row>
          <table:table-cell table:style-name="Tableau3.A1" office:value-type="string">
            <text:p text:style-name="P23">NinaCMS</text:p>
          </table:table-cell>
        </table:table-row>
      </table:table>
      <text:p text:style-name="P38"/>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38"/>
      <text:p text:style-name="P38"/>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38"/>
      <text:p text:style-name="P39">Département Informatique – IUT Lyon 1</text:p>
      <text:p text:style-name="P39">71 rue Peter Fink – 01000 BOURG-EN-BRESSE</text:p>
      <text:p text:style-name="P39">Tél. : 04 74 45 50 59 – Fax : 04 74 45 50 51</text:p>
      <text:p text:style-name="P39">Mail : iut.lp.metinet@univ-lyon1.fr</text:p>
      <text:p text:style-name="P39">Site web : http://iut.univ-lyon1.fr</text:p>
      <text:p text:style-name="P49"/>
      <text:p text:style-name="P211"/>
      <text:h text:style-name="P190" text:outline-level="1"><text:bookmark-start text:name="__RefHeading___Toc4757_536487672"/>Remerciements<text:bookmark-end text:name="__RefHeading___Toc4757_536487672"/></text:h>
      <text:p text:style-name="P58"/>
      <text:p text:style-name="P50"><text:tab/><text:span text:style-name="T60">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50"/>
      <text:p text:style-name="P50"><text:tab/><text:span text:style-name="T61">Je remercie M. Philippe BOIREAUD, mon maître d’apprentissage, qui a su me guider et me ré-orienter pendant la période de développement du projet NinaCMS, avec lequel j’ai pu beaucoup apprendre sur le monde professionnel.</text:span></text:p>
      <text:p text:style-name="P50"/>
      <text:p text:style-name="P51"><text:tab/><text:span text:style-name="T62">Je remercie Mme. Céline RUELLAN, Directrice des Ressources Humaines, pour avoir répondu à diverses questions par mail ainsi que pour m’avoir envoyé mes bulletins de paie au format PDF pendant toute cette année.</text:span></text:p>
      <text:p text:style-name="P50"/>
      <text:p text:style-name="P50"><text:tab/><text:span text:style-name="T63">Je remercie M. Fabrice JAILLET, mon tuteur d’alternance, pour m’avoir suivi et encadré durant la période de l’alternance, ainsi que pour ses visites en entreprise pour voir si tout se passait bien et observer l’avancement du projet.</text:span></text:p>
      <text:p text:style-name="P50"/>
      <text:p text:style-name="P50"><text:tab/><text:span text:style-name="T63">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50"/>
      <text:p text:style-name="P212"/>
      <text:p text:style-name="P217"><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3"><text:a xlink:type="simple" xlink:href="#__RefHeading___Toc4757_536487672" text:style-name="Index_20_Link" text:visited-style-name="Index_20_Link">Remerciements<text:tab/>3</text:a></text:p>
          <text:p text:style-name="P183"><text:a xlink:type="simple" xlink:href="#__RefHeading___Toc265_1694642060" text:style-name="Index_20_Link" text:visited-style-name="Index_20_Link">1. Présentation de l’entreprise<text:tab/>7</text:a></text:p>
          <text:p text:style-name="P184"><text:a xlink:type="simple" xlink:href="#__RefHeading___Toc2132_1254701720" text:style-name="Index_20_Link" text:visited-style-name="Index_20_Link">1.1. Activités principales<text:tab/>7</text:a></text:p>
          <text:p text:style-name="P184"><text:a xlink:type="simple" xlink:href="#__RefHeading___Toc2134_1254701720" text:style-name="Index_20_Link" text:visited-style-name="Index_20_Link">1.2. Présentation de l’effectif<text:tab/>7</text:a></text:p>
          <text:p text:style-name="P184"><text:a xlink:type="simple" xlink:href="#__RefHeading___Toc2136_1254701720" text:style-name="Index_20_Link" text:visited-style-name="Index_20_Link">1.3. Partenaires<text:tab/>8</text:a></text:p>
          <text:p text:style-name="P183"><text:a xlink:type="simple" xlink:href="#__RefHeading___Toc267_1694642060" text:style-name="Index_20_Link" text:visited-style-name="Index_20_Link">2. Présentation de l’environnement de travail<text:tab/>9</text:a></text:p>
          <text:p text:style-name="P184"><text:a xlink:type="simple" xlink:href="#__RefHeading___Toc4384_833493084" text:style-name="Index_20_Link" text:visited-style-name="Index_20_Link">2.1. Environnement humain<text:tab/>9</text:a></text:p>
          <text:p text:style-name="P184"><text:a xlink:type="simple" xlink:href="#__RefHeading___Toc4386_833493084" text:style-name="Index_20_Link" text:visited-style-name="Index_20_Link">2.2. Matériels et logiciels utilisés<text:tab/>9</text:a></text:p>
          <text:p text:style-name="P183"><text:a xlink:type="simple" xlink:href="#__RefHeading___Toc815_1694642060" text:style-name="Index_20_Link" text:visited-style-name="Index_20_Link">3. Travail effectué<text:tab/>11</text:a></text:p>
          <text:p text:style-name="P184"><text:a xlink:type="simple" xlink:href="#__RefHeading___Toc6062_1617214919" text:style-name="Index_20_Link" text:visited-style-name="Index_20_Link">3.1. Présentation d’un composant<text:tab/>11</text:a></text:p>
          <text:p text:style-name="P185"><text:a xlink:type="simple" xlink:href="#__RefHeading___Toc4688_1349856735" text:style-name="Index_20_Link" text:visited-style-name="Index_20_Link">3.1.1. Représentation d’un composant en base de données<text:tab/>12</text:a></text:p>
          <text:p text:style-name="P185"><text:a xlink:type="simple" xlink:href="#__RefHeading___Toc4690_1349856735" text:style-name="Index_20_Link" text:visited-style-name="Index_20_Link">3.1.2. Représentation d’un composant dans le code PHP<text:tab/>13</text:a></text:p>
          <text:p text:style-name="P184"><text:a xlink:type="simple" xlink:href="#__RefHeading___Toc6064_1617214919" text:style-name="Index_20_Link" text:visited-style-name="Index_20_Link">3.2. Présentation des Field<text:tab/>15</text:a></text:p>
          <text:p text:style-name="P184"><text:a xlink:type="simple" xlink:href="#__RefHeading___Toc6066_1617214919" text:style-name="Index_20_Link" text:visited-style-name="Index_20_Link">3.3. Présentation des Fragment<text:tab/>17</text:a></text:p>
          <text:p text:style-name="P184"><text:a xlink:type="simple" xlink:href="#__RefHeading___Toc17195_1741802871" text:style-name="Index_20_Link" text:visited-style-name="Index_20_Link">3.4. Présentation des Property<text:tab/>18</text:a></text:p>
          <text:p text:style-name="P184"><text:a xlink:type="simple" xlink:href="#__RefHeading___Toc17197_1741802871" text:style-name="Index_20_Link" text:visited-style-name="Index_20_Link">3.5. Partie publique<text:tab/>20</text:a></text:p>
          <text:p text:style-name="P184"><text:a xlink:type="simple" xlink:href="#__RefHeading___Toc6070_1617214919" text:style-name="Index_20_Link" text:visited-style-name="Index_20_Link">3.6. Partie administration<text:tab/>20</text:a></text:p>
          <text:p text:style-name="P185"><text:a xlink:type="simple" xlink:href="#__RefHeading___Toc4692_1349856735" text:style-name="Index_20_Link" text:visited-style-name="Index_20_Link">3.6.1. Présentation du manager de composant (ObjectManager)<text:tab/>20</text:a></text:p>
          <text:p text:style-name="P185"><text:a xlink:type="simple" xlink:href="#__RefHeading___Toc4694_1349856735" text:style-name="Index_20_Link" text:visited-style-name="Index_20_Link">3.6.2. Présentation du manager des composants colonnes (BlocManager)<text:tab/>23</text:a></text:p>
          <text:p text:style-name="P185"><text:a xlink:type="simple" xlink:href="#__RefHeading___Toc4696_1349856735" text:style-name="Index_20_Link" text:visited-style-name="Index_20_Link">3.6.3. Présentation de l’explorateur de composants<text:tab/>26</text:a></text:p>
          <text:p text:style-name="P185"><text:a xlink:type="simple" xlink:href="#__RefHeading___Toc4698_1349856735" text:style-name="Index_20_Link" text:visited-style-name="Index_20_Link">3.6.4. Présentation de l’explorateur de fichiers<text:tab/>27</text:a></text:p>
          <text:p text:style-name="P185"><text:a xlink:type="simple" xlink:href="#__RefHeading___Toc4700_1349856735" text:style-name="Index_20_Link" text:visited-style-name="Index_20_Link">3.6.5. Présentation des divers outils<text:tab/>28</text:a></text:p>
          <text:p text:style-name="P183"><text:a xlink:type="simple" xlink:href="#__RefHeading___Toc817_1694642060" text:style-name="Index_20_Link" text:visited-style-name="Index_20_Link">4. Conclusion<text:tab/>30</text:a></text:p>
          <text:p text:style-name="P184"><text:a xlink:type="simple" xlink:href="#__RefHeading___Toc4388_833493084" text:style-name="Index_20_Link" text:visited-style-name="Index_20_Link">4.1. Aspects techniques et expérience acquise<text:tab/>30</text:a></text:p>
          <text:p text:style-name="P184"><text:a xlink:type="simple" xlink:href="#__RefHeading___Toc17199_1741802871" text:style-name="Index_20_Link" text:visited-style-name="Index_20_Link">4.2. Perception et intégration dans l’entreprise<text:tab/>31</text:a></text:p>
          <text:p text:style-name="P184"><text:a xlink:type="simple" xlink:href="#__RefHeading___Toc4390_833493084" text:style-name="Index_20_Link" text:visited-style-name="Index_20_Link">4.3. Formation de l’IUT<text:tab/>31</text:a></text:p>
          <text:p text:style-name="P183"><text:a xlink:type="simple" xlink:href="#__RefHeading___Toc819_1694642060" text:style-name="Index_20_Link" text:visited-style-name="Index_20_Link">5. Glossaire<text:tab/>33</text:a></text:p>
          <text:p text:style-name="P183"><text:a xlink:type="simple" xlink:href="#__RefHeading___Toc2138_1254701720" text:style-name="Index_20_Link" text:visited-style-name="Index_20_Link">6. Bibliographie<text:tab/>35</text:a></text:p>
          <text:p text:style-name="P183"><text:a xlink:type="simple" xlink:href="#__RefHeading___Toc17201_1741802871" text:style-name="Index_20_Link" text:visited-style-name="Index_20_Link">7. Annexes<text:tab/>37</text:a></text:p>
          <text:p text:style-name="P184"><text:a xlink:type="simple" xlink:href="#__RefHeading___Toc17203_1741802871" text:style-name="Index_20_Link" text:visited-style-name="Index_20_Link">7.1. FieldFile<text:tab/>37</text:a></text:p>
          <text:p text:style-name="P184"><text:a xlink:type="simple" xlink:href="#__RefHeading___Toc17205_1741802871" text:style-name="Index_20_Link" text:visited-style-name="Index_20_Link">7.2. FieldImage<text:tab/>38</text:a></text:p>
          <text:p text:style-name="P184"><text:a xlink:type="simple" xlink:href="#__RefHeading___Toc17207_1741802871" text:style-name="Index_20_Link" text:visited-style-name="Index_20_Link">7.3. FieldLinks<text:tab/>39</text:a></text:p>
          <text:p text:style-name="P184"><text:a xlink:type="simple" xlink:href="#__RefHeading___Toc17209_1741802871" text:style-name="Index_20_Link" text:visited-style-name="Index_20_Link">7.4. Partie publique<text:tab/>40</text:a></text:p>
          <text:p text:style-name="P184"><text:a xlink:type="simple" xlink:href="#__RefHeading___Toc17211_1741802871" text:style-name="Index_20_Link" text:visited-style-name="Index_20_Link">7.5. Partie administration<text:tab/>41</text:a></text:p>
        </text:index-body>
      </text:table-of-content>
      <text:p text:style-name="P63"/>
      <text:p text:style-name="P63"/>
      <text:p text:style-name="P213"/>
      <text:h text:style-name="P191" text:outline-level="1"><text:bookmark-start text:name="__RefHeading___Toc265_1694642060"/>1. Présentation de l’entreprise<text:bookmark-end text:name="__RefHeading___Toc265_1694642060"/></text:h>
      <text:p text:style-name="P64"><text:span text:style-name="T64"><text:tab/>SAILING </text:span>est une agence de communication Digitale &amp; Print. <text:span text:style-name="T125">Actuellement composée de 6 collaborateurs, elle a pu dégager un chiffre d’affaire de 450.000€ pendant l’année 2016.</text:span></text:p>
      <text:p text:style-name="P65"><text:tab/>Le siège de la société <text:span text:style-name="T132">se trouve </text:span>à Saint-Maur-des-Fossées (94) dans la région parisienne, et le siège secondaire <text:span text:style-name="T132">se situe </text:span>à Vienne (38) au sud de Lyon. C’est dans ce dernier que j’ai pu effectuer ma formation en alternance pendant toute cette année.</text:p>
      <text:p text:style-name="P106"><text:tab/>L’agence <text:span text:style-name="T133">a vu </text:span>le jour en 1996 et s’<text:span text:style-name="T134">est d’abord </text:span>concentr<text:span text:style-name="T134">é autour</text:span> des métiers de l’édition et de la conception graphique de supports imprimés. <text:span text:style-name="T119">P</text:span>lus tard, la démocratisation du Web et l’émergence de nouveaux supports de communication ont naturellement conduit l’équipe à se positionner sur de nouveaux métiers.</text:p>
      <text:p text:style-name="P106"><text:tab/>Après 10 années d’existence, la structure est devenue <text:span text:style-name="T124">« </text:span><text:span text:style-name="T11">SAILING Communication &amp; Technologies</text:span> », et s’est définitivement organisée en trois pôles : </text:p>
      <text:list xml:id="list3484809979068898982" text:style-name="L1">
        <text:list-item>
          <text:p text:style-name="P240">Conseil en communication &amp; Marketing,</text:p>
        </text:list-item>
        <text:list-item>
          <text:p text:style-name="P240">Création &amp; Édition,</text:p>
        </text:list-item>
        <text:list-item>
          <text:p text:style-name="P240">Développement web &amp; Intégration technique / R&amp;D.</text:p>
        </text:list-item>
      </text:list>
      <text:h text:style-name="P186" text:outline-level="2"><text:bookmark-start text:name="__RefHeading___Toc2132_1254701720"/>1.1. Activités principales<text:bookmark-end text:name="__RefHeading___Toc2132_1254701720"/></text:h>
      <text:p text:style-name="P67"><text:span text:style-name="T152"><text:tab/>Les </text:span>activités principales <text:span text:style-name="T152">de SAILING sont les suivantes</text:span> :</text:p>
      <text:list xml:id="list8998651150143749403" text:style-name="L2">
        <text:list-item>
          <text:p text:style-name="P218"><text:span text:style-name="T123">C</text:span>’est un studio de création graphique (création de maquette de site web, de logo, …),</text:p>
        </text:list-item>
        <text:list-item>
          <text:p text:style-name="P218"><text:span text:style-name="T123">C</text:span>’est un prestataire internet (fournit une connexion Internet à des entreprises et/ou particuliers),</text:p>
        </text:list-item>
        <text:list-item>
          <text:p text:style-name="P218"><text:span text:style-name="T123">E</text:span>lle s’occupe du développement et de l’intégration de site web,</text:p>
        </text:list-item>
        <text:list-item>
          <text:p text:style-name="P219">Exerce de la R&amp;D, et auteur du moteur d’applications web WysiUp.</text:p>
        </text:list-item>
      </text:list>
      <text:h text:style-name="Heading_20_2" text:outline-level="2"><text:bookmark-start text:name="__RefHeading___Toc2134_1254701720"/>1.<text:span text:style-name="T122">2</text:span>. Présentation de l’effectif<text:bookmark-end text:name="__RefHeading___Toc2134_1254701720"/></text:h>
      <text:p text:style-name="P105"><text:tab/><text:span text:style-name="T120">Voici une liste non exhaustive des personnes travaillant actuellement chez SAILING :</text:span></text:p>
      <text:list xml:id="list8853477882477333937" text:style-name="L3">
        <text:list-item>
          <text:p text:style-name="P241">Philippe Boireaud : <text:span text:style-name="T121">À</text:span> la tête du pole de compétence de la <text:span text:style-name="T11">direction technique</text:span> et <text:span text:style-name="T11">R&amp;D</text:span><text:span text:style-name="T65">,</text:span></text:p>
        </text:list-item>
        <text:list-item>
          <text:p text:style-name="P241"><text:span text:style-name="T65">Yann Ruellan : </text:span><text:span text:style-name="T67">À</text:span><text:span text:style-name="T65"> la tête du pole de de compétence de</text:span><text:span text:style-name="T66">s</text:span><text:span text:style-name="T65"> </text:span><text:span text:style-name="T11">conseils en communication</text:span><text:span text:style-name="T65"> et le </text:span><text:span text:style-name="T11">pilotage de projet</text:span><text:span text:style-name="T65">,</text:span></text:p>
        </text:list-item>
        <text:list-item>
          <text:p text:style-name="P241"><text:span text:style-name="T65">Éric Ruellan : </text:span><text:span text:style-name="T67">À</text:span><text:span text:style-name="T65"> la tête du pole de compétence de la </text:span><text:span text:style-name="T11">direction artistique</text:span><text:span text:style-name="T65">,</text:span></text:p>
        </text:list-item>
        <text:list-item>
          <text:p text:style-name="P242"><text:soft-page-break/>Céline Ruellan : Directrice des Ressources Humaines,</text:p>
        </text:list-item>
        <text:list-item>
          <text:p text:style-name="P243">Alexis Lachaux : Commercial.</text:p>
        </text:list-item>
      </text:list>
      <text:h text:style-name="P186" text:outline-level="2"><text:bookmark-start text:name="__RefHeading___Toc2136_1254701720"/>1.<text:span text:style-name="T122">3</text:span>. Partenaires<text:bookmark-end text:name="__RefHeading___Toc2136_1254701720"/></text:h>
      <text:p text:style-name="P104"><text:tab/>SAILING est partenaire de FEEL EUROPE Groupe, une SSII conseil en systèmes d'information, en mesure de soutenir des projets nécessitant de faire appel à des compétences techniques additionnelles.</text:p>
      <text:h text:style-name="P192"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26">umain</text:span><text:bookmark-end text:name="__RefHeading___Toc4384_833493084"/></text:h>
      <text:p text:style-name="P66"><text:tab/><text:span text:style-name="T127">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156"><text:tab/> Pendant cette année d’alternance, j’ai eu pour tâche de travailler uniquement sur le projet NinaCMS, le tout attentivement surveillé et orchestré par Philippe. J’ai aussi eu l’occasion d’aider <text:span text:style-name="T245">Thibault </text:span>à plusieurs reprises lorsqu’il avait besoin d’aide pendant son <text:span text:style-name="T163">travail</text:span>.</text:p>
      <text:h text:style-name="P186" text:outline-level="2"><text:bookmark-start text:name="__RefHeading___Toc4386_833493084"/>2.2. Matériels et logiciels utilisés<text:bookmark-end text:name="__RefHeading___Toc4386_833493084"/></text:h>
      <text:p text:style-name="P57"><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28">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4"><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163">Système d’exploitation : <text:span text:style-name="T11">Ubuntu 1</text:span><text:span text:style-name="T16">6</text:span><text:span text:style-name="T11">.04</text:span></text:p>
          </table:table-cell>
        </table:table-row>
        <table:table-row>
          <table:table-cell table:style-name="Tableau2.A1" office:value-type="string">
            <text:p text:style-name="P24"/>
          </table:table-cell>
          <table:table-cell table:style-name="Tableau2.B1" office:value-type="string">
            <text:p text:style-name="P163"><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4"/>
          </table:table-cell>
          <table:table-cell table:style-name="Tableau2.B1" office:value-type="string">
            <text:p text:style-name="P164">Navigateurs Web : <text:span text:style-name="T11">Google Chrome</text:span><text:span text:style-name="T65"> (XX), </text:span><text:span text:style-name="T11">Mozilla Firefox</text:span><text:span text:style-name="T65"> (XX), et </text:span><text:span text:style-name="T11">Opera</text:span><text:span text:style-name="T65"> (XX) </text:span></text:p>
          </table:table-cell>
        </table:table-row>
        <table:table-row>
          <table:table-cell table:style-name="Tableau2.A4" office:value-type="string">
            <text:p text:style-name="P24"/>
          </table:table-cell>
          <table:table-cell table:style-name="Tableau2.B4" office:value-type="string">
            <text:p text:style-name="P26">Traitement de texte : <text:span text:style-name="T11">LibreOffice Writer</text:span><text:span text:style-name="T65"> (</text:span><text:span text:style-name="T68">5.2</text:span><text:span text:style-name="T65">)</text:span></text:p>
          </table:table-cell>
        </table:table-row>
      </table:table>
      <text:p text:style-name="P177"/>
      <text:p text:style-name="P57"><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29">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4"><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165"><text:span text:style-name="T11">PHP</text:span> (5.6)</text:p>
          </table:table-cell>
        </table:table-row>
        <table:table-row>
          <table:table-cell table:style-name="Tableau5.A1" office:value-type="string">
            <text:p text:style-name="P24"/>
          </table:table-cell>
          <table:table-cell table:style-name="Tableau5.B1" office:value-type="string">
            <text:p text:style-name="P166">Des composants de <text:span text:style-name="T11">Laravel</text:span> (<text:span text:style-name="T130">routage, DI, ORM</text:span>, validation, ...)</text:p>
          </table:table-cell>
        </table:table-row>
        <table:table-row>
          <table:table-cell table:style-name="Tableau5.A1" office:value-type="string">
            <text:p text:style-name="P167"/>
          </table:table-cell>
          <table:table-cell table:style-name="Tableau5.B1" office:value-type="string">
            <text:p text:style-name="P166"><text:span text:style-name="T11">Node.js</text:span> (<text:span text:style-name="T131">6.11</text:span>)</text:p>
          </table:table-cell>
        </table:table-row>
        <table:table-row>
          <table:table-cell table:style-name="Tableau5.A1" office:value-type="string">
            <text:p text:style-name="P167"/>
          </table:table-cell>
          <table:table-cell table:style-name="Tableau5.B1" office:value-type="string">
            <text:p text:style-name="P165"><text:span text:style-name="T11">VueJS</text:span> <text:span text:style-name="T131">(2.4)</text:span></text:p>
          </table:table-cell>
        </table:table-row>
        <table:table-row>
          <table:table-cell table:style-name="Tableau5.A1" office:value-type="string">
            <text:p text:style-name="P167"/>
          </table:table-cell>
          <table:table-cell table:style-name="Tableau5.B1" office:value-type="string">
            <text:p text:style-name="P168"><text:span text:style-name="T11">Webpack</text:span> (<text:span text:style-name="T150">3.5</text:span>)</text:p>
          </table:table-cell>
        </table:table-row>
        <table:table-row>
          <table:table-cell table:style-name="Tableau5.A6" office:value-type="string">
            <text:p text:style-name="P24"/>
          </table:table-cell>
          <table:table-cell table:style-name="Tableau5.B6" office:value-type="string">
            <text:p text:style-name="P165"><text:span text:style-name="T11">HTML</text:span>, <text:span text:style-name="T11">JavaScript</text:span> (ES6) et <text:span text:style-name="T11">SCSS</text:span>.</text:p>
          </table:table-cell>
        </table:table-row>
      </table:table>
      <text:p text:style-name="P177"/>
      <text:p text:style-name="P178"><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29">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4"/>
          </table:table-cell>
          <table:table-cell table:style-name="Tableau6.B1" office:value-type="string">
            <text:p text:style-name="P165"><text:span text:style-name="T11">Git</text:span>, <text:span text:style-name="T11">GitKraken</text:span> et <text:span text:style-name="T11">Gogs</text:span></text:p>
          </table:table-cell>
        </table:table-row>
        <table:table-row>
          <table:table-cell table:style-name="Tableau6.A1" office:value-type="string">
            <text:p text:style-name="P24"/>
          </table:table-cell>
          <table:table-cell table:style-name="Tableau6.B1" office:value-type="string">
            <text:p text:style-name="P165"><text:span text:style-name="T11">JSDoc</text:span> et un plugin <text:span text:style-name="T141">« jsdoc-vuejs » </text:span>créé à l’occasion pour documenter des composants <text:span text:style-name="T11">VueJS</text:span></text:p>
          </table:table-cell>
        </table:table-row>
        <table:table-row>
          <table:table-cell table:style-name="Tableau6.A3" office:value-type="string">
            <text:p text:style-name="P24"/>
          </table:table-cell>
          <table:table-cell table:style-name="Tableau6.B3" office:value-type="string">
            <text:p text:style-name="P169">Sami</text:p>
          </table:table-cell>
        </table:table-row>
      </table:table>
      <text:p text:style-name="P57"/>
      <text:p text:style-name="P214"/>
      <text:h text:style-name="P193" text:outline-level="1"><text:bookmark-start text:name="__RefHeading___Toc815_1694642060"/>3. Travail effectué<text:bookmark-end text:name="__RefHeading___Toc815_1694642060"/></text:h>
      <text:p text:style-name="P121"><text:tab/><text:span text:style-name="T151">J’ai donc travaillé en autonomie sur NinaCMS tout le long de l’alternance, en étant encadré par mon Maître d’Alternance, Philippe Boireaud. Je me suis basé sur son prototype afin de continuer le projet. NinaCMS doit pouvoir fonctionner de </text:span><text:span text:style-name="T49">manière autonome</text:span><text:span text:style-name="T151">, ou à l’</text:span><text:span text:style-name="T49">intérieur d’un CMS</text:span><text:span text:style-name="T151">, comme </text:span><text:span text:style-name="T49">WordPress</text:span><text:span text:style-name="T151">.</text:span></text:p>
      <text:p text:style-name="P120"><text:span text:style-name="T153"><text:tab/>Le projet se base sur le principe de composants. Dans NinaCMS, </text:span><text:span text:style-name="T17">tout</text:span><text:span text:style-name="T70"> </text:span><text:span text:style-name="T71">est un composant. Cela peut être un composant « </text:span><text:span text:style-name="T18">Article</text:span><text:span text:style-name="T71"> », un composant « </text:span><text:span text:style-name="T18">Conteneur de colonnes</text:span><text:span text:style-name="T71"> », ou alors un média « </text:span><text:span text:style-name="T18">Image</text:span><text:span text:style-name="T71"> », « </text:span><text:span text:style-name="T18">Video</text:span><text:span text:style-name="T71"> », etc. </text:span><text:span text:style-name="T74">Un composant peut être inclus dans un autre, on arrive au final à un arbre de composants.</text:span></text:p>
      <text:p text:style-name="P120"><text:span text:style-name="T74"><text:tab/>NinaCMS étant un éditeur visuel de site web, nous avons donc une </text:span><text:span text:style-name="T20">partie publique</text:span><text:span text:style-name="T74"> qui sera affichée aux visiteurs du site, et nous avons une </text:span><text:span text:style-name="T20">partie administration</text:span><text:span text:style-name="T74"> – basée sur la partie publique - qui sera réservée à l’administrateur.</text:span></text:p>
      <text:p text:style-name="P120"><text:span text:style-name="T74"><text:tab/></text:span><text:span text:style-name="T84">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22"><text:tab/>Un composant <text:span text:style-name="T166">doit être au minimum composé </text:span>d’une <text:span text:style-name="T11">classe PHP</text:span><text:span text:style-name="T65"> et d’un </text:span><text:span text:style-name="T11">template (modèle) Twig</text:span><text:span text:style-name="T65">. Il peut aussi être composé de styles CSS, de scripts JS, et </text:span><text:span text:style-name="T73">d’</text:span><text:span text:style-name="T65">images. </text:span></text:p>
      <text:p text:style-name="P122"><text:span text:style-name="T65"><text:tab/></text:span><text:span text:style-name="T75">Il </text:span><text:span text:style-name="T65">est situé dans le dossier « </text:span><text:span text:style-name="T11">app/components</text:span><text:span text:style-name="T65"> », dans un sous-dossier portant le nom du composant (ex : le composant « </text:span><text:span text:style-name="T11">Article</text:span><text:span text:style-name="T65"> » se situe dans le dossier « </text:span><text:span text:style-name="T11">app/components/Article</text:span><text:span text:style-name="T65"> », et le nom de sa classe PHP est « </text:span><text:span text:style-name="T11">ArticleComponent</text:span><text:span text:style-name="T65"> », </text:span><text:span text:style-name="T72">déclarée dans le fichier « </text:span><text:span text:style-name="T19">ArticleComponent.php</text:span><text:span text:style-name="T72"> »</text:span><text:span text:style-name="T65">).</text:span></text:p>
      <text:p text:style-name="P122"><text:span text:style-name="T65"><text:tab/></text:span><text:span text:style-name="T76">La </text:span><text:span text:style-name="T21">classe PHP</text:span><text:span text:style-name="T76"> du composant hérite d’une classe nommée « </text:span><text:span text:style-name="T21">BaseComponent</text:span><text:span text:style-name="T76"> », cette dernière permet de rajouter plusieurs variables de configuration ainsi que plusieurs fonctions pour gérer ce composant.</text:span></text:p>
      <text:p text:style-name="P123"><text:span text:style-name="T76"><text:tab/>Un composant peut ou non être composé de champs, appelés </text:span><text:span text:style-name="T21">Field</text:span><text:span text:style-name="T76">. Je présenterai les </text:span><text:span text:style-name="T21">Field</text:span><text:span text:style-name="T76"> plus tard, mais concrètement, un </text:span><text:span text:style-name="T21">Field</text:span><text:span text:style-name="T76"> </text:span><text:span text:style-name="T78">a un certain type (texte, image, adresse URL, </text:span><text:span text:style-name="T79">etc </text:span><text:span text:style-name="T78">…), et il </text:span><text:span text:style-name="T76">est utilisé dans la partie administration pour pouvoir customiser certaines valeurs du composant. Par exemple, un composant « </text:span><text:span text:style-name="T21">Article</text:span><text:span text:style-name="T76"> » pourra avoir des </text:span><text:span text:style-name="T21">Field</text:span><text:span text:style-name="T76"> qui permettront de modifier le </text:span><text:span text:style-name="T21">titre</text:span><text:span text:style-name="T76">, le </text:span><text:span text:style-name="T21">chapeau</text:span><text:span text:style-name="T76">, le </text:span><text:span text:style-name="T21">contenu</text:span><text:span text:style-name="T76">, l’</text:span><text:span text:style-name="T21">image d’illustration</text:span><text:span text:style-name="T76">, etc.</text:span></text:p>
      <text:p text:style-name="P124"><text:span text:style-name="T76"><text:tab/>En revanche, le </text:span><text:span text:style-name="T21">Field</text:span><text:span text:style-name="T76"> </text:span><text:span text:style-name="T77">est incapable de faire le rendu de ses propres </text:span><text:span text:style-name="T76">valeurs. </text:span><text:span text:style-name="T78">En effet, si dans un composant nous avons deux </text:span><text:span text:style-name="T22">Field</text:span><text:span text:style-name="T78"> de type </text:span><text:span text:style-name="T23">texte</text:span><text:span text:style-name="T80">, il se peut que nous voulions afficher la valeur du 1</text:span><text:span text:style-name="T184">er</text:span><text:span text:style-name="T80"> </text:span><text:span text:style-name="T23">Field</text:span><text:span text:style-name="T80"> au format </text:span><text:span text:style-name="T23">HTML</text:span><text:span text:style-name="T80">, et la valeur du 2ème </text:span><text:span text:style-name="T23">Field</text:span><text:span text:style-name="T80"> au format </text:span><text:span text:style-name="T23">texte</text:span><text:span text:style-name="T80">. </text:span></text:p>
      <text:p text:style-name="P124"><text:soft-page-break/><text:span text:style-name="T80"><text:tab/></text:span><text:span text:style-name="T110">On utilise alors un système de</text:span><text:span text:style-name="T81"> </text:span><text:span text:style-name="T24">Fragment</text:span><text:span text:style-name="T81"> (j’en parlerai également plus tard). Ils sont utilisés pour le rendu des valeurs des </text:span><text:span text:style-name="T24">Field</text:span><text:span text:style-name="T81">, et ce sans s’occuper du type de </text:span><text:span text:style-name="T24">Field</text:span><text:span text:style-name="T81">. </text:span><text:span text:style-name="T111">Dans notre exemple, o</text:span><text:span text:style-name="T82">n aura un </text:span><text:span text:style-name="T25">Fragment</text:span><text:span text:style-name="T82"> pour afficher du </text:span><text:span text:style-name="T25">contenu HTML</text:span><text:span text:style-name="T82">, un autre pour afficher du </text:span><text:span text:style-name="T25">contenu textuel</text:span><text:span text:style-name="T82">.</text:span></text:p>
      <text:p text:style-name="P124"><text:span text:style-name="T82"><text:tab/></text:span><text:span text:style-name="T98">Il existe aussi les </text:span><text:span text:style-name="T38">Property</text:span><text:span text:style-name="T98">, qui permettent de configurer </text:span><text:span text:style-name="T112">plus précisément le rendu du </text:span><text:span text:style-name="T57">Fragment</text:span><text:span text:style-name="T112">, </text:span><text:span text:style-name="T113">j’en parlerai aussi plus tard</text:span><text:span text:style-name="T112">.</text:span></text:p>
      <text:h text:style-name="P179" text:outline-level="3"><text:bookmark-start text:name="__RefHeading___Toc4688_1349856735"/><text:span text:style-name="T194">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4"><draw:frame draw:style-name="fr1" draw:name="Image22" text:anchor-type="paragraph" svg:x="-0.002cm" svg:y="0cm" svg:width="6.271cm" svg:height="9.155cm" draw:z-index="19"><draw:image xlink:href="Pictures/10000201000000ED0000015A0F8D6C2C9B8F573A.png" xlink:type="simple" xlink:show="embed" xlink:actuate="onLoad"/></draw:frame></text:p>
            <text:p text:style-name="P170">Représentation d’un composant en base de données</text:p>
          </table:table-cell>
          <table:table-cell table:style-name="Tableau11.A1" office:value-type="string">
            <text:p text:style-name="P176"><text:s text:c="6"/>Pour en revenir au composant, voici comment il est stocké en base de données :</text:p>
            <text:list xml:id="list2118972249264205030" text:style-name="L4">
              <text:list-item>
                <text:p text:style-name="P244"><text:span text:style-name="T154">id</text:span><text:span text:style-name="T65"> : l’identifiant du composant, typiquement un nombre unique ≥ 1,</text:span></text:p>
              </text:list-item>
              <text:list-item>
                <text:p text:style-name="P244"><text:span text:style-name="T11">root_id</text:span><text:span text:style-name="T65"> : </text:span><text:span text:style-name="T84">l’identifiant racine utilisé pour l’arbre de composants, correspond à un composant ayant pour </text:span><text:span text:style-name="T155">id</text:span><text:span text:style-name="T171"> ce </text:span><text:span text:style-name="T155">root_id</text:span><text:span text:style-name="T171">,</text:span></text:p>
              </text:list-item>
              <text:list-item>
                <text:p text:style-name="P244"><text:span text:style-name="T11">parent_id</text:span><text:span text:style-name="T65"> : </text:span><text:span text:style-name="T84">l’identifiant du composant parent (cela implique que ce composant soit son enfant), ayant pour </text:span><text:span text:style-name="T155">id</text:span><text:span text:style-name="T162"> </text:span><text:span text:style-name="T171">ce</text:span><text:span text:style-name="T162"> </text:span><text:span text:style-name="T155">parent_id</text:span><text:span text:style-name="T171">,</text:span></text:p>
              </text:list-item>
              <text:list-item>
                <text:p text:style-name="P244"><text:span text:style-name="T11">order</text:span><text:span text:style-name="T65"> : </text:span><text:span text:style-name="T84">la position du composant avec selon ses frères, un nombre ≥ 0 </text:span></text:p>
              </text:list-item>
              <text:list-item>
                <text:p text:style-name="P244"><text:span text:style-name="T11">category</text:span><text:span text:style-name="T65"> : </text:span><text:span text:style-name="T84">la catégorie, peut être un composant, un fichier, ...</text:span></text:p>
              </text:list-item>
              <text:list-item>
                <text:p text:style-name="P244"><text:span text:style-name="T11">class</text:span><text:span text:style-name="T65"> : </text:span><text:span text:style-name="T84">sa classe, si la catégorie est un composant, alors sa valeur doit être l’un des composants qui se situent dans le dossier «</text:span><text:span text:style-name="T26"> app/components</text:span><text:span text:style-name="T84"> », </text:span></text:p>
              </text:list-item>
              <text:list-item>
                <text:p text:style-name="P244"><text:span text:style-name="T11">label</text:span><text:span text:style-name="T65"> : </text:span><text:span text:style-name="T84">le nom à afficher dans l’explorateur de composants ou dans l’explorateur de fichier, selon la catégorie,</text:span></text:p>
              </text:list-item>
              <text:list-item>
                <text:p text:style-name="P244"><text:span text:style-name="T11">fields_values</text:span><text:span text:style-name="T65"> : </text:span><text:span text:style-name="T84">toutes les valeurs des </text:span><text:span text:style-name="T26">Field</text:span><text:span text:style-name="T84"> liés au composants,</text:span></text:p>
              </text:list-item>
              <text:list-item>
                <text:p text:style-name="P244"><text:span text:style-name="T11">styles</text:span><text:span text:style-name="T65"> : </text:span><text:span text:style-name="T84">des styles CSS s’appliquant au composant,</text:span></text:p>
              </text:list-item>
              <text:list-item>
                <text:p text:style-name="P245"><text:span text:style-name="T27">user_id</text:span><text:span text:style-name="T83">, </text:span><text:span text:style-name="T27">group_id</text:span><text:span text:style-name="T83">, </text:span><text:span text:style-name="T84">et </text:span><text:span text:style-name="T27">rights</text:span><text:span text:style-name="T83"> : </text:span><text:span text:style-name="T84">permettent la gestion des permissions, lire </text:span><text:a xlink:type="simple" xlink:href="https://fr.wikipedia.org/wiki/Permissions_UNIX#Fonctionnement" text:style-name="Internet_20_link" text:visited-style-name="Visited_20_Internet_20_Link"><text:span text:style-name="T84">Permissions UNIX</text:span></text:a><text:span text:style-name="T84">.</text:span></text:p>
              </text:list-item>
            </text:list>
          </table:table-cell>
        </table:table-row>
      </table:table>
      <text:p text:style-name="P128"/>
      <text:p text:style-name="P128"/>
      <text:h text:style-name="Heading_20_3" text:outline-level="3"><text:bookmark-start text:name="__RefHeading___Toc4690_1349856735"/><text:soft-page-break/>3.1.2. Représentation d’un composant dans le code PHP<text:bookmark-end text:name="__RefHeading___Toc4690_1349856735"/></text:h>
      <text:p text:style-name="P126"><text:tab/>Comme dit plus tôt, un composant hérite du composant de base «<text:span text:style-name="T11"> BaseComponent</text:span> ». <text:span text:style-name="T197">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0"><draw:image xlink:href="Pictures/100002010000017C000002EE121ABF301D3B1F47.png" xlink:type="simple" xlink:show="embed" xlink:actuate="onLoad"/></draw:frame></text:p>
            <text:p text:style-name="Table_20_Contents"/>
            <text:p text:style-name="P171"><text:span text:style-name="T196">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1596515804118729750" text:style-name="L5">
              <text:list-item>
                <text:p text:style-name="P221"><text:span text:style-name="T158">f</text:span><text:span text:style-name="T154">ields </text:span>: un tableau de <text:span text:style-name="T11">Field</text:span><text:span text:style-name="T65">,</text:span></text:p>
              </text:list-item>
              <text:list-item>
                <text:p text:style-name="P221"><text:span text:style-name="T154">fieldsRules </text:span><text:span text:style-name="T65">: un tableau contenant des règles de validation de données pour les </text:span><text:span text:style-name="T156">fields</text:span><text:span text:style-name="T65">. <text:line-break/>(Voir </text:span><text:a xlink:type="simple" xlink:href="https://git.io/v50iA" text:style-name="Internet_20_link" text:visited-style-name="Visited_20_Internet_20_Link"><text:span text:style-name="T65">https://git.io/v50iA</text:span></text:a><text:span text:style-name="T65">),</text:span></text:p>
              </text:list-item>
              <text:list-item>
                <text:p text:style-name="P221"><text:span text:style-name="T154">fieldsFileRules</text:span><text:span text:style-name="T65"> : </text:span><text:span text:style-name="T85">un tableau contenant des règles de validations de données pour les </text:span><text:span text:style-name="T157">fields</text:span><text:span text:style-name="T172"> de « </text:span><text:span text:style-name="T176">Fichier</text:span><text:span text:style-name="T173"> »,</text:span></text:p>
              </text:list-item>
              <text:list-item>
                <text:p text:style-name="P221"><text:span text:style-name="T154">contains</text:span><text:span text:style-name="T170"> : un tableau qui indique quels composants peut contenir le composant (ex : le composant « </text:span><text:span text:style-name="T175">Colonne</text:span><text:span text:style-name="T170"> » peut contenir le composant « </text:span><text:span text:style-name="T175">Article</text:span><text:span text:style-name="T170"> »),</text:span></text:p>
              </text:list-item>
              <text:list-item>
                <text:p text:style-name="P246"><text:span text:style-name="T154">icon</text:span> <text:span text:style-name="T170">: </text:span><text:span text:style-name="T174">chemin relatif vers l’icône censée représenter le composant dans l’</text:span><text:span text:style-name="T168">explorateur de composants</text:span><text:span text:style-name="T174">,</text:span></text:p>
              </text:list-item>
              <text:list-item>
                <text:p text:style-name="P250">group <text:span text:style-name="T170">: utilisé pour créer une arborescence dans l’explorateur de composants,</text:span></text:p>
              </text:list-item>
              <text:list-item>
                <text:p text:style-name="P246"><text:span text:style-name="T154">template</text:span> <text:span text:style-name="T170">: chemin relatif vers le fichier de </text:span><text:span text:style-name="T167">template Twig</text:span><text:span text:style-name="T170"> à utiliser,</text:span></text:p>
              </text:list-item>
              <text:list-item>
                <text:p text:style-name="P246"><text:span text:style-name="T154">styles</text:span><text:span text:style-name="T170"> et </text:span><text:span text:style-name="T154">scripts</text:span><text:span text:style-name="T170"> : tableaux de chemins relatifs vers des styles CSS et scripts JS, ils seront exécutés dans la </text:span><text:span text:style-name="T154">partie publique</text:span><text:span text:style-name="T170"> mais aussi dans la </text:span><text:span text:style-name="T154">partie administration</text:span><text:span text:style-name="T170">,</text:span></text:p>
              </text:list-item>
              <text:list-item>
                <text:p text:style-name="P246"><text:span text:style-name="T154">adminStyles</text:span><text:span text:style-name="T170"> et </text:span><text:span text:style-name="T154">adminScripts</text:span><text:span text:style-name="T170"> : tableaux de chemins relatifs des styles CSS et scripts JS, ils seront </text:span><text:span text:style-name="T154">uniquement exécutés dans la partie administration</text:span><text:span text:style-name="T170">.</text:span></text:p>
              </text:list-item>
            </text:list>
          </table:table-cell>
        </table:table-row>
      </table:table>
      <text:p text:style-name="P73"/>
      <text:p text:style-name="P127"><text:span text:style-name="T65"><text:tab/></text:span><text:span text:style-name="T86">T</text:span><text:span text:style-name="T65">outes ces propriétés ont été définies comme « </text:span><text:span text:style-name="T11">protégées</text:span><text:span text:style-name="T65"> ». Dans le paradigme de la </text:span><text:span text:style-name="T11">Programmation Orienté Objet</text:span><text:span text:style-name="T65">, des propriétés protégées restes directement accessibles dans la classe dans lesquelles ces propriétés sont déclarées, mais aussi dans les classes héritant de celle-ci. </text:span></text:p>
      <text:p text:style-name="P127"><text:span text:style-name="T87"><text:tab/>Par contre, elles restent inaccessibles en dehors des composants</text:span><text:span text:style-name="T86">, </text:span><text:span text:style-name="T87">o</text:span><text:span text:style-name="T65">n appelle ça l’</text:span><text:span text:style-name="T11">encapsulation des données</text:span><text:span text:style-name="T65">. </text:span><text:span text:style-name="T87">Si on souhaite tout de même accéder à ces données, il faut pour cela créer des </text:span><text:span text:style-name="T28">accesseurs.</text:span><text:span text:style-name="T87"> </text:span><text:span text:style-name="T88">Ce sont des méthodes d’une classe qui en général, commence par « </text:span><text:span text:style-name="T29">get</text:span><text:span text:style-name="T88"> ».</text:span></text:p>
      <text:p text:style-name="P73"/>
      <text:p text:style-name="P73"><text:soft-page-break/></text:p>
      <text:p text:style-name="P72"><text:span text:style-name="T65"><text:tab/>E</text:span><text:span text:style-name="T89">t voici </text:span><text:span text:style-name="T65">les différentes méthodes </text:span><text:span text:style-name="T89">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1"><draw:image xlink:href="Pictures/100002010000017C000002EE121ABF301D3B1F47.png" xlink:type="simple" xlink:show="embed" xlink:actuate="onLoad"/></draw:frame></text:p>
          </table:table-cell>
          <table:table-cell table:style-name="Tableau13.A1" office:value-type="string">
            <text:list xml:id="list4889731694005441303" text:style-name="L6">
              <text:list-item>
                <text:p text:style-name="P247"><text:span text:style-name="T159">afterConstruct </text:span><text:span text:style-name="T198">: </text:span><text:span text:style-name="T186">Appelée après l’initialisation du composant,</text:span></text:p>
              </text:list-item>
              <text:list-item>
                <text:p text:style-name="P248"><text:span text:style-name="T188">__clone</text:span><text:span text:style-name="T186"> : méthode spéciale PHP appelée lorsqu’on est en train de cloner un composant (typiquement un copier/coller),</text:span></text:p>
              </text:list-item>
              <text:list-item>
                <text:p text:style-name="P248"><text:span text:style-name="T188">canContains</text:span><text:span text:style-name="T186"> : détermine si notre composant peut contenir le nom du composant passé en paramètre,</text:span></text:p>
              </text:list-item>
              <text:list-item>
                <text:p text:style-name="P251"><text:span text:style-name="T187">getModel</text:span><text:span text:style-name="T185"> : </text:span><text:span text:style-name="T190">retourne le composant stocké en base de données, on on pourra récupérer son </text:span><text:span text:style-name="T189">id</text:span><text:span text:style-name="T192">, ses </text:span><text:span text:style-name="T189">fields_values</text:span><text:span text:style-name="T192">, etc. Voir « </text:span><text:span text:style-name="T193"><text:reference-ref text:reference-format="text" text:ref-name="Représentation d'un composant en base de données">Représentation d’un composant en base de données</text:reference-ref></text:span><text:span text:style-name="T193"> »</text:span><text:span text:style-name="T192">,</text:span></text:p>
              </text:list-item>
              <text:list-item>
                <text:p text:style-name="P252"><text:span text:style-name="T189">g</text:span><text:span text:style-name="T187">etAbsolutePath</text:span><text:span text:style-name="T191">/</text:span><text:span text:style-name="T187">getRelativePath</text:span><text:span text:style-name="T191"> : retournent le chemin absolu et relatif du composant,</text:span></text:p>
              </text:list-item>
              <text:list-item>
                <text:p text:style-name="P253"><text:span text:style-name="T187">getMetadata</text:span><text:span text:style-name="T191"> : retourne des meta-données sur le composant pour être utilisées dans la partie administration,</text:span></text:p>
              </text:list-item>
              <text:list-item>
                <text:p text:style-name="P253"><text:span text:style-name="T189">g</text:span><text:span text:style-name="T187">etClass</text:span><text:span text:style-name="T191">/</text:span><text:span text:style-name="T187">getShortClass</text:span><text:span text:style-name="T191"> : retourne la classe du composant, ex :  « ArticleComponent » ou « Article »,</text:span></text:p>
              </text:list-item>
              <text:list-item>
                <text:p text:style-name="P254">Le reste des méthodes ne sont que des accesseurs vers les propriétés protégées décrites plus haut.</text:p>
              </text:list-item>
            </text:list>
          </table:table-cell>
        </table:table-row>
      </table:table>
      <text:p text:style-name="P73"/>
      <text:p text:style-name="P73"/>
      <text:p text:style-name="P73"/>
      <text:p text:style-name="P73"/>
      <text:p text:style-name="P73"/>
      <text:p text:style-name="P73"/>
      <text:p text:style-name="P73"/>
      <text:h text:style-name="Heading_20_2" text:outline-level="2"><text:bookmark-start text:name="__RefHeading___Toc6064_1617214919"/><text:soft-page-break/>3.2. Présentation des Field<text:bookmark-end text:name="__RefHeading___Toc6064_1617214919"/></text:h>
      <text:p text:style-name="P129"><text:tab/><text:span text:style-name="T199">Les </text:span><text:span text:style-name="T30">Field</text:span><text:span text:style-name="T90"> sont un ensemble de classes PHP et de templates Twig. La classe PHP permet de configurer le </text:span><text:span text:style-name="T30">Field</text:span><text:span text:style-name="T90">, par exemple choisir son </text:span><text:span text:style-name="T30">identifiant</text:span><text:span text:style-name="T90">, son </text:span><text:span text:style-name="T30">label</text:span><text:span text:style-name="T90">, et diverses options. </text:span><text:span text:style-name="T91">Le template Twig s’occupe de faire le rendu du </text:span><text:span text:style-name="T31">Field</text:span><text:span text:style-name="T91">.</text:span></text:p>
      <text:p text:style-name="P57"><draw:frame draw:style-name="fr5" draw:name="Image25" text:anchor-type="paragraph" svg:x="1.099cm" svg:y="0.51cm" svg:width="14.804cm" svg:height="5.904cm" draw:z-index="22"><draw:image xlink:href="Pictures/10000201000003C40000018944A9B916DA681D7F.png" xlink:type="simple" xlink:show="embed" xlink:actuate="onLoad"/></draw:frame></text:p>
      <text:p text:style-name="P52">Exemple de définitions de Field à un composant</text:p>
      <text:p text:style-name="P77"><draw:frame draw:style-name="fr6" draw:name="Image26" text:anchor-type="paragraph" svg:width="17.979cm" svg:height="11.441cm" draw:z-index="23"><draw:image xlink:href="Pictures/10000201000003FF0000028B892EF24FCBC39F19.png" xlink:type="simple" xlink:show="embed" xlink:actuate="onLoad"/></draw:frame></text:p>
      <text:p text:style-name="P137">Rendu des Field définis plus haut, pendant l’édition du composant</text:p>
      <text:p text:style-name="P141"><text:soft-page-break/><text:tab/><text:span text:style-name="T201">La plupart des Field sont basiques, d’autres plus complexes ont été créés avec VueJS afin d’apporter de l’interactivité et des fonctionnalités supplémentaires.</text:span></text:p>
      <text:p text:style-name="P141"><text:tab/>Les <text:span text:style-name="T65">Field actuellement disponibles sont :</text:span></text:p>
      <text:list xml:id="list3997059028268184287" text:style-name="L7">
        <text:list-item>
          <text:p text:style-name="P255"><text:span text:style-name="T11">FieldText</text:span><text:span text:style-name="T65"> : le plus basique, il affiche une petite zone de texte (</text:span><text:span text:style-name="Code"><text:span text:style-name="T200">&lt;input type="text"&gt;</text:span></text:span><text:span text:style-name="T65">),</text:span></text:p>
        </text:list-item>
        <text:list-item>
          <text:p text:style-name="P255"><text:span text:style-name="T11">FieldRichText</text:span><text:span text:style-name="T65"> : affiche une plus grande zone de texte (</text:span><text:span text:style-name="Code"><text:span text:style-name="T200">&lt;textarea&gt;&lt;/textarea&gt;</text:span></text:span><text:span text:style-name="T65">)</text:span></text:p>
        </text:list-item>
        <text:list-item>
          <text:p text:style-name="P256"><text:span text:style-name="T11">FieldRichTextTinyMce </text:span><text:span text:style-name="T65">: affiche l’éditeur de texte </text:span><text:a xlink:type="simple" xlink:href="https://www.tinymce.com/" text:style-name="Internet_20_link" text:visited-style-name="Visited_20_Internet_20_Link"><text:span text:style-name="T65">TinyMCE</text:span></text:a><text:span text:style-name="T65">,</text:span></text:p>
        </text:list-item>
        <text:list-item>
          <text:p text:style-name="P256"><text:span text:style-name="T11">FieldDate</text:span><text:span text:style-name="T65"> : affiche un champ permettant la sélection d’une date, dans une plage donnée ou non (</text:span><text:span text:style-name="Code">&lt;input type="date"&gt;</text:span><text:span text:style-name="T65">),</text:span></text:p>
        </text:list-item>
        <text:list-item>
          <text:p text:style-name="P256"><text:span text:style-name="T11">FieldNum </text:span><text:span text:style-name="T65">: affiche un champ permettant la sélection d’un chiffre dans une plage donnée ou non (</text:span><text:span text:style-name="Code">&lt;input type="number"&gt;</text:span><text:span text:style-name="T65">),</text:span></text:p>
        </text:list-item>
        <text:list-item>
          <text:p text:style-name="P256"><text:span text:style-name="T11">FieldList</text:span><text:span text:style-name="T65"> : affiche une liste déroulante proposant divers choix (</text:span><text:span text:style-name="Code">&lt;select&gt;&lt;/select&gt;</text:span><text:span text:style-name="T65">),</text:span></text:p>
        </text:list-item>
        <text:list-item>
          <text:p text:style-name="P257"><text:span text:style-name="T11">FieldCheckbox </text:span><text:span text:style-name="T65">: affiche une case à cocher (&lt;input type="checkbox"&gt;),</text:span></text:p>
        </text:list-item>
        <text:list-item>
          <text:p text:style-name="P257"><text:span text:style-name="T11">FieldCheckboxes</text:span><text:span text:style-name="T65"> : affiche une liste de case à cocher (utilise plusieurs FieldCheckbox en interne),</text:span></text:p>
        </text:list-item>
        <text:list-item>
          <text:p text:style-name="P258"><text:span text:style-name="T11">FieldFile </text:span><text:span text:style-name="T36">(VueJS)</text:span><text:span text:style-name="T65"> : affiche une interface de sélection de fichiers </text:span><text:span text:style-name="T93">(depuis l’ordinateur ou la médiathèque de fichiers)</text:span><text:span text:style-name="T65">. Il est possible de spécifier une contraintes sur les types de fichiers acceptés, ainsi que sur la taille. Étant trop complexe, </text:span><text:span text:style-name="T92">des captures d’écran se trouve en annexe, voir « </text:span><text:span text:style-name="T33"><text:reference-ref text:reference-format="text" text:ref-name="7.1. FieldFile">7.1. FieldFile</text:reference-ref></text:span><text:span text:style-name="T92"> »,</text:span></text:p>
        </text:list-item>
        <text:list-item>
          <text:p text:style-name="P258"><text:span text:style-name="T11">FieldImage </text:span><text:span text:style-name="T36">(VueJS)</text:span><text:span text:style-name="T65"> : </text:span><text:span text:style-name="T93">affiche une interface de sélection d’image (depuis l’ordinateur ou la médiathèque de fichiers). </text:span><text:span text:style-name="T94">Un éditeur d’image simple s’affiche aussi, il permet de rogner, tourner, inverser, … sur l’image. Il est possible de choisir précisément les dimensions de rognage, ainsi que d’affichage sur le site. Voir « </text:span><text:span text:style-name="T34"><text:reference-ref text:reference-format="text" text:ref-name="7.2. FieldImage">7.2. FieldImage</text:reference-ref></text:span><text:span text:style-name="T94"> »,</text:span></text:p>
        </text:list-item>
        <text:list-item>
          <text:p text:style-name="P258"><text:span text:style-name="T11">FieldLinks</text:span><text:span text:style-name="T36"> (VueJS)</text:span><text:span text:style-name="T65"> : </text:span><text:span text:style-name="T96">affiche une</text:span><text:span text:style-name="T65"> </text:span><text:span text:style-name="T97">interface permettant de gérer des liens, il est possible de configurer l’adresse URL, le texte à afficher, et si le lien doit s’ouvrir dans une nouvelle fenêtre. </text:span><text:span text:style-name="T95">Voir « </text:span><text:span text:style-name="T35"><text:reference-ref text:reference-format="text" text:ref-name="7.3. FieldsLinks">7.3. FieldLinks</text:reference-ref></text:span><text:span text:style-name="T95"> ».</text:span></text:p>
        </text:list-item>
      </text:list>
      <text:p text:style-name="P143"/>
      <text:p text:style-name="P80"/>
      <text:p text:style-name="P80"/>
      <text:p text:style-name="P80"/>
      <text:p text:style-name="P80"/>
      <text:p text:style-name="P80"/>
      <text:h text:style-name="P187" text:outline-level="2"><text:bookmark-start text:name="__RefHeading___Toc6066_1617214919"/><text:soft-page-break/>3.<text:span text:style-name="T206">3</text:span>. Présentation des Fragment<text:bookmark-end text:name="__RefHeading___Toc6066_1617214919"/></text:h>
      <text:p text:style-name="P147"><text:tab/><text:span text:style-name="T209">Les Fragment sont des petits templates Twig ré-utilisables. Ils prennent la valeur d’un Field, et en font le rendu. Ils héritent tous du template «</text:span><text:span text:style-name="T102"> </text:span><text:span text:style-name="T42">BaseFragment</text:span><text:span text:style-name="T209">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1B53C8DD0216D29E.png" xlink:type="simple" xlink:show="embed" xlink:actuate="onLoad"/></draw:frame>Tous les Fragment disponibles</text:p>
          </table:table-cell>
          <table:table-cell table:style-name="Tableau15.A1" office:value-type="string">
            <text:list xml:id="list928935953844552523" text:style-name="L8">
              <text:list-item>
                <text:p text:style-name="P261"><text:span text:style-name="T11">BaseFragment</text:span> : le Fragment de base dont tous les autres Fragment doivent ériter,</text:p>
              </text:list-item>
              <text:list-item>
                <text:p text:style-name="P261"><text:span text:style-name="T11">FragmentDate</text:span> : affiche une date formatée à la langue définie dans Nina (français ou anglais),</text:p>
              </text:list-item>
              <text:list-item>
                <text:p text:style-name="P261"><text:span text:style-name="T11">FragmentCreatedAt</text:span> : utilise le <text:span text:style-name="T11">FragmentDate </text:span>pour afficher « Créé le &lt;date&gt; »,</text:p>
              </text:list-item>
              <text:list-item>
                <text:p text:style-name="P261"><text:span text:style-name="T11">FragmentFile</text:span> : crée un lien hypertexte vers le fichier,</text:p>
              </text:list-item>
              <text:list-item>
                <text:p text:style-name="P261"><text:span text:style-name="T11">FragmentFiles</text:span> : utilise le <text:span text:style-name="T11">FragmentFile</text:span> pour chaque fichiers liés au <text:span text:style-name="T11">Field</text:span>,</text:p>
              </text:list-item>
              <text:list-item>
                <text:p text:style-name="P262"><text:span text:style-name="T11">FragmentHtml</text:span> : fait le rendu en HTML,</text:p>
              </text:list-item>
              <text:list-item>
                <text:p text:style-name="P262"><text:span text:style-name="T11">FragmentImage</text:span> : affiche une image,</text:p>
              </text:list-item>
              <text:list-item>
                <text:p text:style-name="P262"><text:span text:style-name="T11">FragmentImage</text:span> : utilise le <text:span text:style-name="T11">FragmentImage</text:span> pour chaque images liées au <text:span text:style-name="T11">Field</text:span>,</text:p>
              </text:list-item>
              <text:list-item>
                <text:p text:style-name="P263"><text:span text:style-name="T11">FragmentLink</text:span> : fait le rendu d’un lien hypertexte,</text:p>
              </text:list-item>
              <text:list-item>
                <text:p text:style-name="P263"><text:span text:style-name="T11">FragmentLinks</text:span> : utilise le <text:span text:style-name="T11">FragmentLink</text:span> pour faire le rendu de chaque liens,</text:p>
              </text:list-item>
              <text:list-item>
                <text:p text:style-name="P263"><text:span text:style-name="T11">FragmentText</text:span> : affiche la valeur en dure</text:p>
              </text:list-item>
            </text:list>
          </table:table-cell>
        </table:table-row>
      </table:table>
      <text:p text:style-name="P82"/>
      <text:p text:style-name="P82"/>
      <text:p text:style-name="P148"><text:tab/>Voici comment faire le rendu d’un <text:span text:style-name="T11">Field</text:span> dans un composant, en spécifiant le type de <text:span text:style-name="T11">Fragment</text:span> :</text:p>
      <text:p text:style-name="P82"><draw:frame draw:style-name="fr7" draw:name="Image39" text:anchor-type="paragraph" svg:width="11.377cm" svg:height="1.005cm" draw:z-index="36"><draw:image xlink:href="Pictures/10000201000001AE0000002665C39193058BD1D3.png" xlink:type="simple" xlink:show="embed" xlink:actuate="onLoad"/></draw:frame></text:p>
      <text:p text:style-name="P82"/>
      <text:p text:style-name="P148"><text:tab/>On appelle la fonction « renderField », en indiquant comme 1<text:span text:style-name="T183">er</text:span> paramètre le nom du <text:span text:style-name="T11">Field</text:span><text:span text:style-name="T65"> à rendre, et en indiquant le </text:span><text:span text:style-name="T11">nom de Fragment</text:span><text:span text:style-name="T65"> à utiliser dans le 2ème paramètre.</text:span></text:p>
      <text:p text:style-name="P82"/>
      <text:p text:style-name="P82"/>
      <text:h text:style-name="Heading_20_2" text:outline-level="2"><text:bookmark-start text:name="__RefHeading___Toc17195_1741802871"/><text:soft-page-break/>3.<text:span text:style-name="T206">4</text:span>. Présentation des Property<text:bookmark-end text:name="__RefHeading___Toc17195_1741802871"/></text:h>
      <text:p text:style-name="P103"><text:tab/><text:span text:style-name="T206">Une </text:span><text:span text:style-name="T39">Property</text:span><text:span text:style-name="T206"> se lie avec un </text:span><text:span text:style-name="T39">Field</text:span><text:span text:style-name="T206">, et permet de configurer le </text:span><text:span text:style-name="T39">Fragment</text:span><text:span text:style-name="T206"> qui aura pour rôle de faire le rendu de ce </text:span><text:span text:style-name="T39">Field</text:span><text:span text:style-name="T99">. Il en existe </text:span><text:span text:style-name="T100">4</text:span><text:span text:style-name="T99"> pour l’instant :</text:span></text:p>
      <text:list xml:id="list4383178208246036533" text:style-name="L9">
        <text:list-item>
          <text:p text:style-name="P264"><text:span text:style-name="T11">Tag</text:span><text:span text:style-name="T65"> :</text:span><text:span text:style-name="T11"> </text:span><text:span text:style-name="T65">utilise un </text:span><text:span text:style-name="T11">FieldList</text:span><text:span text:style-name="T65"> pour pouvoir sélectionner le tag HTML à utiliser (section, div, article, span, …). Ne pas utiliser en même temps que la Property « </text:span><text:span text:style-name="T11">Tag du titre</text:span><text:span text:style-name="T65"> »,</text:span></text:p>
        </text:list-item>
        <text:list-item>
          <text:p text:style-name="P264"><text:span text:style-name="T11">Tag du titre</text:span><text:span text:style-name="T65"> : utilise un </text:span><text:span text:style-name="T11">FieldList</text:span><text:span text:style-name="T65"> pour pouvoir sélectionner le tag HTML pour un titre (h1, h2, … h6). Ne pas utiliser en même temps que la Property</text:span><text:span text:style-name="T11"> « Tag »</text:span><text:span text:style-name="T65">,</text:span></text:p>
        </text:list-item>
        <text:list-item>
          <text:p text:style-name="P264"><text:span text:style-name="T11">Classes CSS</text:span><text:span text:style-name="T65"> : utilise un </text:span><text:span text:style-name="T11">FieldText</text:span><text:span text:style-name="T65"> pour permettre à l’utilisateur </text:span><text:span text:style-name="T101">de rentrer des classes CSS personnalisées,</text:span></text:p>
        </text:list-item>
        <text:list-item>
          <text:p text:style-name="P264"><text:span text:style-name="T11">Visibilité</text:span><text:span text:style-name="T65"> : </text:span><text:span text:style-name="T101">utilise un </text:span><text:span text:style-name="T40">FieldCheckboxes</text:span><text:span text:style-name="T101"> pour choisir si le Fragment doit s’afficher sur ordinateur, sur tablette, ou alors sur smartphone.</text:span></text:p>
        </text:list-item>
      </text:list>
      <text:p text:style-name="P54"><draw:frame draw:style-name="fr8" draw:name="Image33" text:anchor-type="paragraph" svg:width="11.287cm" svg:height="8.375cm" draw:z-index="30"><draw:image xlink:href="Pictures/10000201000003E00000019FF559C4690998A504.png" xlink:type="simple" xlink:show="embed" xlink:actuate="onLoad"/></draw:frame><draw:frame draw:style-name="fr9" draw:name="Image34" text:anchor-type="paragraph" svg:x="12.958cm" svg:y="8.373cm" svg:width="0.794cm" svg:height="0.767cm" draw:z-index="31"><draw:image xlink:href="Pictures/100002010000001E0000001D6C5107C9D4EA86E3.png" xlink:type="simple" xlink:show="embed" xlink:actuate="onLoad"/></draw:frame>La configuration des Property se fait en cliquant sur </text:p>
      <text:p text:style-name="P59"/>
      <text:p text:style-name="P182"><text:tab/><text:span text:style-name="T207">Voici comment se définissent les Property sur un Field. La méthode « </text:span><text:span text:style-name="T41">addCommonProperties()</text:span><text:span text:style-name="T207"> » permet de rajouter les « Property Tag », <text:s/>« Classes CSS » et « Visibilité ». </text:span></text:p>
      <text:p text:style-name="P59"><draw:frame draw:style-name="fr10" draw:name="Image35" text:anchor-type="paragraph" svg:width="17cm" svg:height="3.66cm" draw:z-index="32"><draw:image xlink:href="Pictures/10000201000004BC00000105CCB617F484B6F01A.png" xlink:type="simple" xlink:show="embed" xlink:actuate="onLoad"/></draw:frame></text:p>
      <text:p text:style-name="P59"><text:tab/><text:span text:style-name="T208">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4"><draw:frame draw:style-name="fr11" draw:name="Image36" text:anchor-type="paragraph" svg:width="7.967cm" svg:height="6.491cm" draw:z-index="33"><draw:image xlink:href="Pictures/10000201000001370000010056B7245A91F053AF.png" xlink:type="simple" xlink:show="embed" xlink:actuate="onLoad"/></draw:frame></text:p>
          </table:table-cell>
          <table:table-cell table:style-name="Tableau14.B1" office:value-type="string">
            <text:p text:style-name="P24"><draw:frame draw:style-name="fr12" draw:name="Image37" text:anchor-type="paragraph" svg:width="8.017cm" svg:height="8.414cm" draw:z-index="34"><draw:image xlink:href="Pictures/100002010000012F0000013E964785C16023B746.png" xlink:type="simple" xlink:show="embed" xlink:actuate="onLoad"/></draw:frame></text:p>
          </table:table-cell>
        </table:table-row>
        <table:table-row>
          <table:table-cell table:style-name="Tableau14.A2" office:value-type="string">
            <text:p text:style-name="P172"><text:span text:style-name="T208">Pour le </text:span>F<text:span text:style-name="T208">ield « Titre »</text:span></text:p>
          </table:table-cell>
          <table:table-cell table:style-name="Tableau14.B2" office:value-type="string">
            <text:p text:style-name="P18">Pour le Field « Contenu »</text:p>
          </table:table-cell>
        </table:table-row>
      </table:table>
      <text:p text:style-name="P59"/>
      <text:p text:style-name="P59"/>
      <text:p text:style-name="P59"/>
      <text:p text:style-name="P59"/>
      <text:p text:style-name="P59"/>
      <text:p text:style-name="P84"/>
      <text:p text:style-name="P59"/>
      <text:h text:style-name="P188" text:outline-level="2"><text:bookmark-start text:name="__RefHeading___Toc17197_1741802871"/><text:soft-page-break/>3.<text:span text:style-name="T204">5</text:span>. Partie publique<text:bookmark-end text:name="__RefHeading___Toc17197_1741802871"/></text:h>
      <text:p text:style-name="P131"><text:tab/><text:span text:style-name="T211">La partie publique ne fait que récupérer et afficher un arbre de composants en fonction d’un paramètre passé dans l’adresse URL, ex : « https://mon-site.fr/?</text:span><text:span text:style-name="T43">root_id=1</text:span><text:span text:style-name="T211"> ». Cela signifie qu’on affichera l’arbre de composants ayant pour </text:span><text:span text:style-name="T160">root_id</text:span><text:span text:style-name="T177"> une valeur à « </text:span><text:span text:style-name="T180">1 </text:span><text:span text:style-name="T177">». </text:span></text:p>
      <text:p text:style-name="P131"><text:span text:style-name="T177"><text:tab/></text:span><text:span text:style-name="T178">Cependant, cette manière de faire n’est probablement pas la meilleure à utiliser. En effet, cela veut dire qu’on utilisateur pourra rentrer n’importe quel chiffre compris entre 1 et </text:span><text:span text:style-name="T212">∞, ce qui n’est pas forcément souhaitable. Il faudrait utiliser système de ce genre </text:span><text:span text:style-name="T178">:  « </text:span><text:span text:style-name="T181">?page=home</text:span><text:span text:style-name="T178"> », où la page « </text:span><text:span text:style-name="T181">home</text:span><text:span text:style-name="T178"> » serait un alias vers les composants ayant un </text:span><text:span text:style-name="T165">root_id</text:span><text:span text:style-name="T178"> à « 1 ».</text:span></text:p>
      <text:p text:style-name="P130"><text:span text:style-name="T177"><text:tab/></text:span><text:span text:style-name="T179">Voir un aperçu de la partie publique en annexe : « </text:span><text:span text:style-name="T182"><text:reference-ref text:reference-format="text" text:ref-name="7.4. Partie publique">7.4. Partie publique</text:reference-ref></text:span><text:span text:style-name="T179"> ».</text:span></text:p>
      <text:h text:style-name="Heading_20_2" text:outline-level="2"><text:bookmark-start text:name="__RefHeading___Toc6070_1617214919"/>3.<text:span text:style-name="T204">6</text:span>. Partie <text:span text:style-name="T195">administration</text:span><text:bookmark-end text:name="__RefHeading___Toc6070_1617214919"/></text:h>
      <text:p text:style-name="P57"><text:tab/><text:span text:style-name="T210">La partie administration a été réalisée entièrement avec VueJS, un framework que j’apprécie très particulièrement pour sa facilité d’apprentissage et d’utilisation, mais qui reste tout de même puissant.</text:span></text:p>
      <text:p text:style-name="P57"><text:tab/><text:span text:style-name="T213">La partie administration ré-utilise le rendu de la partie publique. La partie administration ne fait que se greffer au dessus d’elle.</text:span></text:p>
      <text:p text:style-name="P129"><text:tab/><text:span text:style-name="T216">Voici un aperçu de la partie administration en annexe: « </text:span><text:span text:style-name="T44"><text:reference-ref text:reference-format="text" text:ref-name="7.5. Partie administration">7.5. Partie administration</text:reference-ref></text:span><text:span text:style-name="T216"> »</text:span></text:p>
      <text:h text:style-name="Heading_20_3" text:outline-level="3"><text:bookmark-start text:name="__RefHeading___Toc4692_1349856735"/>3.<text:span text:style-name="T204">6</text:span>.1. Présentation du manager de composant (ObjectManager)<text:bookmark-end text:name="__RefHeading___Toc4692_1349856735"/></text:h>
      <text:p text:style-name="Text_20_body"><text:tab/><text:span text:style-name="T214">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55">L’ObjectManager, <text:span text:style-name="T215">composé de plusieurs boutons</text:span></text:p>
      <text:p text:style-name="P78"/>
      <text:p text:style-name="P78"/>
      <text:p text:style-name="P144"><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173"><draw:frame draw:style-name="fr13" draw:name="Image43" text:anchor-type="paragraph" svg:y="0.051cm" svg:width="4.26cm" svg:height="1.826cm" draw:z-index="39"><draw:image xlink:href="Pictures/10000201000000A100000045D04207C7216A9CEE.png" xlink:type="simple" xlink:show="embed" xlink:actuate="onLoad"/></draw:frame></text:p>
          </table:table-cell>
          <table:table-cell table:style-name="Tableau16.B1" office:value-type="string">
            <text:p text:style-name="P174">Pour déplacer un composant, il suffit de cliquer sur ce bouton et de maintenir le clic.</text:p>
            <text:p text:style-name="P174"/>
          </table:table-cell>
        </table:table-row>
        <table:table-row>
          <table:table-cell table:style-name="Tableau16.A2" office:value-type="string">
            <text:p text:style-name="P173"><draw:frame draw:style-name="fr13" draw:name="Image44" text:anchor-type="paragraph" svg:y="0.025cm" svg:width="6.976cm" svg:height="2.18cm" draw:z-index="38"><draw:image xlink:href="Pictures/1000020100000140000000642837E20F5CE679B8.png" xlink:type="simple" xlink:show="embed" xlink:actuate="onLoad"/></draw:frame></text:p>
          </table:table-cell>
          <table:table-cell table:style-name="Tableau16.B2" office:value-type="string">
            <text:p text:style-name="P174">Le composant est maintenant déplaçable dans tous les composants qui peuvent contenir le composant <text:span text:style-name="T218">déplacé</text:span>. (ex : le composant « Colonne » peut contenir le composant « Article »)</text:p>
          </table:table-cell>
        </table:table-row>
        <table:table-row>
          <table:table-cell table:style-name="Tableau16.A1" office:value-type="string">
            <text:p text:style-name="P173"><draw:frame draw:style-name="fr13" draw:name="Image45" text:anchor-type="paragraph" svg:y="0.037cm" svg:width="6.264cm" svg:height="1.175cm" draw:z-index="40"><draw:image xlink:href="Pictures/10000201000001100000003326DCEFD8552DDE29.png" xlink:type="simple" xlink:show="embed" xlink:actuate="onLoad"/></draw:frame></text:p>
          </table:table-cell>
          <table:table-cell table:style-name="Tableau16.B1" office:value-type="string">
            <text:p text:style-name="P174">Une fois le déplacement terminé, un message de succès s’affiche</text:p>
          </table:table-cell>
        </table:table-row>
      </table:table>
      <text:p text:style-name="P142"/>
      <text:p text:style-name="P142"/>
      <text:p text:style-name="P145">Modification d’un composant :</text:p>
      <table:table table:name="Tableau17" table:style-name="Tableau17">
        <table:table-column table:style-name="Tableau17.A"/>
        <table:table-column table:style-name="Tableau17.B"/>
        <table:table-row>
          <table:table-cell table:style-name="Tableau17.A1" office:value-type="string">
            <text:p text:style-name="P27"><draw:frame draw:style-name="fr1" draw:name="Image46" text:anchor-type="paragraph" svg:x="4.731cm" svg:y="0.132cm" svg:width="1.852cm" svg:height="1.614cm" draw:z-index="41"><draw:image xlink:href="Pictures/10000201000000460000003D014595BCEFF999A9.png" xlink:type="simple" xlink:show="embed" xlink:actuate="onLoad"/></draw:frame></text:p>
            <text:p text:style-name="P27"/>
            <text:p text:style-name="P27"/>
            <text:p text:style-name="P27"/>
          </table:table-cell>
          <table:table-cell table:style-name="Tableau17.B1" office:value-type="string">
            <text:p text:style-name="P28">Clic sur le bouton de modification du composant.</text:p>
          </table:table-cell>
        </table:table-row>
        <table:table-row>
          <table:table-cell table:style-name="Tableau17.A2" office:value-type="string">
            <text:p text:style-name="P27"><draw:frame draw:style-name="fr1" draw:name="Image47" text:anchor-type="paragraph" svg:x="0.074cm" svg:y="0.132cm" svg:width="11.067cm" svg:height="7.218cm" draw:z-index="42"><draw:image xlink:href="Pictures/10000201000004000000029CABFC5ED4508DA15F.png" xlink:type="simple" xlink:show="embed" xlink:actuate="onLoad"/></draw:frame></text:p>
          </table:table-cell>
          <table:table-cell table:style-name="Tableau17.B2" office:value-type="string">
            <text:p text:style-name="P28">Une fenêtre <text:span text:style-name="T217">s’affiche avec</text:span> <text:span text:style-name="T253">un </text:span>formulaire d’édition <text:span text:style-name="T253">(</text:span>composé de Field<text:span text:style-name="T253">) permettant de modifier notre composant.</text:span></text:p>
          </table:table-cell>
        </table:table-row>
        <table:table-row table:style-name="Tableau17.3">
          <table:table-cell table:style-name="Tableau17.A1" office:value-type="string">
            <text:p text:style-name="P27"><draw:frame draw:style-name="fr13" draw:name="Image48" text:anchor-type="paragraph" svg:y="0.236cm" svg:width="6.717cm" svg:height="1.152cm" draw:z-index="43"><draw:image xlink:href="Pictures/100002010000010C0000002E4190F8DF229A3884.png" xlink:type="simple" xlink:show="embed" xlink:actuate="onLoad"/></draw:frame></text:p>
          </table:table-cell>
          <table:table-cell table:style-name="Tableau17.B1" office:value-type="string">
            <text:p text:style-name="P28">Une fois les modifications correctement sauvegardées, ce message s’affiche.</text:p>
          </table:table-cell>
        </table:table-row>
      </table:table>
      <text:p text:style-name="P260"/>
      <text:p text:style-name="P181"><text:span text:style-name="T169">C</text:span><text:span text:style-name="T167">opie d’un composant :</text:span></text:p>
      <table:table table:name="Tableau18" table:style-name="Tableau18">
        <table:table-column table:style-name="Tableau18.A"/>
        <table:table-column table:style-name="Tableau18.B"/>
        <table:table-row>
          <table:table-cell table:style-name="Tableau18.A1" office:value-type="string">
            <text:p text:style-name="P27"><draw:frame draw:style-name="fr13" draw:name="Image49" text:anchor-type="paragraph" svg:y="0.152cm" svg:width="1.773cm" svg:height="1.64cm" draw:z-index="46"><draw:image xlink:href="Pictures/10000201000000430000003EE72C70CA66DB1D4C.png" xlink:type="simple" xlink:show="embed" xlink:actuate="onLoad"/></draw:frame></text:p>
            <text:p text:style-name="P27"/>
            <text:p text:style-name="P27"/>
            <text:p text:style-name="P27"/>
          </table:table-cell>
          <table:table-cell table:style-name="Tableau18.B1" office:value-type="string">
            <text:p text:style-name="P29"><text:s text:c="8"/>Clic sur le bouton pour copier.</text:p>
          </table:table-cell>
        </table:table-row>
        <table:table-row>
          <table:table-cell table:style-name="Tableau18.A2" office:value-type="string">
            <text:p text:style-name="P27"><draw:frame draw:style-name="fr1" draw:name="Image50" text:anchor-type="paragraph" svg:x="0.266cm" svg:y="0.092cm" svg:width="7.773cm" svg:height="1.032cm" draw:z-index="47"><draw:image xlink:href="Pictures/10000201000001530000002DD9C364A002C56CA5.png" xlink:type="simple" xlink:show="embed" xlink:actuate="onLoad"/></draw:frame></text:p>
          </table:table-cell>
          <table:table-cell table:style-name="Tableau18.B2" office:value-type="string">
            <text:p text:style-name="P30"><text:s text:c="8"/>Le composant (son <text:span text:style-name="T154">id</text:span><text:span text:style-name="T170"> et sa </text:span><text:span text:style-name="T154">class</text:span><text:span text:style-name="T170">) est copié en mémoire, les boutons pour coller avant/après un autre composant sont maintenant activés.</text:span></text:p>
          </table:table-cell>
        </table:table-row>
      </table:table>
      <text:p text:style-name="P79"/>
      <text:p text:style-name="P86">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5"><draw:image xlink:href="Pictures/10000201000000670000004B61E590EAFD04B48E.png" xlink:type="simple" xlink:show="embed" xlink:actuate="onLoad"/></draw:frame><draw:frame draw:style-name="fr14" draw:name="Image52" text:anchor-type="paragraph" svg:x="1.268cm" svg:y="2.565cm" svg:width="5.965cm" svg:height="1.02cm" draw:z-index="56"><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31"><text:span text:style-name="T219"><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1"><text:span text:style-name="T219"><text:s text:c="8"/></text:span>Une fois le composant a bien été collé, un message de succès s’affiche.</text:p>
          </table:table-cell>
        </table:table-row>
      </table:table>
      <text:p text:style-name="P93"/>
      <text:p text:style-name="P87">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ECA0B6F068CBD247.png" xlink:type="simple" xlink:show="embed" xlink:actuate="onLoad"/></draw:frame><draw:frame draw:style-name="fr1" draw:name="Image54" text:anchor-type="paragraph" svg:x="1.064cm" svg:y="2.247cm" svg:width="6.149cm" svg:height="1.032cm" draw:z-index="49"><draw:image xlink:href="Pictures/100002010000011E00000030424C4B16193E236F.png" xlink:type="simple" xlink:show="embed" xlink:actuate="onLoad"/></draw:frame></text:p>
          </table:table-cell>
          <table:table-cell table:style-name="Tableau20.B1" office:value-type="string">
            <text:p text:style-name="P32"><text:span text:style-name="T219"><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2"><text:span text:style-name="T219"><text:s text:c="8"/></text:span>Une fois le composant supprimé, un message de succès s’affiche.</text:p>
          </table:table-cell>
        </table:table-row>
      </table:table>
      <text:p text:style-name="P74"/>
      <text:p text:style-name="Text_20_body"/>
      <text:p text:style-name="Text_20_body"/>
      <text:p text:style-name="Text_20_body"/>
      <text:p text:style-name="Text_20_body"/>
      <text:p text:style-name="Text_20_body"/>
      <text:p text:style-name="Text_20_body"/>
      <text:p text:style-name="P83"/>
      <text:h text:style-name="Heading_20_3" text:outline-level="3"><text:bookmark-start text:name="__RefHeading___Toc4694_1349856735"/><text:soft-page-break/>3.<text:span text:style-name="T204">6</text:span>.2. Présentation du manager des composants colonnes (BlocManager)<text:bookmark-end text:name="__RefHeading___Toc4694_1349856735"/></text:h>
      <text:p text:style-name="P57"><text:tab/><text:span text:style-name="T220">Il existe une autre manager de composants, mais uniquement réservé pour les colonnes, le BlocManager.</text:span></text:p>
      <text:p text:style-name="P57"><text:tab/><text:span text:style-name="T220">Il possède les mêmes fonctionnalités que l’ObjectManager, mais permet en plus de modifier la taille des colonnes, d’ajouter une colonne avant ou après une autre, et de déplacer une colonne avant ou après une autre.</text:span></text:p>
      <text:p text:style-name="P56"><draw:frame draw:style-name="fr1" draw:name="Image55" text:anchor-type="paragraph" svg:x="0cm" svg:y="0.242cm" svg:width="17cm" svg:height="5.468cm" draw:z-index="50"><draw:image xlink:href="Pictures/10000201000002CE000000E7EAAFC63B1483FC23.png" xlink:type="simple" xlink:show="embed" xlink:actuate="onLoad"/></draw:frame>Survol du curseur de la souris, un bouton apparaît</text:p>
      <text:p text:style-name="Text_20_body"/>
      <text:p text:style-name="P56"><draw:frame draw:style-name="fr1" draw:name="Image56" text:anchor-type="paragraph" svg:x="0cm" svg:y="-0.22cm" svg:width="17cm" svg:height="6.272cm" draw:z-index="51"><draw:image xlink:href="Pictures/10000201000002CE0000010949C45A116B865CD1.png" xlink:type="simple" xlink:show="embed" xlink:actuate="onLoad"/></draw:frame>En cliquant sur ce bouton, le BlocManager – ressemblant à l’ObjectManager – apparaît</text:p>
      <text:p text:style-name="Text_20_body"/>
      <text:p text:style-name="P94"><text:tab/>Je ne parlerai pas des boutons « maintenir pour déplacer », « modifier », « copier », « coller », et « supprimer » les colonnes, <text:span text:style-name="T224">car </text:span>ils sont <text:span text:style-name="T222">très </text:span>similaires aux boutons de l’ObjectManage<text:span text:style-name="T221">r. Je ne parlerai donc que des différences entre les deux managers.</text:span></text:p>
      <text:p text:style-name="P94"/>
      <text:p text:style-name="P94"/>
      <text:p text:style-name="P88"><text:soft-page-break/>Re-dimensionnnement des colonnes :</text:p>
      <table:table table:name="Tableau21" table:style-name="Tableau21">
        <table:table-column table:style-name="Tableau21.A"/>
        <table:table-column table:style-name="Tableau21.B"/>
        <table:table-row>
          <table:table-cell table:style-name="Tableau21.A1" office:value-type="string">
            <text:p text:style-name="P24"><draw:frame draw:style-name="fr1" draw:name="Image59" text:anchor-type="paragraph" svg:x="3.835cm" svg:y="0.014cm" svg:width="0.635cm" svg:height="5.53cm" draw:z-index="52"><draw:image xlink:href="Pictures/1000020100000018000000D106A01C043A4F89CC.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Text_20_body"/>
          </table:table-cell>
          <table:table-cell table:style-name="Tableau21.B1" office:value-type="string">
            <text:p text:style-name="P57"><text:s text:c="8"/>Le redimensionnement de colonne se fait grâce à ce bouton.</text:p>
            <text:p text:style-name="P96"><text:s text:c="11"/>Il suffit de cliquer, de maintenir le clic, et de déplacer le curseur de gauche à droite pour modifier la largeur des colonnes à côté.</text:p>
            <text:p text:style-name="P57"><text:s text:c="8"/><text:span text:style-name="T223">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34"><draw:frame draw:style-name="fr15" draw:name="Image57" text:anchor-type="paragraph" svg:x="0.39cm" svg:y="0.18cm" svg:width="16.027cm" svg:height="6.733cm" draw:z-index="53"><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4"><draw:frame draw:style-name="fr1" draw:name="Image58" text:anchor-type="paragraph" svg:x="0.199cm" svg:y="0.132cm" svg:width="7.906cm" svg:height="0.93cm" draw:z-index="54"><draw:image xlink:href="Pictures/100002010000016D0000002B46AC0D8E27407DD8.png" xlink:type="simple" xlink:show="embed" xlink:actuate="onLoad"/></draw:frame></text:p>
          </table:table-cell>
          <table:table-cell table:style-name="Tableau21.B3" office:value-type="string">
            <text:p text:style-name="P33"><text:s text:c="8"/>Une fois le redimensionnement terminé, un message de succès s’affiche.</text:p>
          </table:table-cell>
        </table:table-row>
      </table:table>
      <text:p text:style-name="P60"/>
      <text:p text:style-name="P95"><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49"><draw:frame draw:style-name="fr1" draw:name="Image61" text:anchor-type="paragraph" svg:x="14.991cm" svg:y="0.03cm" svg:width="1.879cm" svg:height="2.196cm" draw:z-index="58"><draw:image xlink:href="Pictures/100002010000004700000053FB7DA6F71D05DC46.png" xlink:type="simple" xlink:show="embed" xlink:actuate="onLoad"/></draw:frame><draw:frame draw:style-name="fr16" draw:name="Image60" text:anchor-type="paragraph" svg:x="13.238cm" svg:y="0.078cm" svg:width="1.323cm" svg:height="2.064cm" draw:z-index="57"><draw:image xlink:href="Pictures/10000201000000320000004E974E7AFE8B53E2F0.png" xlink:type="simple" xlink:show="embed" xlink:actuate="onLoad"/></draw:frame><text:tab/><text:span text:style-name="T225">On distingue aussi deux icônes aux extrémités du menu, qui au survol afficheront un sous-menu, composé des boutons « </text:span><text:span text:style-name="T45">déplacer à gauche</text:span><text:span text:style-name="T225"> », « </text:span><text:span text:style-name="T45">ajouter une colonne à gauche</text:span><text:span text:style-name="T225"> », ou alors « </text:span><text:span text:style-name="T45">déplacer à droite</text:span><text:span text:style-name="T225"> », « </text:span><text:span text:style-name="T45">ajouter une colonne à droite</text:span><text:span text:style-name="T225"> » dans la mesure du possible..</text:span></text:p>
      <text:p text:style-name="P57"/>
      <text:p text:style-name="P89"><text:soft-page-break/>Rajouter une colonne <text:span text:style-name="T65">:</text:span></text:p>
      <table:table table:name="Tableau22" table:style-name="Tableau22">
        <table:table-column table:style-name="Tableau22.A"/>
        <table:table-column table:style-name="Tableau22.B"/>
        <table:table-row>
          <table:table-cell table:style-name="Tableau22.A1" office:value-type="string">
            <text:p text:style-name="P24"><draw:frame draw:style-name="fr13" draw:name="Image62" text:anchor-type="paragraph" svg:y="0.108cm" svg:width="4.789cm" svg:height="2.037cm" draw:z-index="59"><draw:image xlink:href="Pictures/10000201000000B50000004D4EA2BAD586438036.png" xlink:type="simple" xlink:show="embed" xlink:actuate="onLoad"/></draw:frame><draw:frame draw:style-name="fr17" draw:name="Image64" text:anchor-type="paragraph" svg:x="1.305cm" svg:y="9.59cm" svg:width="5.694cm" svg:height="0.944cm" draw:z-index="61"><draw:image xlink:href="Pictures/1000020100000111000000352E75C154357EAC8B.png" xlink:type="simple" xlink:show="embed" xlink:actuate="onLoad"/></draw:frame></text:p>
            <text:p text:style-name="P37"/>
          </table:table-cell>
          <table:table-cell table:style-name="Tableau22.B1" office:value-type="string">
            <text:p text:style-name="P61"><text:s text:c="8"/>Ce bouton est affiché uniquement si une colonne peut-être rajoutée sur la gauche ou la droite de la colonne actuelle.</text:p>
            <text:p text:style-name="P101"><text:s text:c="8"/>En effet, pour rajouter une colonne, nous avons besoin d’emprunter la largeur de la (des) colonne(s) voisine(s).</text:p>
          </table:table-cell>
        </table:table-row>
        <table:table-row table:style-name="Tableau22.2">
          <table:table-cell table:style-name="Tableau22.A1" office:value-type="string">
            <text:p text:style-name="P36"><draw:frame draw:style-name="fr13" draw:name="Image63" text:anchor-type="paragraph" svg:y="0.086cm" svg:width="8.172cm" svg:height="4.616cm" draw:z-index="60"><draw:image xlink:href="Pictures/1000020100000172000000D164BFDD195C11CCDC.png" xlink:type="simple" xlink:show="embed" xlink:actuate="onLoad"/></draw:frame></text:p>
          </table:table-cell>
          <table:table-cell table:style-name="Tableau22.B1" office:value-type="string">
            <text:p text:style-name="P61"><text:s text:c="8"/><text:span text:style-name="T226">Par exemple, ici nous avions à la base une colonne ayant une largeur de 50 %.</text:span></text:p>
            <text:p text:style-name="P61"><text:s text:c="8"/><text:span text:style-name="T226">En ajoutant une colonne sur la gauche, nous avons emprunté 8 % de largeur (taille minimale) à la colonne voisine. </text:span></text:p>
            <text:p text:style-name="P101"><text:s text:c="3"/>On se retrouve maintenant avec deux colonnes, l’une ayant une largeur de 8 %, et l’autre de 42 %.</text:p>
          </table:table-cell>
        </table:table-row>
        <table:table-row table:style-name="Tableau22.3">
          <table:table-cell table:style-name="Tableau22.A3" office:value-type="string">
            <text:p text:style-name="P35"/>
            <text:p text:style-name="P25"/>
          </table:table-cell>
          <table:table-cell table:style-name="Tableau22.B3" office:value-type="string">
            <text:p text:style-name="P24"><text:s text:c="8"/><text:span text:style-name="T226">Ensuite, un message de succès apparaît.</text:span></text:p>
          </table:table-cell>
        </table:table-row>
      </table:table>
      <text:p text:style-name="P75"/>
      <text:p text:style-name="P90">Déplacement d’une colonne <text:span text:style-name="T65">:</text:span></text:p>
      <table:table table:name="Tableau23" table:style-name="Tableau23">
        <table:table-column table:style-name="Tableau23.A"/>
        <table:table-column table:style-name="Tableau23.B"/>
        <table:table-row>
          <table:table-cell table:style-name="Tableau23.A1" office:value-type="string">
            <text:p text:style-name="P24"><draw:frame draw:style-name="fr1" draw:name="Image65" text:anchor-type="paragraph" svg:x="1.316cm" svg:y="0.028cm" svg:width="5.212cm" svg:height="2.011cm" draw:z-index="62"><draw:image xlink:href="Pictures/10000201000000C50000004C654F1EF858F0FAB8.png" xlink:type="simple" xlink:show="embed" xlink:actuate="onLoad"/></draw:frame></text:p>
          </table:table-cell>
          <table:table-cell table:style-name="Tableau23.B1" office:value-type="string">
            <text:p text:style-name="P102"><text:s text:c="8"/>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4"><draw:image xlink:href="Pictures/100002010000016A000000C9DB34E1EA17CB13A4.png" xlink:type="simple" xlink:show="embed" xlink:actuate="onLoad"/></draw:frame>Avant le déplacement</text:p>
          </table:table-cell>
          <table:table-cell table:style-name="Tableau23.B2" office:value-type="string">
            <text:p text:style-name="P20"><draw:frame draw:style-name="fr1" draw:name="Image67" text:anchor-type="paragraph" svg:x="0.116cm" svg:y="0.127cm" svg:width="8.153cm" svg:height="4.54cm" draw:z-index="63"><draw:image xlink:href="Pictures/1000020100000169000000C9127E29E29195AE38.png" xlink:type="simple" xlink:show="embed" xlink:actuate="onLoad"/></draw:frame>Après le déplacement</text:p>
          </table:table-cell>
        </table:table-row>
      </table:table>
      <text:p text:style-name="P76"/>
      <text:h text:style-name="P180" text:outline-level="3"><text:bookmark-start text:name="__RefHeading___Toc4696_1349856735"/>3.<text:span text:style-name="T204">6</text:span>.3. Présentation de l’explorateur de composants<text:bookmark-end text:name="__RefHeading___Toc4696_1349856735"/></text:h>
      <text:p text:style-name="P132"><draw:frame draw:style-name="fr18" draw:name="Image68" text:anchor-type="paragraph" svg:x="0.316cm" svg:y="0.127cm" svg:width="1.272cm" svg:height="3.415cm" draw:z-index="65"><draw:image xlink:href="Pictures/100002010000003300000089EF17676D9D37090A.png" xlink:type="simple" xlink:show="embed" xlink:actuate="onLoad"/></draw:frame><text:tab/><text:span text:style-name="T228"> <text:s text:c="2"/>L’explorateur s’affiche en cliquant sur le bouton «</text:span><text:span text:style-name="T103"> </text:span><text:span text:style-name="T48">NinaCMS</text:span><text:span text:style-name="T103"> </text:span><text:span text:style-name="T228">» sur le côté droit de la page. C’est ce bouton qui apporte un tas d’outils supplémentaires à l’administration.</text:span></text:p>
      <text:p text:style-name="P132"><text:span text:style-name="T228"><text:tab/>L’explorateur permet à l’utilisateur de </text:span><text:span text:style-name="T47">visualiser tous les composants</text:span><text:span text:style-name="T227"> existants dans son application, et d’y naviguer à la manière d’un </text:span><text:span text:style-name="T47">explorateur</text:span><text:span text:style-name="T227"> de fichiers. Il offre aussi à l’utilisateur la possibilité de les </text:span><text:span text:style-name="T47">glisser</text:span><text:span text:style-name="T227"> et de les </text:span><text:span text:style-name="T47">déposer</text:span><text:span text:style-name="T227"> dans la page.</text:span></text:p>
      <text:p text:style-name="P157"><text:s text:c="4"/></text:p>
      <text:p text:style-name="P150"><text:tab/>En cliquant sur le bouton « <text:span text:style-name="T230">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57"><draw:frame draw:style-name="fr1" draw:name="Image69" text:anchor-type="paragraph" svg:x="0cm" svg:y="-0.159cm" svg:width="16.21cm" svg:height="4.337cm" draw:z-index="66"><draw:image xlink:href="Pictures/10000201000002B7000000BA4C862217CD088C4B.png" xlink:type="simple" xlink:show="embed" xlink:actuate="onLoad"/></draw:frame></text:p>
      <text:p text:style-name="P57"><text:tab/><text:span text:style-name="T228">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7"><draw:image xlink:href="Pictures/100002010000028C000000BBA19C4E8FE03908A1.png" xlink:type="simple" xlink:show="embed" xlink:actuate="onLoad"/></draw:frame></text:p>
      <text:p text:style-name="P129"><draw:frame draw:style-name="fr19" draw:name="Image71" text:anchor-type="paragraph" svg:x="-0.028cm" svg:y="0.168cm" svg:width="4.683cm" svg:height="2.54cm" draw:z-index="68"><draw:image xlink:href="Pictures/10000201000000B1000000606BBE418FD040C9D8.png" xlink:type="simple" xlink:show="embed" xlink:actuate="onLoad"/></draw:frame><text:span text:style-name="T231"><text:tab/>Le curseur indique que les composants sont </text:span><text:span text:style-name="T161">glissables</text:span><text:span text:style-name="T229"> et </text:span><text:span text:style-name="T161">déposables</text:span><text:span text:style-name="T229">, on appelle ça le « </text:span><text:span text:style-name="T46">drag &amp; drop</text:span><text:span text:style-name="T229"> ». C’est avec cette fonctionnalité que nous pouvons glisser un composant sur la page.</text:span></text:p>
      <text:p text:style-name="P151"><text:tab/>Bien évidemment, les composants ne sont déposables uniquement dans les composants pouvant les contenir.</text:p>
      <text:h text:style-name="Heading_20_3" text:outline-level="3"><text:bookmark-start text:name="__RefHeading___Toc4698_1349856735"/><text:soft-page-break/>3.<text:span text:style-name="T204">6</text:span>.4. Présentation de l’explorateur de fichiers<text:bookmark-end text:name="__RefHeading___Toc4698_1349856735"/></text:h>
      <text:p text:style-name="P57"><text:tab/><text:span text:style-name="T232">L’explorateur de fichiers permet de naviguer à travers l’arborescence des fichiers et dossiers liés à NinaCMS ou aux autres CMS (ex : WordPress). Il se trouve à coté de l’explorateur de composants.</text:span></text:p>
      <text:p text:style-name="P129"><text:tab/><text:span text:style-name="T235">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7cm" svg:height="8.705cm" draw:z-index="69"><draw:image xlink:href="Pictures/10000201000002BA0000022B657F5C1E7570FE38.png" xlink:type="simple" xlink:show="embed" xlink:actuate="onLoad"/></draw:frame></text:p>
      <text:p text:style-name="P57"><text:tab/><text:span text:style-name="T234">L’explorateur de fichiers est séparé en 3 parties :</text:span></text:p>
      <text:list xml:id="list5764457065886624158" text:style-name="L10">
        <text:list-item>
          <text:p text:style-name="P249"><text:span text:style-name="T234">Une barre de navigation, avec les boutons « </text:span><text:span text:style-name="T51">Précédent</text:span><text:span text:style-name="T234"> », « </text:span><text:span text:style-name="T51">Suivant</text:span><text:span text:style-name="T234"> », « </text:span><text:span text:style-name="T51">Parent </text:span><text:span text:style-name="T234">», « </text:span><text:span text:style-name="T51">Racine</text:span><text:span text:style-name="T234"> », <text:s/>et « </text:span><text:span text:style-name="T51">Rafraîchir</text:span><text:span text:style-name="T234"> », ainsi qu’une barre d’adresse, affichant où l’utilisateur se trouve dans l’arborescence,</text:span></text:p>
        </text:list-item>
        <text:list-item>
          <text:p text:style-name="P249"><text:span text:style-name="T234">Une barre rajoutant quelques boutons supplémentaires, comme la </text:span><text:span text:style-name="T51">création de de dossier</text:span><text:span text:style-name="T234">, l’</text:span><text:span text:style-name="T51">envoi de fichiers</text:span><text:span text:style-name="T105"> </text:span><text:span text:style-name="T104">(l’interface est la même que celle du </text:span><text:span text:style-name="T50">FieldFile</text:span><text:span text:style-name="T104">)</text:span><text:span text:style-name="T234">, ou alors changer la disposition des fichiers, soit disposés en grille, soit disposés en ligne,</text:span></text:p>
        </text:list-item>
        <text:list-item>
          <text:p text:style-name="P265">Et enfin la partie <text:span text:style-name="T248">vue, </text:span>qui affiche les dossiers puis les fichiers. <text:span text:style-name="T250">Des </text:span><text:span text:style-name="T58">menus contextuels</text:span><text:span text:style-name="T250"> sont disponibles sur la vue, les dossiers, et les fichiers.</text:span></text:p>
        </text:list-item>
      </text:list>
      <text:p text:style-name="P161"/>
      <text:p text:style-name="P162"><text:tab/><text:span text:style-name="T249">La barre de navigation et le système de navigation dans l’arborescence via le clic de la souris sont exactement les mêmes que pour l’explorateur de composants.</text:span></text:p>
      <text:p text:style-name="P57"><text:soft-page-break/><text:tab/><text:span text:style-name="T236">Il est possible d’effectuer plusieurs actions sur les dossiers et les fichiers, comme la copie, le déplacement, le renommage, la suppression, etc. via des menus contextuels (clic droit).</text:span></text:p>
      <text:p text:style-name="P57"/>
      <text:p text:style-name="P91">Création d’un dossier <text:span text:style-name="T65">:</text:span></text:p>
      <text:p text:style-name="P91"><text:span text:style-name="T65"><text:tab/></text:span><text:span text:style-name="T114">En cliquant sur le bouton de création de dossier, une fenêtre apparaît proposant à l’utilisateur de rentrer le nom du nouveau dossier :</text:span></text:p>
      <text:p text:style-name="P224"><draw:frame draw:style-name="fr1" draw:name="Image20" text:anchor-type="paragraph" svg:x="4.288cm" svg:y="0.037cm" svg:width="7.99cm" svg:height="3.81cm" draw:z-index="70"><draw:image xlink:href="Pictures/100002010000012E00000090BCBA98041E773EE2.png" xlink:type="simple" xlink:show="embed" xlink:actuate="onLoad"/></draw:frame></text:p>
      <text:p text:style-name="P225"/>
      <text:p text:style-name="P225"/>
      <text:p text:style-name="P225"/>
      <text:p text:style-name="P225"/>
      <text:p text:style-name="P234">Fenêtre de création de dossier</text:p>
      <text:p text:style-name="P225"/>
      <table:table table:name="Tableau10" table:style-name="Tableau10">
        <table:table-column table:style-name="Tableau10.A"/>
        <table:table-column table:style-name="Tableau10.B"/>
        <table:table-row>
          <table:table-cell table:style-name="Tableau10.A1" office:value-type="string">
            <text:p text:style-name="P92"><text:span text:style-name="T65"><text:tab/></text:span><text:span text:style-name="T115">Pendant la frappe du nom du dossier à créer, le nom du dossier est vérifié. On vérifie plusieurs choses :</text:span></text:p>
            <text:list xml:id="list8060671240668743387" text:style-name="L11">
              <text:list-item>
                <text:p text:style-name="P222"><text:span text:style-name="T115">Si le nom n’est pas déjà pris par un autre </text:span><text:span text:style-name="T116">dossier (en vérifiant le nom des dossiers de l’emplacement actuel),</text:span></text:p>
              </text:list-item>
              <text:list-item>
                <text:p text:style-name="P235"><text:span text:style-name="T65">Si le nom ne contient pas de caractères interdits, comme « </text:span><text:span text:style-name="T11">/</text:span><text:span text:style-name="T65"> », « </text:span><text:span text:style-name="T11">$</text:span><text:span text:style-name="T65"> », « </text:span><text:span text:style-name="T11">?</text:span><text:span text:style-name="T65"> », « </text:span><text:span text:style-name="T11">:</text:span><text:span text:style-name="T65"> », </text:span><text:span text:style-name="T117">etc.,</text:span></text:p>
              </text:list-item>
              <text:list-item>
                <text:p text:style-name="P227">Si le nom du dossier n’est pas uniquement composé d’espaces (un nom totalement vide), ou alors uniquement de points.</text:p>
              </text:list-item>
            </text:list>
            <text:p text:style-name="P226"/>
            <text:p text:style-name="P226"/>
            <text:p text:style-name="P226"/>
            <text:p text:style-name="P226"/>
            <text:p text:style-name="P226"><text:soft-page-break/></text:p>
            <text:p text:style-name="P92"><text:span text:style-name="T65"><text:s text:c="8"/></text:span><text:span text:style-name="T118">Lorsque le nom est valide comme ici, l’utilisateur peut maintenant créer son dossier.</text:span></text:p>
            <text:p text:style-name="P228"/>
            <text:p text:style-name="P228"/>
            <text:p text:style-name="P228"/>
            <text:p text:style-name="P228"/>
            <text:p text:style-name="P92"><text:span text:style-name="T118"><text:s text:c="8"/>Le nouveau dossier a bien été créé, et se trouve dans l’explorateur de fichiers.</text:span></text:p>
          </table:table-cell>
          <table:table-cell table:style-name="Tableau10.B1" office:value-type="string">
            <text:p text:style-name="P24"><draw:frame draw:style-name="fr21" draw:name="Image21" text:anchor-type="paragraph" svg:y="0.111cm" svg:width="7.444cm" svg:height="2.983cm" draw:z-index="81"><draw:image xlink:href="Pictures/1000020100000132000000B2F22C599605CD9040.png" xlink:type="simple" xlink:show="embed" xlink:actuate="onLoad"/></draw:frame><draw:frame draw:style-name="fr22" draw:name="Image73" text:anchor-type="paragraph" svg:x="0.404cm" svg:y="3.436cm" svg:width="7.497cm" svg:height="3.47cm" draw:z-index="79"><draw:image xlink:href="Pictures/100002010000012E000000C7658D58C4069D1611.png" xlink:type="simple" xlink:show="embed" xlink:actuate="onLoad"/></draw:frame><draw:frame draw:style-name="fr23" draw:name="Image74" text:anchor-type="paragraph" svg:x="0.392cm" svg:y="7.327cm" svg:width="7.523cm" svg:height="3.972cm" draw:z-index="74"><draw:image xlink:href="Pictures/100002010000012A000000D5D2213349ACE7CFA9.png" xlink:type="simple" xlink:show="embed" xlink:actuate="onLoad"/></draw:frame></text:p>
            <text:p text:style-name="P24"/>
            <text:p text:style-name="P24"><draw:frame draw:style-name="fr24" draw:name="Image75" text:anchor-type="paragraph" svg:y="0.413cm" svg:width="7.952cm" svg:height="3.928cm" draw:z-index="76"><draw:image xlink:href="Pictures/10000201000001310000009909C2BD72988650F7.png" xlink:type="simple" xlink:show="embed" xlink:actuate="onLoad"/></draw:frame><text:soft-page-break/></text:p>
            <text:p text:style-name="P24"/>
            <text:p text:style-name="P24"><draw:frame draw:style-name="fr25" draw:name="Image76" text:anchor-type="paragraph" svg:y="0.118cm" svg:width="4.101cm" svg:height="1.164cm" draw:z-index="71"><draw:image xlink:href="Pictures/100002010000009B0000002C10048196404566AB.png" xlink:type="simple" xlink:show="embed" xlink:actuate="onLoad"/></draw:frame></text:p>
            <text:p text:style-name="P24"/>
            <text:p text:style-name="P24"/>
            <text:p text:style-name="P24"/>
          </table:table-cell>
        </table:table-row>
      </table:table>
      <text:p text:style-name="P225"/>
      <text:p text:style-name="P266">Actions sur les dossiers :</text:p>
      <text:p text:style-name="P230"><draw:frame draw:style-name="fr29" draw:name="Image77" text:anchor-type="paragraph" svg:x="0.18cm" svg:y="-0.06cm" svg:width="6.138cm" svg:height="4.313cm" draw:z-index="72"><draw:image xlink:href="Pictures/10000201000000E8000000A34461306123CC9D7A.png" xlink:type="simple" xlink:show="embed" xlink:actuate="onLoad"/></draw:frame><text:tab/>Un clic droit sur un dossier ouvre un menu contextuel. Ce menu contextuel propose plusieurs actions, renommer le dossier, le copier, le couper, et le supprimer.</text:p>
      <text:p text:style-name="P230"/>
      <text:p text:style-name="P229"/>
      <text:p text:style-name="P225"/>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199">Actions</text:p>
          </table:table-cell>
          <table:table-cell table:style-name="Tableau24.A1" office:value-type="string">
            <text:p text:style-name="P198"/>
          </table:table-cell>
          <table:table-cell table:style-name="Tableau24.C1" office:value-type="string">
            <text:p text:style-name="P198"/>
          </table:table-cell>
        </table:table-row>
        <table:table-row table:style-name="Tableau24.1">
          <table:table-cell table:style-name="Tableau24.A2" office:value-type="string">
            <text:p text:style-name="P208">Renommer</text:p>
          </table:table-cell>
          <table:table-cell table:style-name="Tableau24.B2" table:number-columns-spanned="2" office:value-type="string">
            <text:p text:style-name="P202"><draw:frame draw:style-name="fr30" draw:name="Image78" text:anchor-type="paragraph" svg:x="0.014cm" svg:y="0.072cm" svg:width="4.879cm" svg:height="2.312cm" draw:z-index="78"><draw:image xlink:href="Pictures/10000201000001330000008E10DDD80E1B8DDBF6.png" xlink:type="simple" xlink:show="embed" xlink:actuate="onLoad"/></draw:frame><text:span text:style-name="T252">Pendant le renommage d’un dossier, on vérifie également son nom comme pendant la création d’un dossier.</text:span></text:p>
            <text:p text:style-name="P202"/>
            <text:p text:style-name="P202"/>
          </table:table-cell>
          <table:covered-table-cell/>
        </table:table-row>
        <table:table-row table:style-name="Tableau24.1">
          <table:table-cell table:style-name="Tableau24.A2" office:value-type="string">
            <text:p text:style-name="P208">Copier</text:p>
          </table:table-cell>
          <table:table-cell table:style-name="Tableau24.A2" office:value-type="string">
            <text:p text:style-name="P201"><draw:frame draw:style-name="fr31" draw:name="Image79" text:anchor-type="paragraph" svg:x="0.002cm" svg:y="0.208cm" svg:width="3.524cm" svg:height="0.864cm" draw:z-index="73"><draw:image xlink:href="Pictures/10000201000000940000002CDA876262BA16F31E.png" xlink:type="simple" xlink:show="embed" xlink:actuate="onLoad"/></draw:frame><text:span text:style-name="T251">Un indicateur signifiant que le dossier est prêt à être </text:span><text:span text:style-name="T59">copié</text:span><text:span text:style-name="T251"> est apparu.</text:span></text:p>
          </table:table-cell>
          <table:table-cell table:style-name="Tableau24.B2" table:number-rows-spanned="2" office:value-type="string">
            <text:p text:style-name="P201"><draw:frame draw:style-name="fr33" draw:name="Image81" text:anchor-type="paragraph" svg:width="3.475cm" svg:height="1.508cm" draw:z-index="75"><draw:image xlink:href="Pictures/10000201000000CF000000600C26B6917DBF78B1.png" xlink:type="simple" xlink:show="embed" xlink:actuate="onLoad"/></draw:frame>On peut <text:span text:style-name="T252">désormais coller (copie) ou déplacer (couper) le dossier.</text:span></text:p>
          </table:table-cell>
        </table:table-row>
        <table:table-row table:style-name="Tableau24.1">
          <table:table-cell table:style-name="Tableau24.A2" office:value-type="string">
            <text:p text:style-name="P208">Couper</text:p>
          </table:table-cell>
          <table:table-cell table:style-name="Tableau24.B2" office:value-type="string">
            <text:p text:style-name="P201"><draw:frame draw:style-name="fr32" draw:name="Image80" text:anchor-type="paragraph" svg:x="0.026cm" svg:y="0.263cm" svg:width="3.466cm" svg:height="0.875cm" draw:z-index="77"><draw:image xlink:href="Pictures/100002010000009D0000002F75495DF71DC26395.png" xlink:type="simple" xlink:show="embed" xlink:actuate="onLoad"/></draw:frame><text:span text:style-name="T251">Un indicateur signifiant que le dossier est prêt à être </text:span><text:span text:style-name="T59">coupé</text:span><text:span text:style-name="T251"> est apparu.</text:span></text:p>
          </table:table-cell>
          <table:covered-table-cell/>
        </table:table-row>
        <table:table-row table:style-name="Tableau24.1">
          <table:table-cell table:style-name="Tableau24.A2" office:value-type="string">
            <text:p text:style-name="P208">Supprimer</text:p>
          </table:table-cell>
          <table:table-cell table:style-name="Tableau24.B2" table:number-columns-spanned="2" office:value-type="string">
            <text:p text:style-name="P204">Lorsque l’utilisateur souhaite supprimer un dossier, un message de confirmation apparaît lui demandant s’il souhaite vraiment supprimer le dossier.</text:p>
          </table:table-cell>
          <table:covered-table-cell/>
        </table:table-row>
      </table:table>
      <text:p text:style-name="P225"/>
      <text:p text:style-name="P231"/>
      <text:p text:style-name="P239"><text:soft-page-break/>Actions sur les fichiers :</text:p>
      <text:p text:style-name="P232"><draw:frame draw:style-name="fr34" draw:name="Image82" text:anchor-type="paragraph" svg:x="-0.129cm" svg:y="-0.132cm" svg:width="5.542cm" svg:height="4.784cm" draw:z-index="80"><draw:image xlink:href="Pictures/10000201000000F9000000D79D42F073CC0FE20D.png" xlink:type="simple" xlink:show="embed" xlink:actuate="onLoad"/></draw:frame><text:tab/> <text:s text:c="4"/>Un clic droit sur un fichier ouvre un menu contextuel. En plus de proposer les mêmes actions que celui pour les dossiers (renommer, le copier/coller, le couper/déplacer, le supprimer), une autre action permet de <text:span text:style-name="T11">modifier</text:span> le fichier.</text:p>
      <text:p text:style-name="P233"/>
      <text:p text:style-name="P232"/>
      <text:p text:style-name="P232"/>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200">Actions</text:p>
          </table:table-cell>
          <table:table-cell table:style-name="Tableau25.A1" office:value-type="string">
            <text:p text:style-name="P198"/>
          </table:table-cell>
          <table:table-cell table:style-name="Tableau25.C1" office:value-type="string">
            <text:p text:style-name="P198"/>
          </table:table-cell>
        </table:table-row>
        <table:table-row table:style-name="Tableau25.1">
          <table:table-cell table:style-name="Tableau25.A2" office:value-type="string">
            <text:p text:style-name="P209">Modifier</text:p>
          </table:table-cell>
          <table:table-cell table:style-name="Tableau25.B2" table:number-columns-spanned="2" office:value-type="string">
            <text:p text:style-name="P57">Modifier un fichier ouvre une nouvell<text:span text:style-name="T254">e fenêtre ressemblant à celle pour</text:span> modifier un composant. <text:span text:style-name="T255">Elle affiche</text:span> un formulaire <text:span text:style-name="T257">permettant de modifier </text:span>le <text:span text:style-name="T11">titre</text:span> et la <text:span text:style-name="T11">légende</text:span> du fichier <text:span text:style-name="T257">(affichés </text:span>lorsqu’il sera inséré dans la page<text:span text:style-name="T257">)</text:span>. <text:line-break/><text:line-break/><text:span text:style-name="T256">Selon le type du fichier (image, audio, …) d’autre champs de formulaire pourront apparaître. Par exemple, pour un fichier image il y a un champ supplémentaire qui permet d’inscrire un texte alternatif si l’image n’arrive pas à être chargée.</text:span></text:p>
          </table:table-cell>
          <table:covered-table-cell/>
        </table:table-row>
        <table:table-row table:style-name="Tableau25.1">
          <table:table-cell table:style-name="Tableau25.A2" office:value-type="string">
            <text:p text:style-name="P209">Renommer</text:p>
          </table:table-cell>
          <table:table-cell table:style-name="Tableau25.B2" table:number-columns-spanned="2" office:value-type="string">
            <text:p text:style-name="P205"><draw:frame draw:style-name="fr35" draw:name="Image83" text:anchor-type="paragraph" svg:x="0.011cm" svg:y="0.023cm" svg:width="6.809cm" svg:height="3.173cm" draw:z-index="85"><draw:image xlink:href="Pictures/100002010000013300000095BA4931677D5718C2.png" xlink:type="simple" xlink:show="embed" xlink:actuate="onLoad"/></draw:frame>Même comportement que pour le renommage d’un dossier.</text:p>
            <text:p text:style-name="P205"/>
            <text:p text:style-name="P201"/>
            <text:p text:style-name="P201"/>
            <text:p text:style-name="P201"/>
            <text:p text:style-name="P210"/>
          </table:table-cell>
          <table:covered-table-cell/>
        </table:table-row>
        <table:table-row table:style-name="Tableau25.1">
          <table:table-cell table:style-name="Tableau25.A2" office:value-type="string">
            <text:p text:style-name="P209">Copier</text:p>
          </table:table-cell>
          <table:table-cell table:style-name="Tableau25.A2" office:value-type="string">
            <text:p text:style-name="P206"><draw:frame draw:style-name="fr36" draw:name="Image84" text:anchor-type="paragraph" svg:x="0.007cm" svg:y="0.025cm" svg:width="3.916cm" svg:height="2.91cm" draw:z-index="83"><draw:image xlink:href="Pictures/10000201000000940000006E004CD9003E57579B.png" xlink:type="simple" xlink:show="embed" xlink:actuate="onLoad"/></draw:frame>Même comportement que le dossier, un indicateur apparaît signifiant que le fichier est prêt à être coupé.</text:p>
            <text:p text:style-name="P206"/>
            <text:p text:style-name="P203"/>
          </table:table-cell>
          <table:table-cell table:style-name="Tableau25.B2" table:number-rows-spanned="2" office:value-type="string">
            <text:p text:style-name="P207"><draw:frame draw:style-name="fr33" draw:name="Image86" text:anchor-type="paragraph" svg:width="3.598cm" svg:height="1.561cm" draw:z-index="84"><draw:image xlink:href="Pictures/10000201000000CF000000600C26B6917DBF78B1.png" xlink:type="simple" xlink:show="embed" xlink:actuate="onLoad"/></draw:frame>Le fichier est maintenant prêt à être collé (copie) ou à être déplacé (coupe).</text:p>
          </table:table-cell>
        </table:table-row>
        <table:table-row table:style-name="Tableau25.1">
          <table:table-cell table:style-name="Tableau25.A2" office:value-type="string">
            <text:p text:style-name="P209">Couper</text:p>
          </table:table-cell>
          <table:table-cell table:style-name="Tableau25.A2" office:value-type="string">
            <text:p text:style-name="P206"><draw:frame draw:style-name="fr36" draw:name="Image85" text:anchor-type="paragraph" svg:x="0.041cm" svg:y="0.037cm" svg:width="3.863cm" svg:height="2.778cm" draw:z-index="82"><draw:image xlink:href="Pictures/10000201000000920000006919A56AE92ACD9818.png" xlink:type="simple" xlink:show="embed" xlink:actuate="onLoad"/></draw:frame>Même comportement que le dossier, un indicateur apparaît signifiant que le fichier est prêt à être coupé.</text:p>
            <text:p text:style-name="P201"/>
            <text:p text:style-name="P201"/>
          </table:table-cell>
          <table:covered-table-cell/>
        </table:table-row>
        <table:table-row table:style-name="Tableau25.1">
          <table:table-cell table:style-name="Tableau25.A2" office:value-type="string">
            <text:p text:style-name="P209">Supprimer</text:p>
          </table:table-cell>
          <table:table-cell table:style-name="Tableau25.B2" table:number-columns-spanned="2" office:value-type="string">
            <text:p text:style-name="P205">Même comportement que pour la suppression d’un dossier.</text:p>
          </table:table-cell>
          <table:covered-table-cell/>
        </table:table-row>
      </table:table>
      <text:h text:style-name="P175" text:outline-level="3"><text:bookmark-start text:name="__RefHeading___Toc4700_1349856735"/><text:soft-page-break/>3.<text:span text:style-name="T205">6</text:span>.5. Présentation des divers outils<text:bookmark-end text:name="__RefHeading___Toc4700_1349856735"/></text:h>
      <text:p text:style-name="P71">// <text:span text:style-name="T237">TODO : compléter cette partie</text:span></text:p>
      <text:h text:style-name="P194"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38">Aspects techniques et e</text:span>xpérience acquise<text:bookmark-end text:name="__RefHeading___Toc4388_833493084"/></text:h>
      <text:p text:style-name="P133"><text:tab/><text:span text:style-name="T241">Je pense que la partie la plus complexe et la plus difficile était celle au tout début de l’alternance, lorsque j’ai du reprendre le </text:span><text:span text:style-name="T52">prototype</text:span><text:span text:style-name="T241"> de NinaCMS. </text:span></text:p>
      <text:p text:style-name="P158"><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34"><text:span text:style-name="T241"><text:tab/>Ici ce n’était pas le cas, mais c’est plutôt normal pour un </text:span><text:span text:style-name="T52">prototype</text:span><text:span text:style-name="T241">.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54"/>
      <text:p text:style-name="P154">—</text:p>
      <text:p text:style-name="P154"/>
      <text:p text:style-name="P155"><text:tab/><text:span text:style-name="T240">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3">patrons de <text:s/>conception</text:span><text:span text:style-name="T106"> (« design pattern ») comme les </text:span><text:span text:style-name="T53">Repository</text:span><text:span text:style-name="T106">, </text:span><text:span text:style-name="T53">Factory</text:span><text:span text:style-name="T106">/</text:span><text:span text:style-name="T53">Builder</text:span><text:span text:style-name="T106">, </text:span><text:span text:style-name="T53">Provider</text:span><text:span text:style-name="T106">, l’</text:span><text:span text:style-name="T53">Injection de dépendances</text:span><text:span text:style-name="T106">, etc, dans NinaCMS.</text:span></text:p>
      <text:p text:style-name="P98"><text:span text:style-name="T106"><text:tab/></text:span><text:span text:style-name="T107">Pour VueJS, j’ai pu l’utiliser d’une manière </text:span><text:span text:style-name="T108">vraiment pas </text:span><text:span text:style-name="T107">conventionnelle mais qui était requise pour la partie administration (vu qu’elle devait </text:span><text:span text:style-name="T108">littéralement</text:span><text:span text:style-name="T107"> s’accrocher à la partie publique). Ici je devais initialiser moi-même les managers de composants et de colonnes et les injecter autour des composants et colonnes, chose qui n’est que très rarement </text:span><text:span text:style-name="T109">(</text:span><text:span text:style-name="T107">jamais</text:span><text:span text:style-name="T109">)</text:span><text:span text:style-name="T107"> utilisé dans VueJS, </text:span><text:span text:style-name="T109">mais ça montre que ça reste un framework très puissant malgré sa simplicité d’utilisation</text:span><text:span text:style-name="T107">.</text:span></text:p>
      <text:p text:style-name="P98"><text:tab/></text:p>
      <text:p text:style-name="P98"/>
      <text:p text:style-name="P98"/>
      <text:p text:style-name="P98"/>
      <text:h text:style-name="Heading_20_2" text:outline-level="2"><text:bookmark-start text:name="__RefHeading___Toc17199_1741802871"/><text:soft-page-break/>4.2. Perception et intégration dans l’entreprise<text:bookmark-end text:name="__RefHeading___Toc17199_1741802871"/></text:h>
      <text:p text:style-name="P97"><text:tab/>// <text:span text:style-name="T246">TODO</text:span></text:p>
      <text:h text:style-name="Heading_20_2" text:outline-level="2"><text:bookmark-start text:name="__RefHeading___Toc4390_833493084"/>4.<text:span text:style-name="T239">3</text:span>. <text:span text:style-name="T238">Formation de l’IUT</text:span><text:bookmark-end text:name="__RefHeading___Toc4390_833493084"/></text:h>
      <text:p text:style-name="P129"><text:tab/><text:span text:style-name="T242">Je suis très reconnaissant des cours de «</text:span><text:span text:style-name="T54"> PHP Objet</text:span><text:span text:style-name="T242"> » donné par M. Boris Guery. Moi qui pensant déjà m’y connaître dans la programmation orientée objet (PHP ou en général), il a pu me montrer que non, et j’ai pu beaucoup apprendre grâce à lui.</text:span></text:p>
      <text:p text:style-name="P129"><text:tab/><text:span text:style-name="T243">Les cours « </text:span><text:span text:style-name="T55">Entreprise</text:span><text:span text:style-name="T243"> » de M. Olivier Broaly étaient particulièrement intéressant, j’ai pu apprendre beaucoup de chose sur le fonctionnement des entreprises, de notre statut d’alternant ou d’employé, … en peu de temps.</text:span></text:p>
      <text:p text:style-name="P129"><text:tab/><text:span text:style-name="T243">Enfin, il y a aussi eu les quelques séances « </text:span><text:span text:style-name="T55">Méthodes de travail</text:span><text:span text:style-name="T243">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57"><text:tab/><text:span text:style-name="T243">Pour terminer, les autres cours ne m’ont pas servi (surtout J2E et ASP.NET qui ne devraient plus exister et donc être enseignés à notre époque, où ces technologies sont totalement dépréciées).</text:span></text:p>
      <text:p text:style-name="P57"/>
      <text:p text:style-name="P98"/>
      <text:p text:style-name="P98"><text:tab/></text:p>
      <text:p text:style-name="P215"/>
      <text:h text:style-name="P195" text:outline-level="1"><text:bookmark-start text:name="__RefHeading___Toc819_1694642060"/>5. Glossaire<text:bookmark-end text:name="__RefHeading___Toc819_1694642060"/></text:h>
      <text:p text:style-name="P153">→ <text:span text:style-name="T11">CMS </text:span>: <text:span text:style-name="T11">C</text:span>ontent <text:span text:style-name="T11">M</text:span>anagement <text:span text:style-name="T11">S</text:span>ystem, <text:span text:style-name="T233">un Système de Gestion de Contenu.</text:span></text:p>
      <text:p text:style-name="P152"/>
      <text:p text:style-name="P119">→ <text:span text:style-name="T11">CSS</text:span><text:span text:style-name="T65"> </text:span>: <text:span text:style-name="T11">C</text:span>ascading <text:span text:style-name="T11">S</text:span>tyle<text:span text:style-name="T11">S</text:span>heet, permet de définir le style visuel d’une page HTML (placement et taille des éléments, marges, couleurs, …).</text:p>
      <text:p text:style-name="P119"/>
      <text:p text:style-name="P110">→ <text:span text:style-name="T11">Framework</text:span><text:span text:style-name="T65">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39">https://fr.wikipedia.org/wiki/Framework</text:span></text:a>.</text:p>
      <text:p text:style-name="P110"/>
      <text:p text:style-name="P107">→ <text:span text:style-name="T11">Git </text:span>: Logiciel de gestion de version – <text:a xlink:type="simple" xlink:href="https://git-scm.com/" text:style-name="Internet_20_link" text:visited-style-name="Visited_20_Internet_20_Link">https://git-scm.com</text:a>.</text:p>
      <text:p text:style-name="P69"/>
      <text:p text:style-name="P111">→ <text:span text:style-name="T12">GitKraken </text:span><text:span text:style-name="T140">: Interface graphique dédiée à la gestion de projets versionnés grâce au programme git </text:span>–<text:span text:style-name="T140"> </text:span><text:a xlink:type="simple" xlink:href="https://www.gitkraken.com/" text:style-name="Internet_20_link" text:visited-style-name="Visited_20_Internet_20_Link"><text:span text:style-name="T140">https://www.gitkraken.com</text:span></text:a><text:span text:style-name="T140">.</text:span></text:p>
      <text:p text:style-name="P111"/>
      <text:p text:style-name="P112"><text:span text:style-name="T13">→</text:span><text:span text:style-name="T69">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38">https://gogs.io</text:span></text:a><text:span text:style-name="T138">.</text:span></text:p>
      <text:p text:style-name="P70"/>
      <text:p text:style-name="P112">→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38">https://fr.wikipedia.org/wiki/HTML</text:span></text:a>.</text:p>
      <text:p text:style-name="P70"/>
      <text:p text:style-name="P109">→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37">https://fr.wikipedia.org/wiki/JavaScript</text:span></text:a>.</text:p>
      <text:p text:style-name="P109"/>
      <text:p text:style-name="P113">→<text:span text:style-name="T65"> </text:span><text:span text:style-name="T11">JSDoc </text:span>: <text:span text:style-name="T143">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43">http://usejsdoc.org</text:span></text:a><text:span text:style-name="T143">.</text:span></text:p>
      <text:p text:style-name="P113"/>
      <text:p text:style-name="P108">→ <text:span text:style-name="T11">JSON </text:span>: Format d’<text:span text:style-name="T145">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36">https://fr.wikipedia.org/wiki/JSON</text:span></text:a><text:span text:style-name="T136">.</text:span></text:p>
      <text:p text:style-name="P108"/>
      <text:p text:style-name="P114"><text:soft-page-break/>→ <text:span text:style-name="T11">Lar</text:span><text:span text:style-name="T13">av</text:span><text:span text:style-name="T11">el</text:span> : <text:span text:style-name="T144">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44">https://laravel.com</text:span></text:a><text:span text:style-name="T144">.</text:span></text:p>
      <text:p text:style-name="P114"/>
      <text:p text:style-name="P115">→ <text:span text:style-name="T11">Node.js</text:span> : <text:span text:style-name="T149">Environnement permettant d’exécuter du JavaScript côté serveur</text:span> <text:span text:style-name="T135">– </text:span><text:a xlink:type="simple" xlink:href="https://nodejs.org/" text:style-name="Internet_20_link" text:visited-style-name="Visited_20_Internet_20_Link"><text:span text:style-name="T135">https://nodejs.org</text:span></text:a><text:span text:style-name="T135">. </text:span></text:p>
      <text:p text:style-name="P115"/>
      <text:p text:style-name="P116">→ <text:span text:style-name="T11">PHP</text:span> : <text:span text:style-name="T15">P</text:span><text:span text:style-name="T148">HP </text:span><text:span text:style-name="T15">H</text:span><text:span text:style-name="T148">yperText </text:span><text:span text:style-name="T15">P</text:span><text:span text:style-name="T148">reprocessor, langage utilisé pour générer de l’HTML</text:span> <text:span text:style-name="T135">– </text:span><text:a xlink:type="simple" xlink:href="http://php.net/" text:style-name="Internet_20_link" text:visited-style-name="Visited_20_Internet_20_Link"><text:span text:style-name="T135">http://php.net</text:span></text:a><text:span text:style-name="T135">.</text:span></text:p>
      <text:p text:style-name="P116"/>
      <text:p text:style-name="P116">→ <text:span text:style-name="T13">Sami</text:span><text:span text:style-name="T142"> : Un générateur de documentation de code PHP – </text:span><text:a xlink:type="simple" xlink:href="https://github.com/FriendsOfPHP/Sami" text:style-name="Internet_20_link" text:visited-style-name="Visited_20_Internet_20_Link"><text:span text:style-name="T142">https://github.com/FriendsOfPHP/Sami</text:span></text:a><text:span text:style-name="T142">. </text:span></text:p>
      <text:p text:style-name="P116"/>
      <text:p text:style-name="P117">→ <text:span text:style-name="T11">SCSS </text:span><text:span text:style-name="T14">(Sass)</text:span><text:span text:style-name="T11"> </text:span>: <text:span text:style-name="T146">Pré-processeur CSS qui permet une écriture plus simple et plus organisé de code CSS, et qui sera ensuite compilé en CSS – </text:span><text:a xlink:type="simple" xlink:href="http://sass-lang.com/" text:style-name="Internet_20_link" text:visited-style-name="Visited_20_Internet_20_Link"><text:span text:style-name="T146">http://sass-lang.com</text:span></text:a><text:span text:style-name="T146">. </text:span></text:p>
      <text:p text:style-name="P117"/>
      <text:p text:style-name="P118">→ <text:span text:style-name="T11">VueJS</text:span> : <text:span text:style-name="T147">Framework JavaScript permettant de créer des interfaces web interactives en utilisant le principe de composants webs – </text:span><text:a xlink:type="simple" xlink:href="https://vuejs.org/" text:style-name="Internet_20_link" text:visited-style-name="Visited_20_Internet_20_Link"><text:span text:style-name="T147">https://vuejs.org</text:span></text:a><text:span text:style-name="T147">. </text:span></text:p>
      <text:p text:style-name="P118"/>
      <text:p text:style-name="P118">→ <text:span text:style-name="T11">Webpack</text:span> : <text:span text:style-name="T147">Empaqueteur <text:tab/>de code JavaScript reposant sur le principe des modules JavaScript – </text:span><text:a xlink:type="simple" xlink:href="https://webpack.js.org/" text:style-name="Internet_20_link" text:visited-style-name="Visited_20_Internet_20_Link"><text:span text:style-name="T147">https://webpack.js.org</text:span></text:a><text:span text:style-name="T147">. </text:span></text:p>
      <text:p text:style-name="P125"/>
      <text:h text:style-name="P196" text:outline-level="1"><text:bookmark-start text:name="__RefHeading___Toc2138_1254701720"/>6. Bibliographie<text:bookmark-end text:name="__RefHeading___Toc2138_1254701720"/></text:h>
      <text:list xml:id="list2582118093520835159" text:style-name="L12">
        <text:list-item>
          <text:p text:style-name="P236"><text:a xlink:type="simple" xlink:href="http://www.sailing-up.com/" text:style-name="Internet_20_link" text:visited-style-name="Visited_20_Internet_20_Link">http://www.sailing-up.com</text:a></text:p>
        </text:list-item>
        <text:list-item>
          <text:p text:style-name="P237"><text:a xlink:type="simple" xlink:href="https://developer.mozilla.org/en-US/" text:style-name="Internet_20_link" text:visited-style-name="Visited_20_Internet_20_Link">https://developer.mozilla.org/en-US</text:a></text:p>
        </text:list-item>
        <text:list-item>
          <text:p text:style-name="P237"><text:a xlink:type="simple" xlink:href="https://vuejs.org/" text:style-name="Internet_20_link" text:visited-style-name="Visited_20_Internet_20_Link">https://vuejs.org</text:a></text:p>
        </text:list-item>
        <text:list-item>
          <text:p text:style-name="P237"><text:a xlink:type="simple" xlink:href="http://www.php.net/" text:style-name="Internet_20_link" text:visited-style-name="Visited_20_Internet_20_Link">http://www.php.net</text:a></text:p>
        </text:list-item>
        <text:list-item>
          <text:p text:style-name="P237"><text:a xlink:type="simple" xlink:href="https://laravel.com/" text:style-name="Internet_20_link" text:visited-style-name="Visited_20_Internet_20_Link">https://laravel.com</text:a></text:p>
        </text:list-item>
        <text:list-item>
          <text:p text:style-name="P237"><text:a xlink:type="simple" xlink:href="https://github.com/" text:style-name="Internet_20_link" text:visited-style-name="Visited_20_Internet_20_Link">https://github.com</text:a></text:p>
        </text:list-item>
      </text:list>
      <text:p text:style-name="P68"/>
      <text:p text:style-name="P68"/>
      <text:p text:style-name="P216"/>
      <text:h text:style-name="P197"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46"><text:tab/>Avec le code PHP suivant, nous avons créé une interface de sélections de fichiers <text:span text:style-name="T11">HTML</text:span> et de fichiers <text:span text:style-name="T11">images</text:span><text:span text:style-name="T65">, ayant une taille inférieure à </text:span><text:span text:style-name="T11">4 Mo </text:span><text:span text:style-name="T32">(4096 Ko)</text:span><text:span text:style-name="T65">.</text:span></text:p>
      <text:p text:style-name="P53"><draw:frame draw:style-name="fr10" draw:name="Image27" text:anchor-type="paragraph" svg:width="17cm" svg:height="6.992cm" draw:z-index="24"><draw:image xlink:href="Pictures/100002010000053900000226410F064F95DD6892.png" xlink:type="simple" xlink:show="embed" xlink:actuate="onLoad"/></draw:frame>Code PHP</text:p>
      <text:p text:style-name="P138"><draw:frame draw:style-name="fr12" draw:name="Image28" text:anchor-type="paragraph" svg:width="17cm" svg:height="7.181cm" draw:z-index="25"><draw:image xlink:href="Pictures/1000020100000401000001B1DF76C3D42E9F3E75.png" xlink:type="simple" xlink:show="embed" xlink:actuate="onLoad"/></draw:frame>Rendu dans l’éditeur de composant</text:p>
      <text:p text:style-name="P81"/>
      <text:p text:style-name="P81"/>
      <text:p text:style-name="P81"/>
      <text:p text:style-name="P81"/>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29"><draw:frame draw:style-name="fr15" draw:name="Image29" text:anchor-type="paragraph" svg:x="4.725cm" svg:y="2.101cm" svg:width="7.551cm" svg:height="4.558cm" draw:z-index="26"><draw:image xlink:href="Pictures/100002010000021400000141B6C898090E11FCE9.png" xlink:type="simple" xlink:show="embed" xlink:actuate="onLoad"/></draw:frame><text:tab/><text:span text:style-name="T202">Avec le code PHP suivant, nous avons créé une interface de sélection et de modification d’images. En ouvrant l’Explorateur de Fichiers, </text:span><text:span text:style-name="T37">seules les images</text:span><text:span text:style-name="T202"> s’afficheront afin de faciliter la sélection. Il est possible de limiter la sélection de fichiers via des options.</text:span></text:p>
      <text:p text:style-name="P138">Code PHP</text:p>
      <text:p text:style-name="P138"><draw:frame draw:style-name="fr26" draw:name="Image30" text:anchor-type="paragraph" svg:y="0.086cm" svg:width="16.981cm" svg:height="13.862cm" draw:z-index="27"><draw:image xlink:href="Pictures/100002010000040100000300B7DD033506184973.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03">Interface pour gérer une liste de liens. Il est possible de limiter le nombre de liens via les options.</text:span></text:p>
      <text:p text:style-name="P140"><draw:frame draw:style-name="fr27" draw:name="Image31" text:anchor-type="paragraph" svg:width="17cm" svg:height="6.466cm" draw:z-index="28"><draw:image xlink:href="Pictures/10000201000003660000014BEFFC7091720ECAB2.png" xlink:type="simple" xlink:show="embed" xlink:actuate="onLoad"/></draw:frame><draw:frame draw:style-name="fr15" draw:name="Image32" text:anchor-type="paragraph" svg:x="0cm" svg:y="7.519cm" svg:width="17cm" svg:height="6.191cm" draw:z-index="29"><draw:image xlink:href="Pictures/10000201000003E20000016AE93E14BE369C1975.png" xlink:type="simple" xlink:show="embed" xlink:actuate="onLoad"/></draw:frame>Code PHP</text:p>
      <text:p text:style-name="P139">Rendu dans l’éditeur de composant</text:p>
      <text:p text:style-name="Text_20_body"/>
      <text:p text:style-name="Text_20_body"/>
      <text:h text:style-name="P189" text:outline-level="2"><text:bookmark-start text:name="__RefHeading___Toc17209_1741802871"/><text:reference-mark-start text:name="7.4. Partie publique"/>7.4. Partie publique<text:bookmark-end text:name="__RefHeading___Toc17209_1741802871"/><text:reference-mark-end text:name="7.4. Partie publique"/></text:h>
      <text:p text:style-name="P85"><draw:frame draw:style-name="fr28" draw:name="Image41" text:anchor-type="paragraph" svg:width="17cm" svg:height="15.642cm" draw:z-index="45"><draw:image xlink:href="Pictures/10000201000003D1000003834B0D7CDD5D54F1B0.png" xlink:type="simple" xlink:show="embed" xlink:actuate="onLoad"/></draw:frame></text:p>
      <text:h text:style-name="P189"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85"><draw:frame draw:style-name="fr28" draw:name="Image40" text:anchor-type="paragraph" svg:width="17cm" svg:height="14.677cm" draw:z-index="44"><draw:image xlink:href="Pictures/1000020100000443000003AEB0BC927CA8E1DB36.png" xlink:type="simple" xlink:show="embed" xlink:actuate="onLoad"/></draw:frame></text:p>
      <text:p text:style-name="P85"/>
      <table:table table:name="Tableau7" table:style-name="Tableau7">
        <table:table-column table:style-name="Tableau7.A"/>
        <table:table-row>
          <table:table-cell table:style-name="Tableau7.A1" office:value-type="string">
            <text:p text:style-name="P100"><text:s text:c="3"/><text:span text:style-name="T11"><text:s/>Résumé en français :</text:span><text:line-break/></text:p>
            <text:p text:style-name="P62"><text:span text:style-name="T244"><text:s text:c="8"/>Travaillant au sein de l’entreprise </text:span><text:span text:style-name="T164">Sailing communication &amp; technologies</text:span><text:span text:style-name="T244"> dont une partie se situe à Vienne, ayant pour rôle de développer NinaCMS, un éditeur visuel de site web pouvant s’intégrer ou non dans WordPress, et offrant une interface d’administration simple et interactive.</text:span></text:p>
            <text:p text:style-name="P135"/>
            <text:p text:style-name="P159"><text:s text:c="6"/>Pour la partie PHP, utilisation des services et de l’injection de dépendances. Pour la partie administration, utilisation de VueJS, de jQuery, et de Webpack pour empaqueter correctement le tout.</text:p>
            <text:p text:style-name="P160"><text:s text:c="8"/>Écriture de traductions françaises et anglaises, rédaction d’une documentation et écriture de quelques tests unitaires.</text:p>
            <text:p text:style-name="P136"><text:line-break/></text:p>
            <text:p text:style-name="P57"/>
            <text:p text:style-name="Text_20_body"/>
            <text:p text:style-name="Text_20_body"/>
            <text:p text:style-name="Text_20_body"/>
            <text:p text:style-name="Text_20_body"/>
          </table:table-cell>
        </table:table-row>
      </table:table>
      <text:p text:style-name="P68"/>
      <table:table table:name="Tableau8" table:style-name="Tableau8">
        <table:table-column table:style-name="Tableau8.A"/>
        <table:table-row>
          <table:table-cell table:style-name="Tableau8.A1" office:value-type="string">
            <text:p text:style-name="Text_20_body"><text:s text:c="4"/><text:span text:style-name="T56">Mots clés :</text:span></text:p>
            <text:p text:style-name="P57"><text:line-break/> <text:s text:c="7"/>Éditeur visuel de site web, WYSIWYG (What You See is What You Get), interactivité, CMS, Composants, explorateur de composants, explorateur de fichiers, drag &amp; drop, <text:span text:style-name="T247">PHP, MySQL, Twig, Node.js, git, VueJS, webpack.</text:span></text:p>
            <text:p text:style-name="P57"/>
            <text:p text:style-name="Text_20_body"/>
          </table:table-cell>
        </table:table-row>
      </table:table>
      <text:p text:style-name="P68"/>
      <table:table table:name="Tableau9" table:style-name="Tableau9">
        <table:table-column table:style-name="Tableau9.A"/>
        <table:table-row>
          <table:table-cell table:style-name="Tableau9.A1" office:value-type="string">
            <text:p text:style-name="P99"><text:span text:style-name="T11"><text:s text:c="4"/></text:span><text:span text:style-name="T56">Matériel / logiciels / méthodes utilisé(e)s :</text:span></text:p>
            <text:list xml:id="list910250912711936780" text:style-name="L13">
              <text:list-item>
                <text:p text:style-name="P238">Ordinateur de l’entreprise configuré sous Ubuntu, deux écrans, une souris et un clavier,</text:p>
              </text:list-item>
              <text:list-item>
                <text:p text:style-name="P238">PhpStorm, Apache, Node.js, git, GitKraken, Google Chrome, Moz://a Firefox, Opera,</text:p>
              </text:list-item>
              <text:list-item>
                <text:p text:style-name="P238">Méthode agile avec pour client mon maître d’apprentissage, car je développais un produit pour le compte de l’entreprise.</text:p>
              </text:list-item>
            </text:list>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28</text:page-number> <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3</text:page-number> <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 <text:span text:style-name="MT3">sur </text:span><text:span text:style-name="MT3"><text:page-count>44</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6T20:53:13.672173344</dc:date>
    <meta:editing-duration>P8DT23H31M50S</meta:editing-duration>
    <meta:editing-cycles>541</meta:editing-cycles>
    <meta:document-statistic meta:table-count="25" meta:image-count="86" meta:object-count="0" meta:page-count="44" meta:paragraph-count="398" meta:word-count="5927" meta:character-count="37134" meta:non-whitespace-character-count="31326"/>
  </office:meta>
</office:document-meta>
</file>